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27.16cm" table:align="left" style:writing-mode="lr-tb"/>
    </style:style>
    <style:style style:name="Tabla1.A" style:family="table-column">
      <style:table-column-properties style:column-width="4.15cm"/>
    </style:style>
    <style:style style:name="Tabla1.B" style:family="table-column">
      <style:table-column-properties style:column-width="23.0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27.16cm" table:align="left" style:writing-mode="lr-tb"/>
    </style:style>
    <style:style style:name="Tabla2.A" style:family="table-column">
      <style:table-column-properties style:column-width="13.257cm"/>
    </style:style>
    <style:style style:name="Tabla2.B" style:family="table-column">
      <style:table-column-properties style:column-width="13.90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27.16cm" table:align="left" style:writing-mode="lr-tb"/>
    </style:style>
    <style:style style:name="Tabla3.A" style:family="table-column">
      <style:table-column-properties style:column-width="4.15cm"/>
    </style:style>
    <style:style style:name="Tabla3.B" style:family="table-column">
      <style:table-column-properties style:column-width="23.0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27.16cm" table:align="left" style:writing-mode="lr-tb"/>
    </style:style>
    <style:style style:name="Tabla4.A" style:family="table-column">
      <style:table-column-properties style:column-width="13.257cm"/>
    </style:style>
    <style:style style:name="Tabla4.B" style:family="table-column">
      <style:table-column-properties style:column-width="13.903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27.16cm" table:align="left" style:writing-mode="lr-tb"/>
    </style:style>
    <style:style style:name="Tabla5.A" style:family="table-column">
      <style:table-column-properties style:column-width="4.15cm"/>
    </style:style>
    <style:style style:name="Tabla5.B" style:family="table-column">
      <style:table-column-properties style:column-width="23.0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27.16cm" table:align="left" style:writing-mode="lr-tb"/>
    </style:style>
    <style:style style:name="Tabla6.A" style:family="table-column">
      <style:table-column-properties style:column-width="13.257cm"/>
    </style:style>
    <style:style style:name="Tabla6.B" style:family="table-column">
      <style:table-column-properties style:column-width="13.903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27.16cm" table:align="left" style:writing-mode="lr-tb"/>
    </style:style>
    <style:style style:name="Tabla7.A" style:family="table-column">
      <style:table-column-properties style:column-width="4.15cm"/>
    </style:style>
    <style:style style:name="Tabla7.B" style:family="table-column">
      <style:table-column-properties style:column-width="23.01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27.16cm" table:align="left" style:writing-mode="lr-tb"/>
    </style:style>
    <style:style style:name="Tabla8.A" style:family="table-column">
      <style:table-column-properties style:column-width="13.257cm"/>
    </style:style>
    <style:style style:name="Tabla8.B" style:family="table-column">
      <style:table-column-properties style:column-width="13.903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27.16cm" table:align="left" style:writing-mode="lr-tb"/>
    </style:style>
    <style:style style:name="Tabla9.A" style:family="table-column">
      <style:table-column-properties style:column-width="4.15cm"/>
    </style:style>
    <style:style style:name="Tabla9.B" style:family="table-column">
      <style:table-column-properties style:column-width="23.01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27.16cm" table:align="left" style:writing-mode="lr-tb"/>
    </style:style>
    <style:style style:name="Tabla10.A" style:family="table-column">
      <style:table-column-properties style:column-width="13.257cm"/>
    </style:style>
    <style:style style:name="Tabla10.B" style:family="table-column">
      <style:table-column-properties style:column-width="13.903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27.16cm" table:align="left" style:writing-mode="lr-tb"/>
    </style:style>
    <style:style style:name="Tabla11.A" style:family="table-column">
      <style:table-column-properties style:column-width="4.15cm"/>
    </style:style>
    <style:style style:name="Tabla11.B" style:family="table-column">
      <style:table-column-properties style:column-width="23.01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27.16cm" table:align="left" style:writing-mode="lr-tb"/>
    </style:style>
    <style:style style:name="Tabla12.A" style:family="table-column">
      <style:table-column-properties style:column-width="13.257cm"/>
    </style:style>
    <style:style style:name="Tabla12.B" style:family="table-column">
      <style:table-column-properties style:column-width="13.903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27.16cm" table:align="left" style:writing-mode="lr-tb"/>
    </style:style>
    <style:style style:name="Tabla13.A" style:family="table-column">
      <style:table-column-properties style:column-width="4.15cm"/>
    </style:style>
    <style:style style:name="Tabla13.B" style:family="table-column">
      <style:table-column-properties style:column-width="23.01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27.16cm" table:align="left" style:writing-mode="lr-tb"/>
    </style:style>
    <style:style style:name="Tabla14.A" style:family="table-column">
      <style:table-column-properties style:column-width="13.257cm"/>
    </style:style>
    <style:style style:name="Tabla14.B" style:family="table-column">
      <style:table-column-properties style:column-width="13.903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27.16cm" table:align="left" style:writing-mode="lr-tb"/>
    </style:style>
    <style:style style:name="Tabla15.A" style:family="table-column">
      <style:table-column-properties style:column-width="4.15cm"/>
    </style:style>
    <style:style style:name="Tabla15.B" style:family="table-column">
      <style:table-column-properties style:column-width="23.01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27.16cm" table:align="left" style:writing-mode="lr-tb"/>
    </style:style>
    <style:style style:name="Tabla16.A" style:family="table-column">
      <style:table-column-properties style:column-width="13.257cm"/>
    </style:style>
    <style:style style:name="Tabla16.B" style:family="table-column">
      <style:table-column-properties style:column-width="13.903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27.16cm" table:align="left" style:writing-mode="lr-tb"/>
    </style:style>
    <style:style style:name="Tabla17.A" style:family="table-column">
      <style:table-column-properties style:column-width="4.15cm"/>
    </style:style>
    <style:style style:name="Tabla17.B" style:family="table-column">
      <style:table-column-properties style:column-width="23.01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27.16cm" table:align="left" style:writing-mode="lr-tb"/>
    </style:style>
    <style:style style:name="Tabla18.A" style:family="table-column">
      <style:table-column-properties style:column-width="13.257cm"/>
    </style:style>
    <style:style style:name="Tabla18.B" style:family="table-column">
      <style:table-column-properties style:column-width="13.903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27.16cm" table:align="left" style:writing-mode="lr-tb"/>
    </style:style>
    <style:style style:name="Tabla19.A" style:family="table-column">
      <style:table-column-properties style:column-width="4.15cm"/>
    </style:style>
    <style:style style:name="Tabla19.B" style:family="table-column">
      <style:table-column-properties style:column-width="23.01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27.16cm" table:align="left" style:writing-mode="lr-tb"/>
    </style:style>
    <style:style style:name="Tabla20.A" style:family="table-column">
      <style:table-column-properties style:column-width="13.257cm"/>
    </style:style>
    <style:style style:name="Tabla20.B" style:family="table-column">
      <style:table-column-properties style:column-width="13.903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27.16cm" table:align="left" style:writing-mode="lr-tb"/>
    </style:style>
    <style:style style:name="Tabla21.A" style:family="table-column">
      <style:table-column-properties style:column-width="4.15cm"/>
    </style:style>
    <style:style style:name="Tabla21.B" style:family="table-column">
      <style:table-column-properties style:column-width="23.01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27.16cm" table:align="left" style:writing-mode="lr-tb"/>
    </style:style>
    <style:style style:name="Tabla22.A" style:family="table-column">
      <style:table-column-properties style:column-width="13.257cm"/>
    </style:style>
    <style:style style:name="Tabla22.B" style:family="table-column">
      <style:table-column-properties style:column-width="13.903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27.16cm" table:align="left" style:writing-mode="lr-tb"/>
    </style:style>
    <style:style style:name="Tabla23.A" style:family="table-column">
      <style:table-column-properties style:column-width="4.15cm"/>
    </style:style>
    <style:style style:name="Tabla23.B" style:family="table-column">
      <style:table-column-properties style:column-width="23.01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27.16cm" table:align="left" style:writing-mode="lr-tb"/>
    </style:style>
    <style:style style:name="Tabla24.A" style:family="table-column">
      <style:table-column-properties style:column-width="13.257cm"/>
    </style:style>
    <style:style style:name="Tabla24.B" style:family="table-column">
      <style:table-column-properties style:column-width="13.903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27.16cm" table:align="left" style:writing-mode="lr-tb"/>
    </style:style>
    <style:style style:name="Tabla25.A" style:family="table-column">
      <style:table-column-properties style:column-width="4.15cm"/>
    </style:style>
    <style:style style:name="Tabla25.B" style:family="table-column">
      <style:table-column-properties style:column-width="23.01cm"/>
    </style:style>
    <style:style style:name="Tabla25.A1" style:family="table-cell">
      <style:table-cell-properties style:vertical-align="middle" fo:padding="0.049cm" fo:border="none"/>
    </style:style>
    <style:style style:name="Tabla26" style:family="table">
      <style:table-properties style:width="27.16cm" table:align="left" style:writing-mode="lr-tb"/>
    </style:style>
    <style:style style:name="Tabla26.A" style:family="table-column">
      <style:table-column-properties style:column-width="13.257cm"/>
    </style:style>
    <style:style style:name="Tabla26.B" style:family="table-column">
      <style:table-column-properties style:column-width="13.903cm"/>
    </style:style>
    <style:style style:name="Tabla26.A1" style:family="table-cell">
      <style:table-cell-properties style:vertical-align="middle" fo:padding="0.049cm" fo:border="none"/>
    </style:style>
    <style:style style:name="Tabla27" style:family="table">
      <style:table-properties style:width="27.16cm" table:align="left" style:writing-mode="lr-tb"/>
    </style:style>
    <style:style style:name="Tabla27.A" style:family="table-column">
      <style:table-column-properties style:column-width="4.15cm"/>
    </style:style>
    <style:style style:name="Tabla27.B" style:family="table-column">
      <style:table-column-properties style:column-width="23.01cm"/>
    </style:style>
    <style:style style:name="Tabla27.A1" style:family="table-cell">
      <style:table-cell-properties style:vertical-align="middle" fo:padding="0.049cm" fo:border="none"/>
    </style:style>
    <style:style style:name="Tabla28" style:family="table">
      <style:table-properties style:width="27.16cm" table:align="left" style:writing-mode="lr-tb"/>
    </style:style>
    <style:style style:name="Tabla28.A" style:family="table-column">
      <style:table-column-properties style:column-width="13.257cm"/>
    </style:style>
    <style:style style:name="Tabla28.B" style:family="table-column">
      <style:table-column-properties style:column-width="13.903cm"/>
    </style:style>
    <style:style style:name="Tabla28.A1" style:family="table-cell">
      <style:table-cell-properties style:vertical-align="middle" fo:padding="0.049cm" fo:border="none"/>
    </style:style>
    <style:style style:name="Tabla29" style:family="table">
      <style:table-properties style:width="27.16cm" table:align="left" style:writing-mode="lr-tb"/>
    </style:style>
    <style:style style:name="Tabla29.A" style:family="table-column">
      <style:table-column-properties style:column-width="4.15cm"/>
    </style:style>
    <style:style style:name="Tabla29.B" style:family="table-column">
      <style:table-column-properties style:column-width="23.01cm"/>
    </style:style>
    <style:style style:name="Tabla29.A1" style:family="table-cell">
      <style:table-cell-properties style:vertical-align="middle" fo:padding="0.049cm" fo:border="none"/>
    </style:style>
    <style:style style:name="Tabla30" style:family="table">
      <style:table-properties style:width="27.16cm" table:align="left" style:writing-mode="lr-tb"/>
    </style:style>
    <style:style style:name="Tabla30.A" style:family="table-column">
      <style:table-column-properties style:column-width="13.257cm"/>
    </style:style>
    <style:style style:name="Tabla30.B" style:family="table-column">
      <style:table-column-properties style:column-width="13.903cm"/>
    </style:style>
    <style:style style:name="Tabla30.A1" style:family="table-cell">
      <style:table-cell-properties style:vertical-align="middle" fo:padding="0.049cm" fo:border="none"/>
    </style:style>
    <style:style style:name="Tabla31" style:family="table">
      <style:table-properties style:width="27.16cm" table:align="left" style:writing-mode="lr-tb"/>
    </style:style>
    <style:style style:name="Tabla31.A" style:family="table-column">
      <style:table-column-properties style:column-width="4.15cm"/>
    </style:style>
    <style:style style:name="Tabla31.B" style:family="table-column">
      <style:table-column-properties style:column-width="23.01cm"/>
    </style:style>
    <style:style style:name="Tabla31.A1" style:family="table-cell">
      <style:table-cell-properties style:vertical-align="middle" fo:padding="0.049cm" fo:border="none"/>
    </style:style>
    <style:style style:name="Tabla32" style:family="table">
      <style:table-properties style:width="27.16cm" table:align="left" style:writing-mode="lr-tb"/>
    </style:style>
    <style:style style:name="Tabla32.A" style:family="table-column">
      <style:table-column-properties style:column-width="13.257cm"/>
    </style:style>
    <style:style style:name="Tabla32.B" style:family="table-column">
      <style:table-column-properties style:column-width="13.903cm"/>
    </style:style>
    <style:style style:name="Tabla32.A1" style:family="table-cell">
      <style:table-cell-properties style:vertical-align="middle" fo:padding="0.049cm" fo:border="none"/>
    </style:style>
    <style:style style:name="Tabla33" style:family="table">
      <style:table-properties style:width="27.16cm" table:align="left" style:writing-mode="lr-tb"/>
    </style:style>
    <style:style style:name="Tabla33.A" style:family="table-column">
      <style:table-column-properties style:column-width="4.15cm"/>
    </style:style>
    <style:style style:name="Tabla33.B" style:family="table-column">
      <style:table-column-properties style:column-width="23.01cm"/>
    </style:style>
    <style:style style:name="Tabla33.A1" style:family="table-cell">
      <style:table-cell-properties style:vertical-align="middle" fo:padding="0.049cm" fo:border="none"/>
    </style:style>
    <style:style style:name="Tabla34" style:family="table">
      <style:table-properties style:width="27.16cm" table:align="left" style:writing-mode="lr-tb"/>
    </style:style>
    <style:style style:name="Tabla34.A" style:family="table-column">
      <style:table-column-properties style:column-width="13.257cm"/>
    </style:style>
    <style:style style:name="Tabla34.B" style:family="table-column">
      <style:table-column-properties style:column-width="13.903cm"/>
    </style:style>
    <style:style style:name="Tabla34.A1" style:family="table-cell">
      <style:table-cell-properties style:vertical-align="middle" fo:padding="0.049cm" fo:border="none"/>
    </style:style>
    <style:style style:name="Tabla35" style:family="table">
      <style:table-properties style:width="27.16cm" table:align="left" style:writing-mode="lr-tb"/>
    </style:style>
    <style:style style:name="Tabla35.A" style:family="table-column">
      <style:table-column-properties style:column-width="4.15cm"/>
    </style:style>
    <style:style style:name="Tabla35.B" style:family="table-column">
      <style:table-column-properties style:column-width="23.01cm"/>
    </style:style>
    <style:style style:name="Tabla35.A1" style:family="table-cell">
      <style:table-cell-properties style:vertical-align="middle" fo:padding="0.049cm" fo:border="none"/>
    </style:style>
    <style:style style:name="Tabla36" style:family="table">
      <style:table-properties style:width="27.16cm" table:align="left" style:writing-mode="lr-tb"/>
    </style:style>
    <style:style style:name="Tabla36.A" style:family="table-column">
      <style:table-column-properties style:column-width="13.257cm"/>
    </style:style>
    <style:style style:name="Tabla36.B" style:family="table-column">
      <style:table-column-properties style:column-width="13.903cm"/>
    </style:style>
    <style:style style:name="Tabla36.A1" style:family="table-cell">
      <style:table-cell-properties style:vertical-align="middle" fo:padding="0.049cm" fo:border="none"/>
    </style:style>
    <style:style style:name="Tabla37" style:family="table">
      <style:table-properties style:width="27.16cm" table:align="left" style:writing-mode="lr-tb"/>
    </style:style>
    <style:style style:name="Tabla37.A" style:family="table-column">
      <style:table-column-properties style:column-width="4.15cm"/>
    </style:style>
    <style:style style:name="Tabla37.B" style:family="table-column">
      <style:table-column-properties style:column-width="23.01cm"/>
    </style:style>
    <style:style style:name="Tabla37.A1" style:family="table-cell">
      <style:table-cell-properties style:vertical-align="middle" fo:padding="0.049cm" fo:border="none"/>
    </style:style>
    <style:style style:name="Tabla38" style:family="table">
      <style:table-properties style:width="27.16cm" table:align="left" style:writing-mode="lr-tb"/>
    </style:style>
    <style:style style:name="Tabla38.A" style:family="table-column">
      <style:table-column-properties style:column-width="13.257cm"/>
    </style:style>
    <style:style style:name="Tabla38.B" style:family="table-column">
      <style:table-column-properties style:column-width="13.903cm"/>
    </style:style>
    <style:style style:name="Tabla38.A1" style:family="table-cell">
      <style:table-cell-properties style:vertical-align="middle" fo:padding="0.049cm" fo:border="none"/>
    </style:style>
    <style:style style:name="Tabla39" style:family="table">
      <style:table-properties style:width="27.16cm" table:align="left" style:writing-mode="lr-tb"/>
    </style:style>
    <style:style style:name="Tabla39.A" style:family="table-column">
      <style:table-column-properties style:column-width="4.15cm"/>
    </style:style>
    <style:style style:name="Tabla39.B" style:family="table-column">
      <style:table-column-properties style:column-width="23.01cm"/>
    </style:style>
    <style:style style:name="Tabla39.A1" style:family="table-cell">
      <style:table-cell-properties style:vertical-align="middle" fo:padding="0.049cm" fo:border="none"/>
    </style:style>
    <style:style style:name="Tabla40" style:family="table">
      <style:table-properties style:width="27.16cm" table:align="left" style:writing-mode="lr-tb"/>
    </style:style>
    <style:style style:name="Tabla40.A" style:family="table-column">
      <style:table-column-properties style:column-width="13.257cm"/>
    </style:style>
    <style:style style:name="Tabla40.B" style:family="table-column">
      <style:table-column-properties style:column-width="13.903cm"/>
    </style:style>
    <style:style style:name="Tabla40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" style:family="paragraph" style:parent-style-name="Standard">
      <style:text-properties style:font-name="arial" fo:font-size="18pt" style:font-size-asian="18pt" style:font-size-complex="18pt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style:font-size-asian="18pt" style:font-size-complex="18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8pt" style:font-size-asian="18pt" style:font-size-complex="18p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11e772" style:font-size-asian="18pt" style:font-size-complex="18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11e772" style:font-size-asian="18pt" style:font-size-complex="18p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156c5b" style:font-size-asian="18pt" style:font-size-complex="18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156c5b" style:font-size-asian="18pt" style:font-size-complex="18pt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rsid="00164ebb" officeooo:paragraph-rsid="00164ebb" style:font-size-asian="18pt" style:font-size-complex="18pt"/>
    </style:style>
    <style:style style:name="P1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164ebb" style:font-size-asian="18pt" style:font-size-complex="18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164ebb" style:font-size-asian="18pt" style:font-size-complex="18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11e772" style:font-size-asian="18pt" style:font-size-complex="18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156c5b" style:font-size-asian="18pt" style:font-size-complex="18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164ebb" style:font-size-asian="18pt" style:font-size-complex="18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18c677" style:font-size-asian="18pt" style:font-size-complex="18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1c57e1" style:font-size-asian="18pt" style:font-size-complex="18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1fadcd" style:font-size-asian="18pt" style:font-size-complex="18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219f2c" style:font-size-asian="18pt" style:font-size-complex="18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25ab67" style:font-size-asian="18pt" style:font-size-complex="18pt"/>
    </style:style>
    <style:style style:name="P2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rsid="0018c677" officeooo:paragraph-rsid="0018c677" style:font-size-asian="18pt" style:font-size-complex="18pt"/>
    </style:style>
    <style:style style:name="P2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18c677" style:font-size-asian="18pt" style:font-size-complex="18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18c677" style:font-size-asian="18pt" style:font-size-complex="18pt"/>
    </style:style>
    <style:style style:name="P2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1c57e1" style:font-size-asian="18pt" style:font-size-complex="18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1c57e1" style:font-size-asian="18pt" style:font-size-complex="18pt"/>
    </style:style>
    <style:style style:name="P2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1fadcd" style:font-size-asian="18pt" style:font-size-complex="18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1fadcd" style:font-size-asian="18pt" style:font-size-complex="18pt"/>
    </style:style>
    <style:style style:name="P2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219f2c" style:font-size-asian="18pt" style:font-size-complex="18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219f2c" style:font-size-asian="18pt" style:font-size-complex="18pt"/>
    </style:style>
    <style:style style:name="P2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25ab67" style:font-size-asian="18pt" style:font-size-complex="18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25ab67" style:font-size-asian="18pt" style:font-size-complex="18pt"/>
    </style:style>
    <style:style style:name="P31" style:family="paragraph" style:parent-style-name="Standard">
      <style:text-properties style:font-name="arial" fo:font-size="18pt" fo:font-weight="bold" officeooo:rsid="0011e772" officeooo:paragraph-rsid="0011e772" style:font-size-asian="18pt" style:font-weight-asian="bold" style:font-size-complex="18pt" style:font-weight-complex="bold"/>
    </style:style>
    <style:style style:name="P32" style:family="paragraph" style:parent-style-name="Standard">
      <style:text-properties style:font-name="arial" fo:font-size="18pt" fo:font-weight="bold" officeooo:rsid="0011e772" officeooo:paragraph-rsid="00156c5b" style:font-size-asian="18pt" style:font-weight-asian="bold" style:font-size-complex="18pt" style:font-weight-complex="bold"/>
    </style:style>
    <style:style style:name="P33" style:family="paragraph" style:parent-style-name="Standard">
      <style:text-properties style:font-name="arial" fo:font-size="18pt" fo:font-weight="bold" officeooo:rsid="0011e772" officeooo:paragraph-rsid="00164ebb" style:font-size-asian="18pt" style:font-weight-asian="bold" style:font-size-complex="18pt" style:font-weight-complex="bold"/>
    </style:style>
    <style:style style:name="P34" style:family="paragraph" style:parent-style-name="Standard">
      <style:text-properties style:font-name="arial" fo:font-size="18pt" fo:font-weight="bold" officeooo:rsid="0011e772" officeooo:paragraph-rsid="0018c677" style:font-size-asian="18pt" style:font-weight-asian="bold" style:font-size-complex="18pt" style:font-weight-complex="bold"/>
    </style:style>
    <style:style style:name="P35" style:family="paragraph" style:parent-style-name="Standard">
      <style:text-properties style:font-name="arial" fo:font-size="18pt" fo:font-weight="bold" officeooo:rsid="0011e772" officeooo:paragraph-rsid="001c57e1" style:font-size-asian="18pt" style:font-weight-asian="bold" style:font-size-complex="18pt" style:font-weight-complex="bold"/>
    </style:style>
    <style:style style:name="P36" style:family="paragraph" style:parent-style-name="Standard">
      <style:text-properties style:font-name="arial" fo:font-size="18pt" fo:font-weight="bold" officeooo:rsid="0011e772" officeooo:paragraph-rsid="001fadcd" style:font-size-asian="18pt" style:font-weight-asian="bold" style:font-size-complex="18pt" style:font-weight-complex="bold"/>
    </style:style>
    <style:style style:name="P37" style:family="paragraph" style:parent-style-name="Standard">
      <style:text-properties style:font-name="arial" fo:font-size="18pt" fo:font-weight="bold" officeooo:rsid="0011e772" officeooo:paragraph-rsid="00219f2c" style:font-size-asian="18pt" style:font-weight-asian="bold" style:font-size-complex="18pt" style:font-weight-complex="bold"/>
    </style:style>
    <style:style style:name="P38" style:family="paragraph" style:parent-style-name="Standard">
      <style:text-properties style:font-name="arial" fo:font-size="18pt" fo:font-weight="bold" officeooo:rsid="0011e772" officeooo:paragraph-rsid="0025ab67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style:font-size-asian="18pt" style:font-size-complex="18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style:font-size-asian="18pt" style:font-size-complex="18pt"/>
    </style:style>
    <style:style style:name="P4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11e772" style:font-size-asian="18pt" style:font-size-complex="18pt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11e772" style:font-size-asian="18pt" style:font-size-complex="18pt"/>
    </style:style>
    <style:style style:name="P4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156c5b" style:font-size-asian="18pt" style:font-size-complex="18pt"/>
    </style:style>
    <style:style style:name="P4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164ebb" style:font-size-asian="18pt" style:font-size-complex="18pt"/>
    </style:style>
    <style:style style:name="P4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18c677" style:font-size-asian="18pt" style:font-size-complex="18pt"/>
    </style:style>
    <style:style style:name="P4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1a7986" style:font-size-asian="18pt" style:font-size-complex="18pt"/>
    </style:style>
    <style:style style:name="P4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1c57e1" style:font-size-asian="18pt" style:font-size-complex="18pt"/>
    </style:style>
    <style:style style:name="P4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1fadcd" style:font-size-asian="18pt" style:font-size-complex="18pt"/>
    </style:style>
    <style:style style:name="P4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219f2c" style:font-size-asian="18pt" style:font-size-complex="18pt"/>
    </style:style>
    <style:style style:name="P5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25ab67" style:font-size-asian="18pt" style:font-size-complex="18pt"/>
    </style:style>
    <style:style style:name="P5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156c5b" style:font-size-asian="18pt" style:font-size-complex="18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156c5b" style:font-size-asian="18pt" style:font-size-complex="18pt"/>
    </style:style>
    <style:style style:name="P5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164ebb" style:font-size-asian="18pt" style:font-size-complex="18pt"/>
    </style:style>
    <style:style style:name="P5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18c677" style:font-size-asian="18pt" style:font-size-complex="18pt"/>
    </style:style>
    <style:style style:name="P5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1c57e1" style:font-size-asian="18pt" style:font-size-complex="18pt"/>
    </style:style>
    <style:style style:name="P5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1fadcd" style:font-size-asian="18pt" style:font-size-complex="18pt"/>
    </style:style>
    <style:style style:name="P5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219f2c" style:font-size-asian="18pt" style:font-size-complex="18pt"/>
    </style:style>
    <style:style style:name="P5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25ab67" style:font-size-asian="18pt" style:font-size-complex="18pt"/>
    </style:style>
    <style:style style:name="P5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164ebb" style:font-size-asian="18pt" style:font-size-complex="18pt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164ebb" style:font-size-asian="18pt" style:font-size-complex="18pt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rsid="0011e772" officeooo:paragraph-rsid="0011e772" style:font-size-asian="18pt" style:font-size-complex="18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rsid="0011e772" officeooo:paragraph-rsid="00156c5b" style:font-size-asian="18pt" style:font-size-complex="18pt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rsid="0011e772" officeooo:paragraph-rsid="00164ebb" style:font-size-asian="18pt" style:font-size-complex="18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rsid="0011e772" officeooo:paragraph-rsid="0018c677" style:font-size-asian="18pt" style:font-size-complex="18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rsid="0011e772" officeooo:paragraph-rsid="001c57e1" style:font-size-asian="18pt" style:font-size-complex="18pt"/>
    </style:style>
    <style:style style:name="P6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8c459" officeooo:paragraph-rsid="0018c459" style:font-size-asian="18pt" style:font-size-complex="18pt"/>
    </style:style>
    <style:style style:name="P6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18c677" style:font-size-asian="18pt" style:font-size-complex="18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18c677" style:font-size-asian="18pt" style:font-size-complex="18pt"/>
    </style:style>
    <style:style style:name="P6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1a7986" style:font-size-asian="18pt" style:font-size-complex="18pt"/>
    </style:style>
    <style:style style:name="P7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1c57e1" style:font-size-asian="18pt" style:font-size-complex="18pt"/>
    </style:style>
    <style:style style:name="P7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1fadcd" style:font-size-asian="18pt" style:font-size-complex="18pt"/>
    </style:style>
    <style:style style:name="P7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219f2c" style:font-size-asian="18pt" style:font-size-complex="18pt"/>
    </style:style>
    <style:style style:name="P7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25ab67" style:font-size-asian="18pt" style:font-size-complex="18pt"/>
    </style:style>
    <style:style style:name="P7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1c57e1" style:font-size-asian="18pt" style:font-size-complex="18pt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1c57e1" style:font-size-asian="18pt" style:font-size-complex="18pt"/>
    </style:style>
    <style:style style:name="P7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1c57e1" style:font-size-asian="18pt" style:font-size-complex="18pt"/>
    </style:style>
    <style:style style:name="P7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1fadcd" style:font-size-asian="18pt" style:font-size-complex="18pt"/>
    </style:style>
    <style:style style:name="P7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219f2c" style:font-size-asian="18pt" style:font-size-complex="18pt"/>
    </style:style>
    <style:style style:name="P7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1e6f1d" style:font-size-asian="18pt" style:font-size-complex="18pt"/>
    </style:style>
    <style:style style:name="P8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1fadcd" style:font-size-asian="18pt" style:font-size-complex="18pt"/>
    </style:style>
    <style:style style:name="P8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219f2c" style:font-size-asian="18pt" style:font-size-complex="18pt"/>
    </style:style>
    <style:style style:name="P8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25ab67" style:font-size-asian="18pt" style:font-size-complex="18pt"/>
    </style:style>
    <style:style style:name="P8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1fadcd" style:font-size-asian="18pt" style:font-size-complex="18pt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1fadcd" style:font-size-asian="18pt" style:font-size-complex="18pt"/>
    </style:style>
    <style:style style:name="P8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1fadcd" style:font-size-asian="18pt" style:font-size-complex="18pt"/>
    </style:style>
    <style:style style:name="P8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219f2c" style:font-size-asian="18pt" style:font-size-complex="18pt"/>
    </style:style>
    <style:style style:name="P8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25ab67" style:font-size-asian="18pt" style:font-size-complex="18pt"/>
    </style:style>
    <style:style style:name="P8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19f2c" officeooo:paragraph-rsid="00219f2c" style:font-size-asian="18pt" style:font-size-complex="18pt"/>
    </style:style>
    <style:style style:name="P8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19f2c" officeooo:paragraph-rsid="0025ab67" style:font-size-asian="18pt" style:font-size-complex="18pt"/>
    </style:style>
    <style:style style:name="P9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219f2c" style:font-size-asian="18pt" style:font-size-complex="18pt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219f2c" style:font-size-asian="18pt" style:font-size-complex="18pt"/>
    </style:style>
    <style:style style:name="P9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25ab67" style:font-size-asian="18pt" style:font-size-complex="18pt"/>
    </style:style>
    <style:style style:name="P93" style:family="paragraph" style:parent-style-name="Standard">
      <style:text-properties style:font-name="arial" fo:font-size="18pt" fo:font-weight="bold" officeooo:rsid="0011e772" officeooo:paragraph-rsid="002a515f" style:font-size-asian="18pt" style:font-weight-asian="bold" style:font-size-complex="18pt" style:font-weight-complex="bold"/>
    </style:style>
    <style:style style:name="P94" style:family="paragraph" style:parent-style-name="Standard">
      <style:text-properties style:font-name="arial" fo:font-size="18pt" fo:font-weight="bold" officeooo:rsid="0011e772" officeooo:paragraph-rsid="002db6ff" style:font-size-asian="18pt" style:font-weight-asian="bold" style:font-size-complex="18pt" style:font-weight-complex="bold"/>
    </style:style>
    <style:style style:name="P95" style:family="paragraph" style:parent-style-name="Standard">
      <style:text-properties style:font-name="arial" fo:font-size="18pt" fo:font-weight="bold" officeooo:rsid="0011e772" officeooo:paragraph-rsid="003aed0b" style:font-size-asian="18pt" style:font-weight-asian="bold" style:font-size-complex="18pt" style:font-weight-complex="bold"/>
    </style:style>
    <style:style style:name="P96" style:family="paragraph" style:parent-style-name="Standard">
      <style:text-properties style:font-name="arial" fo:font-size="18pt" fo:font-weight="bold" officeooo:rsid="0011e772" officeooo:paragraph-rsid="003af669" style:font-size-asian="18pt" style:font-weight-asian="bold" style:font-size-complex="18pt" style:font-weight-complex="bold"/>
    </style:style>
    <style:style style:name="P97" style:family="paragraph" style:parent-style-name="Standard">
      <style:text-properties style:font-name="arial" fo:font-size="18pt" fo:font-weight="bold" officeooo:rsid="0011e772" officeooo:paragraph-rsid="003dddcf" style:font-size-asian="18pt" style:font-weight-asian="bold" style:font-size-complex="18pt" style:font-weight-complex="bold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arial" fo:font-size="18pt" officeooo:paragraph-rsid="003aed0b" style:font-size-asian="18pt" style:font-size-complex="18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arial" fo:font-size="18pt" officeooo:paragraph-rsid="003af669" style:font-size-asian="18pt" style:font-size-complex="18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arial" fo:font-size="18pt" officeooo:paragraph-rsid="003dddcf" style:font-size-asian="18pt" style:font-size-complex="18pt"/>
    </style:style>
    <style:style style:name="P10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219f2c" style:font-size-asian="18pt" style:font-size-complex="18pt"/>
    </style:style>
    <style:style style:name="P10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25ab67" style:font-size-asian="18pt" style:font-size-complex="18pt"/>
    </style:style>
    <style:style style:name="P10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2a515f" style:font-size-asian="18pt" style:font-size-complex="18pt"/>
    </style:style>
    <style:style style:name="P10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2db6ff" style:font-size-asian="18pt" style:font-size-complex="18pt"/>
    </style:style>
    <style:style style:name="P10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3aed0b" style:font-size-asian="18pt" style:font-size-complex="18pt"/>
    </style:style>
    <style:style style:name="P10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3af669" style:font-size-asian="18pt" style:font-size-complex="18pt"/>
    </style:style>
    <style:style style:name="P10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c57e1" officeooo:paragraph-rsid="003dddcf" style:font-size-asian="18pt" style:font-size-complex="18pt"/>
    </style:style>
    <style:style style:name="P10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8afd4" officeooo:paragraph-rsid="0028afd4" style:font-size-asian="18pt" style:font-size-complex="18pt"/>
    </style:style>
    <style:style style:name="P10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8afd4" officeooo:paragraph-rsid="002a515f" style:font-size-asian="18pt" style:font-size-complex="18pt"/>
    </style:style>
    <style:style style:name="P11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8afd4" officeooo:paragraph-rsid="002db6ff" style:font-size-asian="18pt" style:font-size-complex="18pt"/>
    </style:style>
    <style:style style:name="P11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19f2c" officeooo:paragraph-rsid="002c2d46" style:font-size-asian="18pt" style:font-size-complex="18pt"/>
    </style:style>
    <style:style style:name="P11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19f2c" officeooo:paragraph-rsid="002db6ff" style:font-size-asian="18pt" style:font-size-complex="18pt"/>
    </style:style>
    <style:style style:name="P11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19f2c" officeooo:paragraph-rsid="003aed0b" style:font-size-asian="18pt" style:font-size-complex="18pt"/>
    </style:style>
    <style:style style:name="P1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19f2c" officeooo:paragraph-rsid="003af669" style:font-size-asian="18pt" style:font-size-complex="18pt"/>
    </style:style>
    <style:style style:name="P11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219f2c" officeooo:paragraph-rsid="003dddcf" style:font-size-asian="18pt" style:font-size-complex="18pt"/>
    </style:style>
    <style:style style:name="P11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2a515f" style:font-size-asian="18pt" style:font-size-complex="18pt"/>
    </style:style>
    <style:style style:name="P11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2db6ff" style:font-size-asian="18pt" style:font-size-complex="18pt"/>
    </style:style>
    <style:style style:name="P11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3aed0b" style:font-size-asian="18pt" style:font-size-complex="18pt"/>
    </style:style>
    <style:style style:name="P11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3af669" style:font-size-asian="18pt" style:font-size-complex="18pt"/>
    </style:style>
    <style:style style:name="P12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a7986" officeooo:paragraph-rsid="003dddcf" style:font-size-asian="18pt" style:font-size-complex="18pt"/>
    </style:style>
    <style:style style:name="P12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2a515f" style:font-size-asian="18pt" style:font-size-complex="18pt"/>
    </style:style>
    <style:style style:name="P12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2db6ff" style:font-size-asian="18pt" style:font-size-complex="18pt"/>
    </style:style>
    <style:style style:name="P12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3aed0b" style:font-size-asian="18pt" style:font-size-complex="18pt"/>
    </style:style>
    <style:style style:name="P12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3af669" style:font-size-asian="18pt" style:font-size-complex="18pt"/>
    </style:style>
    <style:style style:name="P12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56c5b" officeooo:paragraph-rsid="003dddcf" style:font-size-asian="18pt" style:font-size-complex="18pt"/>
    </style:style>
    <style:style style:name="P12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2a515f" style:font-size-asian="18pt" style:font-size-complex="18pt"/>
    </style:style>
    <style:style style:name="P12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2db6ff" style:font-size-asian="18pt" style:font-size-complex="18pt"/>
    </style:style>
    <style:style style:name="P12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3aed0b" style:font-size-asian="18pt" style:font-size-complex="18pt"/>
    </style:style>
    <style:style style:name="P12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3af669" style:font-size-asian="18pt" style:font-size-complex="18pt"/>
    </style:style>
    <style:style style:name="P13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e6f1d" officeooo:paragraph-rsid="003dddcf" style:font-size-asian="18pt" style:font-size-complex="18pt"/>
    </style:style>
    <style:style style:name="P13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2a515f" style:font-size-asian="18pt" style:font-size-complex="18pt"/>
    </style:style>
    <style:style style:name="P13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2db6ff" style:font-size-asian="18pt" style:font-size-complex="18pt"/>
    </style:style>
    <style:style style:name="P13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3aed0b" style:font-size-asian="18pt" style:font-size-complex="18pt"/>
    </style:style>
    <style:style style:name="P13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3af669" style:font-size-asian="18pt" style:font-size-complex="18pt"/>
    </style:style>
    <style:style style:name="P13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fadcd" officeooo:paragraph-rsid="003dddcf" style:font-size-asian="18pt" style:font-size-complex="18pt"/>
    </style:style>
    <style:style style:name="P13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2a515f" style:font-size-asian="18pt" style:font-size-complex="18pt"/>
    </style:style>
    <style:style style:name="P13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2db6ff" style:font-size-asian="18pt" style:font-size-complex="18pt"/>
    </style:style>
    <style:style style:name="P13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3aed0b" style:font-size-asian="18pt" style:font-size-complex="18pt"/>
    </style:style>
    <style:style style:name="P13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3af669" style:font-size-asian="18pt" style:font-size-complex="18pt"/>
    </style:style>
    <style:style style:name="P14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164ebb" officeooo:paragraph-rsid="003dddcf" style:font-size-asian="18pt" style:font-size-complex="18pt"/>
    </style:style>
    <style:style style:name="P14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2a515f" style:font-size-asian="18pt" style:font-size-complex="18pt"/>
    </style:style>
    <style:style style:name="P14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2db6ff" style:font-size-asian="18pt" style:font-size-complex="18pt"/>
    </style:style>
    <style:style style:name="P14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2679b" officeooo:paragraph-rsid="0032679b" style:font-size-asian="18pt" style:font-size-complex="18pt"/>
    </style:style>
    <style:style style:name="P14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3dd69" officeooo:paragraph-rsid="0033dd69" style:font-size-asian="18pt" style:font-size-complex="18pt"/>
    </style:style>
    <style:style style:name="P14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414d8" officeooo:paragraph-rsid="003414d8" style:font-size-asian="18pt" style:font-size-complex="18pt"/>
    </style:style>
    <style:style style:name="P14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7182d" officeooo:paragraph-rsid="0037182d" style:font-size-asian="18pt" style:font-size-complex="18pt"/>
    </style:style>
    <style:style style:name="P14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858a1" officeooo:paragraph-rsid="003858a1" style:font-size-asian="18pt" style:font-size-complex="18pt"/>
    </style:style>
    <style:style style:name="P14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9091b" officeooo:paragraph-rsid="0039091b" style:font-size-asian="18pt" style:font-size-complex="18pt"/>
    </style:style>
    <style:style style:name="P14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aed0b" officeooo:paragraph-rsid="003aed0b" style:font-size-asian="18pt" style:font-size-complex="18pt"/>
    </style:style>
    <style:style style:name="P15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3aed0b" style:font-size-asian="18pt" style:font-size-complex="18pt"/>
    </style:style>
    <style:style style:name="P15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af669" officeooo:paragraph-rsid="003af669" style:font-size-asian="18pt" style:font-size-complex="18pt"/>
    </style:style>
    <style:style style:name="P15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rsid="003af669" officeooo:paragraph-rsid="003dddcf" style:font-size-asian="18pt" style:font-size-complex="18pt"/>
    </style:style>
    <style:style style:name="P15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3af669" style:font-size-asian="18pt" style:font-size-complex="18pt"/>
    </style:style>
    <style:style style:name="P15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fo:language="es" fo:country="ES" officeooo:paragraph-rsid="003dddcf" style:font-size-asian="18pt" style:font-size-complex="18pt"/>
    </style:style>
    <style:style style:name="P15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2a515f" style:font-size-asian="18pt" style:font-size-complex="18pt"/>
    </style:style>
    <style:style style:name="P15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2db6ff" style:font-size-asian="18pt" style:font-size-complex="18pt"/>
    </style:style>
    <style:style style:name="P15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3aed0b" style:font-size-asian="18pt" style:font-size-complex="18pt"/>
    </style:style>
    <style:style style:name="P15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3af669" style:font-size-asian="18pt" style:font-size-complex="18pt"/>
    </style:style>
    <style:style style:name="P15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8pt" officeooo:paragraph-rsid="003dddcf" style:font-size-asian="18pt" style:font-size-complex="18pt"/>
    </style:style>
    <style:style style:name="P16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style:font-size-asian="18pt" style:font-size-complex="18pt"/>
    </style:style>
    <style:style style:name="P16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156c5b" style:font-size-asian="18pt" style:font-size-complex="18pt"/>
    </style:style>
    <style:style style:name="P16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164ebb" style:font-size-asian="18pt" style:font-size-complex="18pt"/>
    </style:style>
    <style:style style:name="P16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18c677" style:font-size-asian="18pt" style:font-size-complex="18pt"/>
    </style:style>
    <style:style style:name="P16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1c57e1" style:font-size-asian="18pt" style:font-size-complex="18pt"/>
    </style:style>
    <style:style style:name="P16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1fadcd" style:font-size-asian="18pt" style:font-size-complex="18pt"/>
    </style:style>
    <style:style style:name="P16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219f2c" style:font-size-asian="18pt" style:font-size-complex="18pt"/>
    </style:style>
    <style:style style:name="P16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25ab67" style:font-size-asian="18pt" style:font-size-complex="18pt"/>
    </style:style>
    <style:style style:name="P16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2a515f" style:font-size-asian="18pt" style:font-size-complex="18pt"/>
    </style:style>
    <style:style style:name="P16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8pt" fo:language="es" fo:country="ES" officeooo:paragraph-rsid="002db6ff" style:font-size-asian="18pt" style:font-size-complex="18pt"/>
    </style:style>
    <style:style style:name="P170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8pt" fo:language="es" fo:country="ES" style:font-size-asian="18pt" style:font-size-complex="18pt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25ab67" style:font-size-asian="18pt" style:font-size-complex="18pt"/>
    </style:style>
    <style:style style:name="P172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2a515f" style:font-size-asian="18pt" style:font-size-complex="18pt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2db6ff" style:font-size-asian="18pt" style:font-size-complex="18pt"/>
    </style:style>
    <style:style style:name="P174" style:family="paragraph" style:parent-style-name="Text_20_body" style:list-style-name="L4">
      <style:text-properties style:font-name="arial" fo:font-size="18pt" fo:language="es" fo:country="ES" officeooo:rsid="003aed0b" officeooo:paragraph-rsid="003aed0b" style:font-size-asian="18pt" style:font-size-complex="18pt"/>
    </style:style>
    <style:style style:name="P175" style:family="paragraph" style:parent-style-name="Text_20_body" style:list-style-name="L4">
      <style:text-properties style:font-name="arial" fo:font-size="18pt" fo:language="es" fo:country="ES" officeooo:rsid="003aed0b" officeooo:paragraph-rsid="003af669" style:font-size-asian="18pt" style:font-size-complex="18pt"/>
    </style:style>
    <style:style style:name="P176" style:family="paragraph" style:parent-style-name="Text_20_body" style:list-style-name="L4">
      <style:text-properties style:font-name="arial" fo:font-size="18pt" fo:language="es" fo:country="ES" officeooo:rsid="003aed0b" officeooo:paragraph-rsid="003dddcf" style:font-size-asian="18pt" style:font-size-complex="18pt"/>
    </style:style>
    <style:style style:name="P177" style:family="paragraph" style:parent-style-name="Text_20_body" style:list-style-name="L5">
      <style:paragraph-properties fo:margin-left="0cm" fo:margin-right="0cm" fo:text-indent="0cm" style:auto-text-indent="false"/>
      <style:text-properties style:font-name="arial" fo:font-size="18pt" fo:language="es" fo:country="ES" officeooo:paragraph-rsid="003aed0b" style:font-size-asian="18pt" style:font-size-complex="18pt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3aed0b" style:font-size-asian="18pt" style:font-size-complex="18pt"/>
    </style:style>
    <style:style style:name="P179" style:family="paragraph" style:parent-style-name="Text_20_body" style:list-style-name="L6">
      <style:paragraph-properties fo:margin-left="0cm" fo:margin-right="0cm" fo:text-indent="0cm" style:auto-text-indent="false"/>
      <style:text-properties style:font-name="arial" fo:font-size="18pt" fo:language="es" fo:country="ES" officeooo:paragraph-rsid="003aed0b" style:font-size-asian="18pt" style:font-size-complex="18pt"/>
    </style:style>
    <style:style style:name="P180" style:family="paragraph" style:parent-style-name="Text_20_body" style:list-style-name="L7">
      <style:paragraph-properties fo:margin-left="0cm" fo:margin-right="0cm" fo:text-indent="0cm" style:auto-text-indent="false"/>
      <style:text-properties style:font-name="arial" fo:font-size="18pt" fo:language="es" fo:country="ES" officeooo:paragraph-rsid="003af669" style:font-size-asian="18pt" style:font-size-complex="18pt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3af669" style:font-size-asian="18pt" style:font-size-complex="18pt"/>
    </style:style>
    <style:style style:name="P182" style:family="paragraph" style:parent-style-name="Text_20_body" style:list-style-name="L8">
      <style:paragraph-properties fo:margin-left="0cm" fo:margin-right="0cm" fo:text-indent="0cm" style:auto-text-indent="false"/>
      <style:text-properties style:font-name="arial" fo:font-size="18pt" fo:language="es" fo:country="ES" officeooo:paragraph-rsid="003dddcf" style:font-size-asian="18pt" style:font-size-complex="18pt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style:font-name="arial" fo:font-size="18pt" fo:language="es" fo:country="ES" officeooo:paragraph-rsid="003dddcf" style:font-size-asian="18pt" style:font-size-complex="18pt"/>
    </style:style>
    <style:style style:name="P184" style:family="paragraph" style:parent-style-name="Text_20_body" style:list-style-name="L10">
      <style:paragraph-properties fo:margin-left="0cm" fo:margin-right="0cm" fo:text-indent="0cm" style:auto-text-indent="false"/>
      <style:text-properties style:font-name="arial" fo:font-size="18pt" fo:language="es" fo:country="ES" officeooo:paragraph-rsid="003dddcf" style:font-size-asian="18pt" style:font-size-complex="18pt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2a515f" style:font-size-asian="18pt" style:font-size-complex="18pt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2db6ff" style:font-size-asian="18pt" style:font-size-complex="18pt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3aed0b" style:font-size-asian="18pt" style:font-size-complex="18pt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3af669" style:font-size-asian="18pt" style:font-size-complex="18pt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rsid="0011e772" officeooo:paragraph-rsid="003dddcf" style:font-size-asian="18pt" style:font-size-complex="18pt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2a515f" style:font-size-asian="18pt" style:font-size-complex="18pt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2db6ff" style:font-size-asian="18pt" style:font-size-complex="18pt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3414d8" style:font-size-asian="18pt" style:font-size-complex="18pt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3aed0b" style:font-size-asian="18pt" style:font-size-complex="18pt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3af669" style:font-size-asian="18pt" style:font-size-complex="18pt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style:font-name="arial" fo:font-size="18pt" officeooo:paragraph-rsid="003dddcf" style:font-size-asian="18pt" style:font-size-complex="18pt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style:font-name="arial" fo:font-size="18pt" fo:font-weight="bold" officeooo:rsid="0011e772" officeooo:paragraph-rsid="002db6ff" style:font-size-asian="18pt" style:font-weight-asian="bold" style:font-size-complex="18pt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37713"/>
    </style:style>
    <style:style style:name="T3" style:family="text">
      <style:text-properties fo:language="es" fo:country="ES" officeooo:rsid="00164ebb"/>
    </style:style>
    <style:style style:name="T4" style:family="text">
      <style:text-properties fo:language="es" fo:country="ES" officeooo:rsid="0018c459"/>
    </style:style>
    <style:style style:name="T5" style:family="text">
      <style:text-properties fo:language="es" fo:country="ES" officeooo:rsid="001a7986"/>
    </style:style>
    <style:style style:name="T6" style:family="text">
      <style:text-properties fo:language="es" fo:country="ES" officeooo:rsid="001e6f1d"/>
    </style:style>
    <style:style style:name="T7" style:family="text">
      <style:text-properties fo:language="es" fo:country="ES" officeooo:rsid="001fadcd"/>
    </style:style>
    <style:style style:name="T8" style:family="text">
      <style:text-properties fo:language="es" fo:country="ES" fo:font-weight="bold" officeooo:rsid="0011e772" style:font-weight-asian="bold" style:font-weight-complex="bold"/>
    </style:style>
    <style:style style:name="T9" style:family="text">
      <style:text-properties fo:language="es" fo:country="ES" officeooo:rsid="0011e772"/>
    </style:style>
    <style:style style:name="T10" style:family="text">
      <style:text-properties fo:language="es" fo:country="ES" officeooo:rsid="0023b732"/>
    </style:style>
    <style:style style:name="T11" style:family="text">
      <style:text-properties fo:language="es" fo:country="ES" officeooo:rsid="0026c7e1"/>
    </style:style>
    <style:style style:name="T12" style:family="text">
      <style:text-properties fo:language="es" fo:country="ES" officeooo:rsid="002c2d46"/>
    </style:style>
    <style:style style:name="T13" style:family="text">
      <style:text-properties fo:language="es" fo:country="ES" officeooo:rsid="003414d8"/>
    </style:style>
    <style:style style:name="T14" style:family="text">
      <style:text-properties fo:language="es" fo:country="ES" officeooo:rsid="00357a0f"/>
    </style:style>
    <style:style style:name="T15" style:family="text">
      <style:text-properties fo:language="es" fo:country="ES" officeooo:rsid="003858a1"/>
    </style:style>
    <style:style style:name="T16" style:family="text">
      <style:text-properties fo:language="es" fo:country="ES" officeooo:rsid="003a0efe"/>
    </style:style>
    <style:style style:name="T17" style:family="text">
      <style:text-properties fo:language="es" fo:country="ES" officeooo:rsid="003af669"/>
    </style:style>
    <style:style style:name="T18" style:family="text">
      <style:text-properties fo:language="es" fo:country="ES" officeooo:rsid="003dddc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e772" style:font-weight-asian="bold" style:font-weight-complex="bold"/>
    </style:style>
    <style:style style:name="T21" style:family="text">
      <style:text-properties officeooo:rsid="00137713"/>
    </style:style>
    <style:style style:name="T22" style:family="text">
      <style:text-properties officeooo:rsid="00156c5b"/>
    </style:style>
    <style:style style:name="T23" style:family="text">
      <style:text-properties officeooo:rsid="00164ebb"/>
    </style:style>
    <style:style style:name="T24" style:family="text">
      <style:text-properties officeooo:rsid="0016fda0"/>
    </style:style>
    <style:style style:name="T25" style:family="text">
      <style:text-properties officeooo:rsid="0018c459"/>
    </style:style>
    <style:style style:name="T26" style:family="text">
      <style:text-properties officeooo:rsid="0018c677"/>
    </style:style>
    <style:style style:name="T27" style:family="text">
      <style:text-properties officeooo:rsid="001a7986"/>
    </style:style>
    <style:style style:name="T28" style:family="text">
      <style:text-properties officeooo:rsid="001c57e1"/>
    </style:style>
    <style:style style:name="T29" style:family="text">
      <style:text-properties officeooo:rsid="001c7e80"/>
    </style:style>
    <style:style style:name="T30" style:family="text">
      <style:text-properties officeooo:rsid="001e6f1d"/>
    </style:style>
    <style:style style:name="T31" style:family="text">
      <style:text-properties officeooo:rsid="001fadcd"/>
    </style:style>
    <style:style style:name="T32" style:family="text">
      <style:text-properties officeooo:rsid="00219f2c"/>
    </style:style>
    <style:style style:name="T33" style:family="text">
      <style:text-properties officeooo:rsid="0023b732"/>
    </style:style>
    <style:style style:name="T34" style:family="text">
      <style:text-properties officeooo:rsid="0025ab67"/>
    </style:style>
    <style:style style:name="T35" style:family="text">
      <style:text-properties officeooo:rsid="0026c7e1"/>
    </style:style>
    <style:style style:name="T36" style:family="text">
      <style:text-properties officeooo:rsid="0028afd4"/>
    </style:style>
    <style:style style:name="T37" style:family="text">
      <style:text-properties officeooo:rsid="002a515f"/>
    </style:style>
    <style:style style:name="T38" style:family="text">
      <style:text-properties officeooo:rsid="002c2d46"/>
    </style:style>
    <style:style style:name="T39" style:family="text">
      <style:text-properties officeooo:rsid="002db6ff"/>
    </style:style>
    <style:style style:name="T40" style:family="text">
      <style:text-properties officeooo:rsid="0032679b"/>
    </style:style>
    <style:style style:name="T41" style:family="text">
      <style:text-properties officeooo:rsid="0033dd69"/>
    </style:style>
    <style:style style:name="T42" style:family="text">
      <style:text-properties officeooo:rsid="003414d8"/>
    </style:style>
    <style:style style:name="T43" style:family="text">
      <style:text-properties officeooo:rsid="00357a0f"/>
    </style:style>
    <style:style style:name="T44" style:family="text">
      <style:text-properties officeooo:rsid="0037182d"/>
    </style:style>
    <style:style style:name="T45" style:family="text">
      <style:text-properties officeooo:rsid="003858a1"/>
    </style:style>
    <style:style style:name="T46" style:family="text">
      <style:text-properties officeooo:rsid="0039091b"/>
    </style:style>
    <style:style style:name="T47" style:family="text">
      <style:text-properties officeooo:rsid="0039d42b"/>
    </style:style>
    <style:style style:name="T48" style:family="text">
      <style:text-properties officeooo:rsid="003a0efe"/>
    </style:style>
    <style:style style:name="T49" style:family="text">
      <style:text-properties officeooo:rsid="003aed0b"/>
    </style:style>
    <style:style style:name="T50" style:family="text">
      <style:text-properties officeooo:rsid="0011e772"/>
    </style:style>
    <style:style style:name="T51" style:family="text">
      <style:text-properties officeooo:rsid="003af669"/>
    </style:style>
    <style:style style:name="T52" style:family="text">
      <style:text-properties officeooo:rsid="003cd979"/>
    </style:style>
    <style:style style:name="T53" style:family="text">
      <style:text-properties officeooo:rsid="003dddc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0">Casos de uso expandidos </text:span></text:p>
      <text:p text:style-name="P2"/>
      <text:p text:style-name="P31">Primera sección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9">Numero: </text:p>
          </table:table-cell>
          <table:table-cell table:style-name="Tabla1.A1" office:value-type="string">
            <text:p text:style-name="P39">CU001 </text:p>
          </table:table-cell>
        </table:table-row>
        <table:table-row>
          <table:table-cell table:style-name="Tabla1.A1" office:value-type="string">
            <text:p text:style-name="P39">Caso de Uso: </text:p>
          </table:table-cell>
          <table:table-cell table:style-name="Tabla1.A1" office:value-type="string">
            <text:p text:style-name="P51">Registro de usuario </text:p>
          </table:table-cell>
        </table:table-row>
        <table:table-row>
          <table:table-cell table:style-name="Tabla1.A1" office:value-type="string">
            <text:p text:style-name="P39">Actores: </text:p>
          </table:table-cell>
          <table:table-cell table:style-name="Tabla1.A1" office:value-type="string">
            <text:p text:style-name="P39">Usuario (Iniciador) </text:p>
          </table:table-cell>
        </table:table-row>
        <table:table-row>
          <table:table-cell table:style-name="Tabla1.A1" office:value-type="string">
            <text:p text:style-name="P39">Propósito: </text:p>
          </table:table-cell>
          <table:table-cell table:style-name="Tabla1.A1" office:value-type="string">
            <text:p text:style-name="P39">Crear una nueva cuenta de usuario en el sistema seleccionando el rol correspondiente </text:p>
          </table:table-cell>
        </table:table-row>
        <table:table-row>
          <table:table-cell table:style-name="Tabla1.A1" office:value-type="string">
            <text:p text:style-name="P39">Precondición: </text:p>
          </table:table-cell>
          <table:table-cell table:style-name="Tabla1.A1" office:value-type="string">
            <text:p text:style-name="P39">El usuario no debe tener una cuenta en el sistema </text:p>
          </table:table-cell>
        </table:table-row>
        <table:table-row>
          <table:table-cell table:style-name="Tabla1.A1" office:value-type="string">
            <text:p text:style-name="P39">Resumen </text:p>
          </table:table-cell>
          <table:table-cell table:style-name="Tabla1.A1" office:value-type="string">
            <text:p text:style-name="P39">El usuario ingresa sus datos personales y selecciona el tipo de rol (Usuario común, Administrador de cines, Anunciante). El sistema valida la información y crea la nueva cuenta. </text:p>
          </table:table-cell>
        </table:table-row>
        <table:table-row>
          <table:table-cell table:style-name="Tabla1.A1" office:value-type="string">
            <text:p text:style-name="P39">Tipo: </text:p>
          </table:table-cell>
          <table:table-cell table:style-name="Tabla1.A1" office:value-type="string">
            <text:p text:style-name="P39">Primario y Esencial </text:p>
          </table:table-cell>
        </table:table-row>
        <table:table-row>
          <table:table-cell table:style-name="Tabla1.A1" office:value-type="string">
            <text:p text:style-name="P39">Referencias: </text:p>
          </table:table-cell>
          <table:table-cell table:style-name="Tabla1.A1" office:value-type="string">
            <text:p text:style-name="P39">CU002 </text:p>
          </table:table-cell>
        </table:table-row>
      </table:table>
      <text:p text:style-name="P4"> </text:p>
      <text:p text:style-name="P4"/>
      <text:p text:style-name="P4"/>
      <text:p text:style-name="P4"><text:soft-page-break/></text:p>
      <text:p text:style-name="P12"><text:span text:style-name="T19">Segunda sección</text:span> 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9">Acción de los actores </text:p>
          </table:table-cell>
          <table:table-cell table:style-name="Tabla2.A1" office:value-type="string">
            <text:p text:style-name="P39">Respuesta del sistema </text:p>
          </table:table-cell>
        </table:table-row>
        <table:table-row>
          <table:table-cell table:style-name="Tabla2.A1" office:value-type="string">
            <text:p text:style-name="P39">1. El usuario selecciona "Registrarse" en el sistema. </text:p>
          </table:table-cell>
          <table:table-cell table:style-name="Tabla2.A1" office:value-type="string">
            <text:p text:style-name="P3"> <text:span text:style-name="T1">2. Muestra formulario de registro con campos para el nombre, contraseña, etc. </text:span></text:p>
          </table:table-cell>
        </table:table-row>
        <table:table-row>
          <table:table-cell table:style-name="Tabla2.A1" office:value-type="string">
            <text:p text:style-name="P39">3. El usuario ingresa sus datos en los campos correspondientes. </text:p>
          </table:table-cell>
          <table:table-cell table:style-name="Tabla2.A1" office:value-type="string">
            <text:p text:style-name="P39">4. El sistema valida los datos ingresados, que el nombre, contraseña cumpla con los requisitos.  </text:p>
          </table:table-cell>
        </table:table-row>
        <table:table-row>
          <table:table-cell table:style-name="Tabla2.A1" office:value-type="string">
            <text:p text:style-name="P39">5. El usuario selecciona tipo de rol (Usuario común, Administrador de cines, Anunciante). </text:p>
          </table:table-cell>
          <table:table-cell table:style-name="Tabla2.A1" office:value-type="string">
            <text:p text:style-name="P39">6. Muestra campos adicionales según rol seleccionado. </text:p>
          </table:table-cell>
        </table:table-row>
        <table:table-row>
          <table:table-cell table:style-name="Tabla2.A1" office:value-type="string">
            <text:p text:style-name="P39">7. El usuario presiona el botón registrar para enviar los datos. </text:p>
          </table:table-cell>
          <table:table-cell table:style-name="Tabla2.A1" office:value-type="string">
            <text:p text:style-name="P3"> <text:span text:style-name="T1">8. Valida que el nombre de usuario no esté registrado previamente. </text:span></text:p>
          </table:table-cell>
        </table:table-row>
        <table:table-row>
          <table:table-cell table:style-name="Tabla2.A1" office:value-type="string">
            <text:p text:style-name="P3"> </text:p>
          </table:table-cell>
          <table:table-cell table:style-name="Tabla2.A1" office:value-type="string">
            <text:p text:style-name="P3"> <text:span text:style-name="T1">9. Crea la nueva cuenta con el rol seleccionado e inicia la cartera digital en cero. </text:span></text:p>
          </table:table-cell>
        </table:table-row>
        <table:table-row>
          <table:table-cell table:style-name="Tabla2.A1" office:value-type="string">
            <text:p text:style-name="P39">10. El usuario recibe confirmación de registro exitoso. </text:p>
          </table:table-cell>
          <table:table-cell table:style-name="Tabla2.A1" office:value-type="string">
            <text:p text:style-name="P39">11. El sistema redirige al usuario al inicio de sesión después del registro.  </text:p>
          </table:table-cell>
        </table:table-row>
      </table:table>
      <text:p text:style-name="P4"> </text:p>
      <text:p text:style-name="P40"/>
      <text:p text:style-name="P40"><text:soft-page-break/></text:p>
      <text:p text:style-name="P61"><text:span text:style-name="T19">Tercera sección</text:span> </text:p>
      <text:p text:style-name="P40">Escenarios alternos </text:p>
      <text:list xml:id="list1517605798" text:style-name="L1">
        <text:list-item>
          <text:p text:style-name="P160">Línea 4: Si alguno de los campos no cumple los requisitos (contraseña demasiado corta, formato incorrecto de nombre de usuario), el sistema muestra un mensaje de error y solicita la corrección. </text:p>
        </text:list-item>
      </text:list>
      <text:list text:style-name="L2">
        <text:list-item>
          <text:p text:style-name="P170">Línea 8: Si el nombre de usuario ya está registrado, muestra mensaje: "El nombre de usuario ya se encuentra registrado en el sistema" 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oft-page-break/>Primera sección 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1">Numero: </text:p>
          </table:table-cell>
          <table:table-cell table:style-name="Tabla3.A1" office:value-type="string">
            <text:p text:style-name="P41">CU00<text:span text:style-name="T21">2</text:span> </text:p>
          </table:table-cell>
        </table:table-row>
        <table:table-row>
          <table:table-cell table:style-name="Tabla3.A1" office:value-type="string">
            <text:p text:style-name="P41">Caso de Uso: </text:p>
          </table:table-cell>
          <table:table-cell table:style-name="Tabla3.A1" office:value-type="string">
            <text:p text:style-name="P41">Inicio de sesión</text:p>
          </table:table-cell>
        </table:table-row>
        <table:table-row>
          <table:table-cell table:style-name="Tabla3.A1" office:value-type="string">
            <text:p text:style-name="P41">Actores: </text:p>
          </table:table-cell>
          <table:table-cell table:style-name="Tabla3.A1" office:value-type="string">
            <text:p text:style-name="P41">Usuario (Iniciador) </text:p>
          </table:table-cell>
        </table:table-row>
        <table:table-row>
          <table:table-cell table:style-name="Tabla3.A1" office:value-type="string">
            <text:p text:style-name="P41">Propósito: </text:p>
          </table:table-cell>
          <table:table-cell table:style-name="Tabla3.A1" office:value-type="string">
            <text:p text:style-name="P41"><text:span text:style-name="T21">Validar</text:span> al usuario para permitir el acceso al sistema según su rol</text:p>
          </table:table-cell>
        </table:table-row>
        <table:table-row>
          <table:table-cell table:style-name="Tabla3.A1" office:value-type="string">
            <text:p text:style-name="P41">Precondición: </text:p>
          </table:table-cell>
          <table:table-cell table:style-name="Tabla3.A1" office:value-type="string">
            <text:p text:style-name="P144">El usuario debe tener una cuenta registrada en el sistema</text:p>
          </table:table-cell>
        </table:table-row>
        <table:table-row>
          <table:table-cell table:style-name="Tabla3.A1" office:value-type="string">
            <text:p text:style-name="P41">Resumen </text:p>
          </table:table-cell>
          <table:table-cell table:style-name="Tabla3.A1" office:value-type="string">
            <text:p text:style-name="P41">El usuario ingresa sus credenciales de acceso. El sistema verifica l<text:span text:style-name="T21">os datos</text:span> y permite el acceso a<text:span text:style-name="T21">l sistema</text:span> según su rol.</text:p>
          </table:table-cell>
        </table:table-row>
        <table:table-row>
          <table:table-cell table:style-name="Tabla3.A1" office:value-type="string">
            <text:p text:style-name="P41">Tipo: </text:p>
          </table:table-cell>
          <table:table-cell table:style-name="Tabla3.A1" office:value-type="string">
            <text:p text:style-name="P41">Primario y Esencial </text:p>
          </table:table-cell>
        </table:table-row>
        <table:table-row>
          <table:table-cell table:style-name="Tabla3.A1" office:value-type="string">
            <text:p text:style-name="P41">Referencias: </text:p>
          </table:table-cell>
          <table:table-cell table:style-name="Tabla3.A1" office:value-type="string">
            <text:p text:style-name="P41">CU00<text:span text:style-name="T21">1</text:span></text:p>
          </table:table-cell>
        </table:table-row>
      </table:table>
      <text:p text:style-name="P6"> </text:p>
      <text:p text:style-name="P6"/>
      <text:p text:style-name="P6"/>
      <text:p text:style-name="P6"/>
      <text:p text:style-name="P6"/>
      <text:p text:style-name="P6"/>
      <text:p text:style-name="P12"><text:soft-page-break/><text:span text:style-name="T19">Segunda sección</text:span> 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1">Acción de los actores </text:p>
          </table:table-cell>
          <table:table-cell table:style-name="Tabla4.A1" office:value-type="string">
            <text:p text:style-name="P41">Respuesta del sistema </text:p>
          </table:table-cell>
        </table:table-row>
        <table:table-row>
          <table:table-cell table:style-name="Tabla4.A1" office:value-type="string">
            <text:p text:style-name="P41">1. El usuario selecciona "Iniciar Sesión".</text:p>
          </table:table-cell>
          <table:table-cell table:style-name="Tabla4.A1" office:value-type="string">
            <text:p text:style-name="P5"><text:span text:style-name="T1">2. Muestra formulario de </text:span><text:span text:style-name="T2">inicio de sesión</text:span><text:span text:style-name="T1">.</text:span></text:p>
          </table:table-cell>
        </table:table-row>
        <table:table-row>
          <table:table-cell table:style-name="Tabla4.A1" office:value-type="string">
            <text:p text:style-name="P41">3. El usuario ingresa <text:span text:style-name="T21">su nombre de usuario</text:span> y contraseña.<text:tab/></text:p>
          </table:table-cell>
          <table:table-cell table:style-name="Tabla4.A1" office:value-type="string">
            <text:p text:style-name="P41">4. <text:span text:style-name="T21">El sistema verifica las credenciales</text:span> en la base de datos. </text:p>
          </table:table-cell>
        </table:table-row>
        <table:table-row>
          <table:table-cell table:style-name="Tabla4.A1" office:value-type="string">
            <text:p text:style-name="P41">5.<text:span text:style-name="T21">El usuario presiona el botón de iniciar sesión. </text:span></text:p>
          </table:table-cell>
          <table:table-cell table:style-name="Tabla4.A1" office:value-type="string">
            <text:p text:style-name="P43">6. Si las credenciales son correctas permite el acceso. </text:p>
          </table:table-cell>
        </table:table-row>
        <table:table-row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1"><text:span text:style-name="T24">7</text:span>. Si las credenciales son correctas, el sistema permite el acceso y redirige al usuario a la pantalla <text:span text:style-name="T21">dependiendo de su rol. </text:span></text:p>
          </table:table-cell>
        </table:table-row>
        <table:table-row>
          <table:table-cell table:style-name="Tabla4.A1" office:value-type="string">
            <text:p text:style-name="P5"> </text:p>
          </table:table-cell>
          <table:table-cell table:style-name="Tabla4.A1" office:value-type="string">
            <text:p text:style-name="P5"> <text:span text:style-name="T24">8</text:span><text:span text:style-name="T2">. Si las credenciales son incorrectas, el sistema muestra un mensaje de error y solicita el reingreso de los datos.</text:span></text:p>
          </table:table-cell>
        </table:table-row>
      </table:table>
      <text:p text:style-name="P6"> </text:p>
      <text:p text:style-name="P61"><text:span text:style-name="T19">Tercera sección</text:span> </text:p>
      <text:p text:style-name="P42">Escenarios alternos </text:p>
      <text:list text:continue-list="list1517605798" text:style-name="L1">
        <text:list-item>
          <text:p text:style-name="P161">Línea <text:span text:style-name="T22">6</text:span>: Si las credenciales son incorrectas, el sistema muestra un mensaje de error, <text:span text:style-name="T22">invita al usuario <text:s/>reintentar. </text:span></text:p>
        </text:list-item>
      </text:list>
      <text:p text:style-name="P32"><text:soft-page-break/>Primera sección 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1">Numero: </text:p>
          </table:table-cell>
          <table:table-cell table:style-name="Tabla5.A1" office:value-type="string">
            <text:p text:style-name="P51">CU00<text:span text:style-name="T22">3</text:span> </text:p>
          </table:table-cell>
        </table:table-row>
        <table:table-row>
          <table:table-cell table:style-name="Tabla5.A1" office:value-type="string">
            <text:p text:style-name="P51">Caso de Uso: </text:p>
          </table:table-cell>
          <table:table-cell table:style-name="Tabla5.A1" office:value-type="string">
            <text:p text:style-name="P51">Recargar cartera</text:p>
          </table:table-cell>
        </table:table-row>
        <table:table-row>
          <table:table-cell table:style-name="Tabla5.A1" office:value-type="string">
            <text:p text:style-name="P51">Actores: </text:p>
          </table:table-cell>
          <table:table-cell table:style-name="Tabla5.A1" office:value-type="string">
            <text:p text:style-name="P51">Anunciante, Administrador de cines <text:span text:style-name="T22">(iniciador)</text:span>, Usuario común</text:p>
          </table:table-cell>
        </table:table-row>
        <table:table-row>
          <table:table-cell table:style-name="Tabla5.A1" office:value-type="string">
            <text:p text:style-name="P51">Propósito: </text:p>
          </table:table-cell>
          <table:table-cell table:style-name="Tabla5.A1" office:value-type="string">
            <text:p text:style-name="P43">Agregar dinero a la cartera digital del usuario. </text:p>
          </table:table-cell>
        </table:table-row>
        <table:table-row>
          <table:table-cell table:style-name="Tabla5.A1" office:value-type="string">
            <text:p text:style-name="P51">Precondición: </text:p>
          </table:table-cell>
          <table:table-cell table:style-name="Tabla5.A1" office:value-type="string">
            <text:p text:style-name="P43">CU002 (Inicio de sesión)</text:p>
          </table:table-cell>
        </table:table-row>
        <table:table-row>
          <table:table-cell table:style-name="Tabla5.A1" office:value-type="string">
            <text:p text:style-name="P51">Resumen </text:p>
          </table:table-cell>
          <table:table-cell table:style-name="Tabla5.A1" office:value-type="string">
            <text:p text:style-name="P51">El usuario <text:span text:style-name="T22">agrega el dinero que desea a su cartera digital. El sistema actualiza el saldo del usuario. </text:span></text:p>
          </table:table-cell>
        </table:table-row>
        <table:table-row>
          <table:table-cell table:style-name="Tabla5.A1" office:value-type="string">
            <text:p text:style-name="P51">Tipo: </text:p>
          </table:table-cell>
          <table:table-cell table:style-name="Tabla5.A1" office:value-type="string">
            <text:p text:style-name="P51">Primario y Esencial </text:p>
          </table:table-cell>
        </table:table-row>
        <table:table-row>
          <table:table-cell table:style-name="Tabla5.A1" office:value-type="string">
            <text:p text:style-name="P51">Referencias: </text:p>
          </table:table-cell>
          <table:table-cell table:style-name="Tabla5.A1" office:value-type="string">
            <text:p text:style-name="P51">CU00<text:span text:style-name="T22">2, CU004, CU014</text:span></text:p>
          </table:table-cell>
        </table:table-row>
      </table:table>
      <text:p text:style-name="P8"> </text:p>
      <text:p text:style-name="P8"/>
      <text:p text:style-name="P8"/>
      <text:p text:style-name="P8"/>
      <text:p text:style-name="P8"/>
      <text:p text:style-name="P8"/>
      <text:p text:style-name="P13"><text:soft-page-break/><text:span text:style-name="T19">Segunda sección</text:span> 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1">Acción de los actores </text:p>
          </table:table-cell>
          <table:table-cell table:style-name="Tabla6.A1" office:value-type="string">
            <text:p text:style-name="P51">Respuesta del sistema </text:p>
          </table:table-cell>
        </table:table-row>
        <table:table-row>
          <table:table-cell table:style-name="Tabla6.A1" office:value-type="string">
            <text:p text:style-name="P51">1. El usuario inicia sesión en el sistema.<text:tab/></text:p>
          </table:table-cell>
          <table:table-cell table:style-name="Tabla6.A1" office:value-type="string">
            <text:p text:style-name="P7"><text:span text:style-name="T1">2. Muestra </text:span><text:span text:style-name="T3">la pantalla dependiendo el rol</text:span><text:span text:style-name="T1">.</text:span></text:p>
          </table:table-cell>
        </table:table-row>
        <table:table-row>
          <table:table-cell table:style-name="Tabla6.A1" office:value-type="string">
            <text:p text:style-name="P51">3. El usuario <text:span text:style-name="T23">selecciona recargar cartera. </text:span></text:p>
          </table:table-cell>
          <table:table-cell table:style-name="Tabla6.A1" office:value-type="string">
            <text:p text:style-name="P51">4. <text:span text:style-name="T23">El sistema le muestra su saldo actual y un formulario para agregar dinero. </text:span> </text:p>
          </table:table-cell>
        </table:table-row>
        <table:table-row>
          <table:table-cell table:style-name="Tabla6.A1" office:value-type="string">
            <text:p text:style-name="P51">5.<text:span text:style-name="T21">El usuario </text:span><text:span text:style-name="T23">ingresa la cantidad de dinero que desea agregar. </text:span></text:p>
          </table:table-cell>
          <table:table-cell table:style-name="Tabla6.A1" office:value-type="string">
            <text:p text:style-name="P43">6. <text:span text:style-name="T23">El sistema valida que la cantidad ingresada sea mayor a cero</text:span>. </text:p>
          </table:table-cell>
        </table:table-row>
        <table:table-row>
          <table:table-cell table:style-name="Tabla6.A1" office:value-type="string">
            <text:p text:style-name="P53">7. El usuario presiona el botón recargar dinero. </text:p>
          </table:table-cell>
          <table:table-cell table:style-name="Tabla6.A1" office:value-type="string">
            <text:p text:style-name="P51"><text:span text:style-name="T23">8</text:span>. <text:span text:style-name="T23">Se actualiza la cartera del usuario</text:span><text:span text:style-name="T21">. </text:span></text:p>
          </table:table-cell>
        </table:table-row>
        <table:table-row>
          <table:table-cell table:style-name="Tabla6.A1" office:value-type="string">
            <text:p text:style-name="P9">9. Se muestra un mensaje de transacción exitosa. </text:p>
          </table:table-cell>
          <table:table-cell table:style-name="Tabla6.A1" office:value-type="string">
            <text:p text:style-name="P7"> </text:p>
          </table:table-cell>
        </table:table-row>
      </table:table>
      <text:p text:style-name="P8"> </text:p>
      <text:p text:style-name="P62"><text:span text:style-name="T19">Tercera sección</text:span> </text:p>
      <text:p text:style-name="P52">Escenarios alternos </text:p>
      <text:list text:continue-numbering="true" text:style-name="L1">
        <text:list-item>
          <text:p text:style-name="P162">Línea <text:span text:style-name="T22">6</text:span>: Si <text:span text:style-name="T23">el monto de dinero es menor a cero se muestra un mensaje de error “El monto debe ser mayor a cero”</text:span></text:p>
        </text:list-item>
        <text:list-item>
          <text:p text:style-name="P162"><text:span text:style-name="T23">Línea 7: El usuario cancela la transacción, se regresa a la pantalla principal. </text:span><text:span text:style-name="T22"><text:s/></text:span></text:p>
        </text:list-item>
      </text:list>
      <text:p text:style-name="P33"><text:soft-page-break/>Primera sección 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9">Numero: </text:p>
          </table:table-cell>
          <table:table-cell table:style-name="Tabla7.A1" office:value-type="string">
            <text:p text:style-name="P59">CU00<text:span text:style-name="T23">4</text:span> </text:p>
          </table:table-cell>
        </table:table-row>
        <table:table-row>
          <table:table-cell table:style-name="Tabla7.A1" office:value-type="string">
            <text:p text:style-name="P59">Caso de Uso: </text:p>
          </table:table-cell>
          <table:table-cell table:style-name="Tabla7.A1" office:value-type="string">
            <text:p text:style-name="P59">Comprar anuncio</text:p>
          </table:table-cell>
        </table:table-row>
        <table:table-row>
          <table:table-cell table:style-name="Tabla7.A1" office:value-type="string">
            <text:p text:style-name="P59">Actores: </text:p>
          </table:table-cell>
          <table:table-cell table:style-name="Tabla7.A1" office:value-type="string">
            <text:p text:style-name="P59">Anunciante <text:span text:style-name="T22">(iniciador)</text:span></text:p>
          </table:table-cell>
        </table:table-row>
        <table:table-row>
          <table:table-cell table:style-name="Tabla7.A1" office:value-type="string">
            <text:p text:style-name="P59">Propósito: </text:p>
          </table:table-cell>
          <table:table-cell table:style-name="Tabla7.A1" office:value-type="string">
            <text:p text:style-name="P66">Comprar un anuncio publicitario para colocarlo durante un periodo de tiempo determinado. </text:p>
          </table:table-cell>
        </table:table-row>
        <table:table-row>
          <table:table-cell table:style-name="Tabla7.A1" office:value-type="string">
            <text:p text:style-name="P59">Precondición: </text:p>
          </table:table-cell>
          <table:table-cell table:style-name="Tabla7.A1" office:value-type="string">
            <text:p text:style-name="P44">CU002 (Inicio de sesión), <text:span text:style-name="T25">Rol Anunciante con saldo suficiente en la cartera. </text:span></text:p>
          </table:table-cell>
        </table:table-row>
        <table:table-row>
          <table:table-cell table:style-name="Tabla7.A1" office:value-type="string">
            <text:p text:style-name="P59">Resumen </text:p>
          </table:table-cell>
          <table:table-cell table:style-name="Tabla7.A1" office:value-type="string">
            <text:p text:style-name="P59">El anunciante completa la información del anuncio, selecciona tipo y período de vigencia, y realiza el pago con saldo de su cartera.</text:p>
          </table:table-cell>
        </table:table-row>
        <table:table-row>
          <table:table-cell table:style-name="Tabla7.A1" office:value-type="string">
            <text:p text:style-name="P59">Tipo: </text:p>
          </table:table-cell>
          <table:table-cell table:style-name="Tabla7.A1" office:value-type="string">
            <text:p text:style-name="P59">Primario y Esencial </text:p>
          </table:table-cell>
        </table:table-row>
        <table:table-row>
          <table:table-cell table:style-name="Tabla7.A1" office:value-type="string">
            <text:p text:style-name="P59">Referencias: </text:p>
          </table:table-cell>
          <table:table-cell table:style-name="Tabla7.A1" office:value-type="string">
            <text:p text:style-name="P59">CU00<text:span text:style-name="T22">2, CU00</text:span><text:span text:style-name="T25">3</text:span></text:p>
          </table:table-cell>
        </table:table-row>
      </table:table>
      <text:p text:style-name="P11"> </text:p>
      <text:p text:style-name="P11"/>
      <text:p text:style-name="P11"/>
      <text:p text:style-name="P11"/>
      <text:p text:style-name="P11"/>
      <text:p text:style-name="P11"><text:soft-page-break/></text:p>
      <text:p text:style-name="P14"><text:span text:style-name="T19">Segunda sección</text:span> 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9">Acción de los actores </text:p>
          </table:table-cell>
          <table:table-cell table:style-name="Tabla8.A1" office:value-type="string">
            <text:p text:style-name="P59">Respuesta del sistema </text:p>
          </table:table-cell>
        </table:table-row>
        <table:table-row>
          <table:table-cell table:style-name="Tabla8.A1" office:value-type="string">
            <text:p text:style-name="P59">1. <text:span text:style-name="T25">El anunciante selecciona “Comprar Anuncio”</text:span><text:tab/></text:p>
          </table:table-cell>
          <table:table-cell table:style-name="Tabla8.A1" office:value-type="string">
            <text:p text:style-name="P10"><text:span text:style-name="T1">2. </text:span><text:span text:style-name="T4">Se m</text:span><text:span text:style-name="T1">uestra</text:span><text:span text:style-name="T4">n lo</text:span><text:span text:style-name="T1"> tipos de anuncios disponibles y precios.</text:span></text:p>
          </table:table-cell>
        </table:table-row>
        <table:table-row>
          <table:table-cell table:style-name="Tabla8.A1" office:value-type="string">
            <text:p text:style-name="P59">3. El <text:span text:style-name="T25">anunciante selecciona el tipo de anuncio</text:span><text:span text:style-name="T23">. </text:span></text:p>
          </table:table-cell>
          <table:table-cell table:style-name="Tabla8.A1" office:value-type="string">
            <text:p text:style-name="P59">4. <text:span text:style-name="T26">Se muestra un</text:span> formulario específico según tipo seleccionado.</text:p>
          </table:table-cell>
        </table:table-row>
        <table:table-row>
          <table:table-cell table:style-name="Tabla8.A1" office:value-type="string">
            <text:p text:style-name="P59">5. <text:span text:style-name="T21">El </text:span><text:span text:style-name="T26">anunciante completa el formulario según el tipo de anuncio. </text:span></text:p>
          </table:table-cell>
          <table:table-cell table:style-name="Tabla8.A1" office:value-type="string">
            <text:p text:style-name="P44">5. <text:span text:style-name="T26">Se valida el formato agregado y el tamaño de los archivos. </text:span></text:p>
          </table:table-cell>
        </table:table-row>
        <table:table-row>
          <table:table-cell table:style-name="Tabla8.A1" office:value-type="string">
            <text:p text:style-name="P53">7. El <text:span text:style-name="T26">anunciante selecciona los días de visibilidad que desea (1 día, 3 días, 1 semana, 2 semanas).</text:span></text:p>
          </table:table-cell>
          <table:table-cell table:style-name="Tabla8.A1" office:value-type="string">
            <text:p text:style-name="P59"><text:span text:style-name="T23">8</text:span>. <text:span text:style-name="T26">El sistema calcula el costo por el tipo y periodo de días. </text:span></text:p>
          </table:table-cell>
        </table:table-row>
        <table:table-row>
          <table:table-cell table:style-name="Tabla8.A1" office:value-type="string">
            <text:p text:style-name="P9">9. <text:span text:style-name="T26">El anunciante confirma la compra de anuncio. </text:span></text:p>
          </table:table-cell>
          <table:table-cell table:style-name="Tabla8.A1" office:value-type="string">
            <text:p text:style-name="P10"> <text:span text:style-name="T26">10. El sistema verifica que el saldo de la cartera sea suficiente. </text:span></text:p>
          </table:table-cell>
        </table:table-row>
        <table:table-row>
          <table:table-cell table:style-name="Tabla8.A1" office:value-type="string">
            <text:p text:style-name="P9"/>
          </table:table-cell>
          <table:table-cell table:style-name="Tabla8.A1" office:value-type="string">
            <text:p text:style-name="P20">11. Se procesa el pago, se descuenta de la cartera del anunciante y se actualiza el saldo de la cartera. </text:p>
          </table:table-cell>
        </table:table-row>
        <text:soft-page-break/>
        <table:table-row>
          <table:table-cell table:style-name="Tabla8.A1" office:value-type="string">
            <text:p text:style-name="P20">12. Se muestra un mensaje de compra exitosa. </text:p>
          </table:table-cell>
          <table:table-cell table:style-name="Tabla8.A1" office:value-type="string">
            <text:p text:style-name="P20"/>
          </table:table-cell>
        </table:table-row>
      </table:table>
      <text:p text:style-name="P11"> </text:p>
      <text:p text:style-name="P63"><text:span text:style-name="T19">Tercera sección</text:span> </text:p>
      <text:p text:style-name="P60">Escenarios alternos </text:p>
      <text:list text:continue-numbering="true" text:style-name="L1">
        <text:list-item>
          <text:p text:style-name="P163"><text:span text:style-name="T23">Línea </text:span><text:span text:style-name="T26">5</text:span><text:span text:style-name="T23">: </text:span><text:span text:style-name="T26">Si se subirá una imagen o video se verifica que el formato sea el correcto (PNG, JPG o MP4).</text:span><text:span text:style-name="T22"> </text:span></text:p>
        </text:list-item>
        <text:list-item>
          <text:p text:style-name="P162">Línea <text:span text:style-name="T26">9</text:span>: Si <text:span text:style-name="T26">el saldo en la cartera es menor al precio del anuncio que se desea comprar se muestra un mensaje de “Saldo insuficiente” y se pide que se recargue la cartera. </text:span></text:p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4"><text:soft-page-break/>Primera sección 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7">Numero: </text:p>
          </table:table-cell>
          <table:table-cell table:style-name="Tabla9.A1" office:value-type="string">
            <text:p text:style-name="P67">CU00<text:span text:style-name="T26">5</text:span></text:p>
          </table:table-cell>
        </table:table-row>
        <table:table-row>
          <table:table-cell table:style-name="Tabla9.A1" office:value-type="string">
            <text:p text:style-name="P67">Caso de Uso: </text:p>
          </table:table-cell>
          <table:table-cell table:style-name="Tabla9.A1" office:value-type="string">
            <text:p text:style-name="P67">Desactivar anuncio</text:p>
          </table:table-cell>
        </table:table-row>
        <table:table-row>
          <table:table-cell table:style-name="Tabla9.A1" office:value-type="string">
            <text:p text:style-name="P67">Actores: </text:p>
          </table:table-cell>
          <table:table-cell table:style-name="Tabla9.A1" office:value-type="string">
            <text:p text:style-name="P67">Anunciante <text:span text:style-name="T27">(iniciador)</text:span></text:p>
          </table:table-cell>
        </table:table-row>
        <table:table-row>
          <table:table-cell table:style-name="Tabla9.A1" office:value-type="string">
            <text:p text:style-name="P67">Propósito: </text:p>
          </table:table-cell>
          <table:table-cell table:style-name="Tabla9.A1" office:value-type="string">
            <text:p text:style-name="P69">Desactivar un anuncio comprado con anterioridad y activo que ya no se desea mostrar. </text:p>
          </table:table-cell>
        </table:table-row>
        <table:table-row>
          <table:table-cell table:style-name="Tabla9.A1" office:value-type="string">
            <text:p text:style-name="P67">Precondición: </text:p>
          </table:table-cell>
          <table:table-cell table:style-name="Tabla9.A1" office:value-type="string">
            <text:p text:style-name="P46">CU002 (Inicio de sesión), <text:span text:style-name="T25">Rol Anunciante con </text:span><text:span text:style-name="T27">anuncios comprados y activos. </text:span></text:p>
          </table:table-cell>
        </table:table-row>
        <table:table-row>
          <table:table-cell table:style-name="Tabla9.A1" office:value-type="string">
            <text:p text:style-name="P67">Resumen </text:p>
          </table:table-cell>
          <table:table-cell table:style-name="Tabla9.A1" office:value-type="string">
            <text:p text:style-name="P67">El anunciante accede a sus anuncios publicados y selecciona desactivar un anuncio específico.</text:p>
          </table:table-cell>
        </table:table-row>
        <table:table-row>
          <table:table-cell table:style-name="Tabla9.A1" office:value-type="string">
            <text:p text:style-name="P67">Tipo: </text:p>
          </table:table-cell>
          <table:table-cell table:style-name="Tabla9.A1" office:value-type="string">
            <text:p text:style-name="P69">Secundario</text:p>
          </table:table-cell>
        </table:table-row>
        <table:table-row>
          <table:table-cell table:style-name="Tabla9.A1" office:value-type="string">
            <text:p text:style-name="P67">Referencias: </text:p>
          </table:table-cell>
          <table:table-cell table:style-name="Tabla9.A1" office:value-type="string">
            <text:p text:style-name="P67">CU00<text:span text:style-name="T22">2, CU004.</text:span></text:p>
          </table:table-cell>
        </table:table-row>
      </table:table>
      <text:p text:style-name="P22"> </text:p>
      <text:p text:style-name="P22"/>
      <text:p text:style-name="P22"/>
      <text:p text:style-name="P22"/>
      <text:p text:style-name="P22"/>
      <text:p text:style-name="P22"><text:soft-page-break/></text:p>
      <text:p text:style-name="P15"><text:span text:style-name="T19">Segunda sección</text:span> 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7">Acción de los actores </text:p>
          </table:table-cell>
          <table:table-cell table:style-name="Tabla10.A1" office:value-type="string">
            <text:p text:style-name="P67">Respuesta del sistema </text:p>
          </table:table-cell>
        </table:table-row>
        <table:table-row>
          <table:table-cell table:style-name="Tabla10.A1" office:value-type="string">
            <text:p text:style-name="P67">1. El <text:span text:style-name="T27">anunciante selecciona <text:s/>“Anuncios publicados”</text:span><text:tab/></text:p>
          </table:table-cell>
          <table:table-cell table:style-name="Tabla10.A1" office:value-type="string">
            <text:p text:style-name="P21"><text:span text:style-name="T1">2. </text:span><text:span text:style-name="T5">Se mostraran los anuncios comprados y publicados por él. </text:span></text:p>
          </table:table-cell>
        </table:table-row>
        <table:table-row>
          <table:table-cell table:style-name="Tabla10.A1" office:value-type="string">
            <text:p text:style-name="P67">3. <text:span text:style-name="T27">El anunciante elegirá el anuncio que desea desactivar</text:span><text:span text:style-name="T23">. </text:span></text:p>
          </table:table-cell>
          <table:table-cell table:style-name="Tabla10.A1" office:value-type="string">
            <text:p text:style-name="P67">4. <text:span text:style-name="T27">El sistema mostrara la información del anuncio que se desea desactivar. </text:span></text:p>
          </table:table-cell>
        </table:table-row>
        <table:table-row>
          <table:table-cell table:style-name="Tabla10.A1" office:value-type="string">
            <text:p text:style-name="P67">5.<text:span text:style-name="T21">El </text:span><text:span text:style-name="T28">anunciante presiona el botón desactivar anuncio. </text:span></text:p>
          </table:table-cell>
          <table:table-cell table:style-name="Tabla10.A1" office:value-type="string">
            <text:p text:style-name="P45">6. <text:span text:style-name="T23">El sistema </text:span><text:span text:style-name="T28">cambia el estado del anuncio a “deshabilitado”</text:span>. </text:p>
          </table:table-cell>
        </table:table-row>
        <table:table-row>
          <table:table-cell table:style-name="Tabla10.A1" office:value-type="string">
            <text:p text:style-name="P54">7. <text:span text:style-name="T28">Se muestra un mensaje de cambio exitoso</text:span>. </text:p>
          </table:table-cell>
          <table:table-cell table:style-name="Tabla10.A1" office:value-type="string">
            <text:p text:style-name="P67"><text:span text:style-name="T23">8</text:span>. <text:span text:style-name="T28">El sistema </text:span><text:span text:style-name="T23"><text:s/></text:span><text:span text:style-name="T28">quita el anuncio publicado donde estaba</text:span><text:span text:style-name="T21">. </text:span></text:p>
          </table:table-cell>
        </table:table-row>
      </table:table>
      <text:p text:style-name="P22"> </text:p>
      <text:p text:style-name="P64"><text:span text:style-name="T19">Tercera sección</text:span> </text:p>
      <text:p text:style-name="P68">Escenarios alternos </text:p>
      <text:list text:continue-numbering="true" text:style-name="L1">
        <text:list-item>
          <text:p text:style-name="P163">Línea <text:span text:style-name="T28">2</text:span>: <text:span text:style-name="T28">Si no hay anuncios comprados se mostrara “Sin anuncios publicados”</text:span></text:p>
        </text:list-item>
        <text:list-item>
          <text:p text:style-name="P163"><text:span text:style-name="T23">Línea </text:span><text:span text:style-name="T28">5</text:span><text:span text:style-name="T23">: </text:span><text:span text:style-name="T28">El anunciante regresa al inicio de pantalla, sin ningún cambio en los anuncios</text:span><text:span text:style-name="T23">. </text:span><text:span text:style-name="T22"><text:s/></text:span></text:p>
        </text:list-item>
      </text:list>
      <text:p text:style-name="P68"/>
      <text:p text:style-name="P35"><text:soft-page-break/>Primera sección 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4">Numero: </text:p>
          </table:table-cell>
          <table:table-cell table:style-name="Tabla11.A1" office:value-type="string">
            <text:p text:style-name="P74">CU00<text:span text:style-name="T28">6</text:span></text:p>
          </table:table-cell>
        </table:table-row>
        <table:table-row>
          <table:table-cell table:style-name="Tabla11.A1" office:value-type="string">
            <text:p text:style-name="P74">Caso de Uso: </text:p>
          </table:table-cell>
          <table:table-cell table:style-name="Tabla11.A1" office:value-type="string">
            <text:p text:style-name="P74">Editar anuncio</text:p>
          </table:table-cell>
        </table:table-row>
        <table:table-row>
          <table:table-cell table:style-name="Tabla11.A1" office:value-type="string">
            <text:p text:style-name="P74">Actores: </text:p>
          </table:table-cell>
          <table:table-cell table:style-name="Tabla11.A1" office:value-type="string">
            <text:p text:style-name="P74">Anunciante <text:span text:style-name="T27">(iniciador)</text:span></text:p>
          </table:table-cell>
        </table:table-row>
        <table:table-row>
          <table:table-cell table:style-name="Tabla11.A1" office:value-type="string">
            <text:p text:style-name="P74">Propósito: </text:p>
          </table:table-cell>
          <table:table-cell table:style-name="Tabla11.A1" office:value-type="string">
            <text:p text:style-name="P70"><text:span text:style-name="T28">Editar la información de un anuncio publicado</text:span> </text:p>
          </table:table-cell>
        </table:table-row>
        <table:table-row>
          <table:table-cell table:style-name="Tabla11.A1" office:value-type="string">
            <text:p text:style-name="P74">Precondición: </text:p>
          </table:table-cell>
          <table:table-cell table:style-name="Tabla11.A1" office:value-type="string">
            <text:p text:style-name="P47">CU002 (Inicio de sesión), <text:span text:style-name="T25">Rol Anunciante con </text:span><text:span text:style-name="T27">anuncios comprados y activos. </text:span></text:p>
          </table:table-cell>
        </table:table-row>
        <table:table-row>
          <table:table-cell table:style-name="Tabla11.A1" office:value-type="string">
            <text:p text:style-name="P74">Resumen </text:p>
          </table:table-cell>
          <table:table-cell table:style-name="Tabla11.A1" office:value-type="string">
            <text:p text:style-name="P74">El anunciante accede a sus anuncios publicados y selecciona <text:span text:style-name="T28">editar</text:span> <text:span text:style-name="T28">anuncio y modifica los campos que desee</text:span>.</text:p>
          </table:table-cell>
        </table:table-row>
        <table:table-row>
          <table:table-cell table:style-name="Tabla11.A1" office:value-type="string">
            <text:p text:style-name="P74">Tipo: </text:p>
          </table:table-cell>
          <table:table-cell table:style-name="Tabla11.A1" office:value-type="string">
            <text:p text:style-name="P70">Secundario</text:p>
          </table:table-cell>
        </table:table-row>
        <table:table-row>
          <table:table-cell table:style-name="Tabla11.A1" office:value-type="string">
            <text:p text:style-name="P74">Referencias: </text:p>
          </table:table-cell>
          <table:table-cell table:style-name="Tabla11.A1" office:value-type="string">
            <text:p text:style-name="P74">CU00<text:span text:style-name="T22">2, CU004.</text:span></text:p>
          </table:table-cell>
        </table:table-row>
      </table:table>
      <text:p text:style-name="P24"> </text:p>
      <text:p text:style-name="P24"/>
      <text:p text:style-name="P24"/>
      <text:p text:style-name="P24"/>
      <text:p text:style-name="P24"/>
      <text:p text:style-name="P24"/>
      <text:p text:style-name="P16"><text:soft-page-break/><text:span text:style-name="T19">Segunda sección</text:span> 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74">Acción de los actores </text:p>
          </table:table-cell>
          <table:table-cell table:style-name="Tabla12.A1" office:value-type="string">
            <text:p text:style-name="P74">Respuesta del sistema </text:p>
          </table:table-cell>
        </table:table-row>
        <table:table-row>
          <table:table-cell table:style-name="Tabla12.A1" office:value-type="string">
            <text:p text:style-name="P74">1. El <text:span text:style-name="T27">anunciante selecciona <text:s/>“Anuncios publicados”</text:span><text:tab/></text:p>
          </table:table-cell>
          <table:table-cell table:style-name="Tabla12.A1" office:value-type="string">
            <text:p text:style-name="P23"><text:span text:style-name="T1">2. </text:span><text:span text:style-name="T5">Se mostraran los anuncios comprados y publicados por él. </text:span></text:p>
          </table:table-cell>
        </table:table-row>
        <table:table-row>
          <table:table-cell table:style-name="Tabla12.A1" office:value-type="string">
            <text:p text:style-name="P74">3. <text:span text:style-name="T27">El anunciante elegirá el anuncio que desea </text:span><text:span text:style-name="T28">editar</text:span><text:span text:style-name="T23">. </text:span></text:p>
          </table:table-cell>
          <table:table-cell table:style-name="Tabla12.A1" office:value-type="string">
            <text:p text:style-name="P74">4. <text:span text:style-name="T27">El sistema mostrara </text:span><text:span text:style-name="T28">un formulario con </text:span><text:span text:style-name="T27">la información del anuncio que se desea </text:span><text:span text:style-name="T28">editar </text:span><text:span text:style-name="T27">. </text:span></text:p>
          </table:table-cell>
        </table:table-row>
        <table:table-row>
          <table:table-cell table:style-name="Tabla12.A1" office:value-type="string">
            <text:p text:style-name="P74">5.<text:span text:style-name="T21">El </text:span><text:span text:style-name="T28">anunciante modifica los campos que desee cambiar. </text:span></text:p>
          </table:table-cell>
          <table:table-cell table:style-name="Tabla12.A1" office:value-type="string">
            <text:p text:style-name="P47">6. <text:span text:style-name="T23">El sistema </text:span><text:span text:style-name="T28">valida los campos ingresados.</text:span></text:p>
          </table:table-cell>
        </table:table-row>
        <table:table-row>
          <table:table-cell table:style-name="Tabla12.A1" office:value-type="string">
            <text:p text:style-name="P55">7. <text:span text:style-name="T28">El anunciante presiona el botón actualizar</text:span>. </text:p>
          </table:table-cell>
          <table:table-cell table:style-name="Tabla12.A1" office:value-type="string">
            <text:p text:style-name="P74"><text:span text:style-name="T23">8</text:span>. <text:span text:style-name="T28">El sistema guarda los cambios hechos. </text:span></text:p>
          </table:table-cell>
        </table:table-row>
        <table:table-row>
          <table:table-cell table:style-name="Tabla12.A1" office:value-type="string">
            <text:p text:style-name="P76">9. Se muestra un mensaje de anuncio actualizado. </text:p>
          </table:table-cell>
          <table:table-cell table:style-name="Tabla12.A1" office:value-type="string">
            <text:p text:style-name="P76">10. El sistema actualiza los cambios hechos al anuncio editado. </text:p>
          </table:table-cell>
        </table:table-row>
      </table:table>
      <text:p text:style-name="P24"> </text:p>
      <text:p text:style-name="P65"><text:span text:style-name="T19">Tercera sección</text:span> </text:p>
      <text:p text:style-name="P75">Escenarios alternos </text:p>
      <text:list text:continue-numbering="true" text:style-name="L1">
        <text:list-item>
          <text:p text:style-name="P164">Línea <text:span text:style-name="T28">6</text:span>: <text:span text:style-name="T28">Los datos modificados son inválidos se muestra un mensaje de error “Formato de anuncio no valido” </text:span></text:p>
        </text:list-item>
        <text:list-item>
          <text:p text:style-name="P164"><text:span text:style-name="T23">Línea </text:span><text:span text:style-name="T28">7</text:span><text:span text:style-name="T23">: </text:span><text:span text:style-name="T28">El anunciante cancela la edición, y regresa a la pantalla de inicio.</text:span></text:p>
        </text:list-item>
      </text:list>
      <text:p text:style-name="P35"><text:soft-page-break/>Primera sección 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4">Numero: </text:p>
          </table:table-cell>
          <table:table-cell table:style-name="Tabla13.A1" office:value-type="string">
            <text:p text:style-name="P74">CU00<text:span text:style-name="T28">7</text:span></text:p>
          </table:table-cell>
        </table:table-row>
        <table:table-row>
          <table:table-cell table:style-name="Tabla13.A1" office:value-type="string">
            <text:p text:style-name="P74">Caso de Uso: </text:p>
          </table:table-cell>
          <table:table-cell table:style-name="Tabla13.A1" office:value-type="string">
            <text:p text:style-name="P74">Bloqueo de anuncio</text:p>
          </table:table-cell>
        </table:table-row>
        <table:table-row>
          <table:table-cell table:style-name="Tabla13.A1" office:value-type="string">
            <text:p text:style-name="P74">Actores: </text:p>
          </table:table-cell>
          <table:table-cell table:style-name="Tabla13.A1" office:value-type="string">
            <text:p text:style-name="P74"><text:span text:style-name="T29">Administrador de cines</text:span> <text:span text:style-name="T27">(iniciador)</text:span></text:p>
          </table:table-cell>
        </table:table-row>
        <table:table-row>
          <table:table-cell table:style-name="Tabla13.A1" office:value-type="string">
            <text:p text:style-name="P74">Propósito: </text:p>
          </table:table-cell>
          <table:table-cell table:style-name="Tabla13.A1" office:value-type="string">
            <text:p text:style-name="P70"><text:span text:style-name="T29">Bloquear los anuncios que se encuentran en los cines administrados. </text:span><text:s/></text:p>
          </table:table-cell>
        </table:table-row>
        <table:table-row>
          <table:table-cell table:style-name="Tabla13.A1" office:value-type="string">
            <text:p text:style-name="P74">Precondición: </text:p>
          </table:table-cell>
          <table:table-cell table:style-name="Tabla13.A1" office:value-type="string">
            <text:p text:style-name="P47">CU002 (Inicio de sesión), <text:span text:style-name="T25">Rol </text:span><text:span text:style-name="T29">Administrador de cines con saldo en la cartera. </text:span></text:p>
          </table:table-cell>
        </table:table-row>
        <table:table-row>
          <table:table-cell table:style-name="Tabla13.A1" office:value-type="string">
            <text:p text:style-name="P74">Resumen </text:p>
          </table:table-cell>
          <table:table-cell table:style-name="Tabla13.A1" office:value-type="string">
            <text:p text:style-name="P74">E<text:span text:style-name="T30">l administrador de cines elige el anuncio en la sala de cines que administra que desea bloquear para que no se vea durante el tiempo determinado que el desee. </text:span></text:p>
          </table:table-cell>
        </table:table-row>
        <table:table-row>
          <table:table-cell table:style-name="Tabla13.A1" office:value-type="string">
            <text:p text:style-name="P74">Tipo: </text:p>
          </table:table-cell>
          <table:table-cell table:style-name="Tabla13.A1" office:value-type="string">
            <text:p text:style-name="P70">Secundario</text:p>
          </table:table-cell>
        </table:table-row>
        <table:table-row>
          <table:table-cell table:style-name="Tabla13.A1" office:value-type="string">
            <text:p text:style-name="P74">Referencias: </text:p>
          </table:table-cell>
          <table:table-cell table:style-name="Tabla13.A1" office:value-type="string">
            <text:p text:style-name="P74">CU00<text:span text:style-name="T22">2, CU00</text:span><text:span text:style-name="T30">3</text:span><text:span text:style-name="T22">.</text:span></text:p>
          </table:table-cell>
        </table:table-row>
      </table:table>
      <text:p text:style-name="P24"> </text:p>
      <text:p text:style-name="P24"/>
      <text:p text:style-name="P24"/>
      <text:p text:style-name="P24"/>
      <text:p text:style-name="P24"/>
      <text:p text:style-name="P24"/>
      <text:p text:style-name="P16"><text:soft-page-break/><text:span text:style-name="T19">Segunda sección</text:span> 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74">Acción de los actores </text:p>
          </table:table-cell>
          <table:table-cell table:style-name="Tabla14.A1" office:value-type="string">
            <text:p text:style-name="P74">Respuesta del sistema </text:p>
          </table:table-cell>
        </table:table-row>
        <table:table-row>
          <table:table-cell table:style-name="Tabla14.A1" office:value-type="string">
            <text:p text:style-name="P74">1. El <text:span text:style-name="T30">administrador de cines selecciona “Gestionar anuncios”</text:span><text:tab/></text:p>
          </table:table-cell>
          <table:table-cell table:style-name="Tabla14.A1" office:value-type="string">
            <text:p text:style-name="P23"><text:span text:style-name="T1">2. </text:span><text:span text:style-name="T5">Se mostraran los anuncios </text:span><text:span text:style-name="T6">publicados en los cines que administra. </text:span></text:p>
          </table:table-cell>
        </table:table-row>
        <table:table-row>
          <table:table-cell table:style-name="Tabla14.A1" office:value-type="string">
            <text:p text:style-name="P74">3. <text:span text:style-name="T27">El </text:span><text:span text:style-name="T30">administrador</text:span><text:span text:style-name="T27"> elegirá el anuncio que desea </text:span><text:span text:style-name="T30">bloquear</text:span><text:span text:style-name="T23">. </text:span></text:p>
          </table:table-cell>
          <table:table-cell table:style-name="Tabla14.A1" office:value-type="string">
            <text:p text:style-name="P74">4. <text:span text:style-name="T27">El sistema mostrara </text:span><text:span text:style-name="T30">información del anuncio que se desea bloquear</text:span><text:span text:style-name="T28"> </text:span><text:span text:style-name="T27">. </text:span></text:p>
          </table:table-cell>
        </table:table-row>
        <table:table-row>
          <table:table-cell table:style-name="Tabla14.A1" office:value-type="string">
            <text:p text:style-name="P74">5.<text:span text:style-name="T21">El </text:span><text:span text:style-name="T30">administrador</text:span><text:span text:style-name="T28"> </text:span><text:span text:style-name="T30">elegirá los días que desea bloquear el anuncio. </text:span></text:p>
          </table:table-cell>
          <table:table-cell table:style-name="Tabla14.A1" office:value-type="string">
            <text:p text:style-name="P47">6. <text:span text:style-name="T23">El sistema </text:span><text:span text:style-name="T30">calcula el precio por el bloqueo del anuncio dependiendo de los días. </text:span></text:p>
          </table:table-cell>
        </table:table-row>
        <table:table-row>
          <table:table-cell table:style-name="Tabla14.A1" office:value-type="string">
            <text:p text:style-name="P55">7. <text:span text:style-name="T28">El </text:span><text:span text:style-name="T30">administrador</text:span><text:span text:style-name="T28"> presiona el botón </text:span><text:span text:style-name="T30">bloquear</text:span>. </text:p>
          </table:table-cell>
          <table:table-cell table:style-name="Tabla14.A1" office:value-type="string">
            <text:p text:style-name="P74"><text:span text:style-name="T23">8</text:span>. <text:span text:style-name="T28">El sistema </text:span><text:span text:style-name="T30">verifica el saldo en la cartera del administrador</text:span><text:span text:style-name="T28">. </text:span></text:p>
          </table:table-cell>
        </table:table-row>
        <table:table-row>
          <table:table-cell table:style-name="Tabla14.A1" office:value-type="string">
            <text:p text:style-name="P76"/>
          </table:table-cell>
          <table:table-cell table:style-name="Tabla14.A1" office:value-type="string">
            <text:p text:style-name="P76"><text:span text:style-name="T30">9</text:span>. El sistema <text:span text:style-name="T30">valida el pago para el bloqueo del anuncio y lo bloquea. </text:span></text:p>
          </table:table-cell>
        </table:table-row>
        <table:table-row>
          <table:table-cell table:style-name="Tabla14.A1" office:value-type="string">
            <text:p text:style-name="P79">10.Se muestra un mensaje de anuncio bloqueado. </text:p>
          </table:table-cell>
          <table:table-cell table:style-name="Tabla14.A1" office:value-type="string">
            <text:p text:style-name="P79">11. Se oculta el anuncio en los cines publicados por el tiempo especificado. </text:p>
          </table:table-cell>
        </table:table-row>
      </table:table>
      <text:p text:style-name="P24"> </text:p>
      <text:p text:style-name="P65"><text:span text:style-name="T19"/></text:p>
      <text:p text:style-name="P65"><text:span text:style-name="T19"/></text:p>
      <text:p text:style-name="P65"><text:soft-page-break/><text:span text:style-name="T19">Tercera sección</text:span> </text:p>
      <text:p text:style-name="P75">Escenarios alternos </text:p>
      <text:list text:continue-numbering="true" text:style-name="L1">
        <text:list-item>
          <text:p text:style-name="P164">Línea <text:span text:style-name="T30">7</text:span>: <text:span text:style-name="T30">El administrador cancela el bloqueo y regresa a la gestión de los anuncios. </text:span></text:p>
        </text:list-item>
        <text:list-item>
          <text:p text:style-name="P164"><text:span text:style-name="T23">Línea </text:span><text:span text:style-name="T30">8</text:span><text:span text:style-name="T23">: </text:span><text:span text:style-name="T30">Si no tiene el saldo suficiente para la transacción se mostrara un mensaje de error “Saldo insuficiente para el bloqueo” y se pedirá que recargue la cartera. </text:span></text:p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36"><text:soft-page-break/>Primera sección 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83">Numero: </text:p>
          </table:table-cell>
          <table:table-cell table:style-name="Tabla15.A1" office:value-type="string">
            <text:p text:style-name="P83">CU00<text:span text:style-name="T31">8</text:span></text:p>
          </table:table-cell>
        </table:table-row>
        <table:table-row>
          <table:table-cell table:style-name="Tabla15.A1" office:value-type="string">
            <text:p text:style-name="P83">Caso de Uso: </text:p>
          </table:table-cell>
          <table:table-cell table:style-name="Tabla15.A1" office:value-type="string">
            <text:p text:style-name="P83">Actualizar costo de anuncios</text:p>
          </table:table-cell>
        </table:table-row>
        <table:table-row>
          <table:table-cell table:style-name="Tabla15.A1" office:value-type="string">
            <text:p text:style-name="P83">Actores: </text:p>
          </table:table-cell>
          <table:table-cell table:style-name="Tabla15.A1" office:value-type="string">
            <text:p text:style-name="P83"><text:span text:style-name="T29">Administrador de </text:span><text:span text:style-name="T31">sistema</text:span> <text:span text:style-name="T27">(iniciador)</text:span></text:p>
          </table:table-cell>
        </table:table-row>
        <table:table-row>
          <table:table-cell table:style-name="Tabla15.A1" office:value-type="string">
            <text:p text:style-name="P83">Propósito: </text:p>
          </table:table-cell>
          <table:table-cell table:style-name="Tabla15.A1" office:value-type="string">
            <text:p text:style-name="P71"><text:span text:style-name="T31">Actualizar el precio en el bloqueo de anuncios para los cines. </text:span><text:span text:style-name="T29"><text:s/></text:span><text:s/></text:p>
          </table:table-cell>
        </table:table-row>
        <table:table-row>
          <table:table-cell table:style-name="Tabla15.A1" office:value-type="string">
            <text:p text:style-name="P83">Precondición: </text:p>
          </table:table-cell>
          <table:table-cell table:style-name="Tabla15.A1" office:value-type="string">
            <text:p text:style-name="P48">CU002 (Inicio de sesión), <text:span text:style-name="T25">Rol </text:span><text:span text:style-name="T29">Administrador de </text:span><text:span text:style-name="T31">sistema. </text:span></text:p>
          </table:table-cell>
        </table:table-row>
        <table:table-row>
          <table:table-cell table:style-name="Tabla15.A1" office:value-type="string">
            <text:p text:style-name="P83">Resumen </text:p>
          </table:table-cell>
          <table:table-cell table:style-name="Tabla15.A1" office:value-type="string">
            <text:p text:style-name="P80">El administrador del sistema asigna o actualiza el precio por ocultar anuncios para cada cine específico. </text:p>
          </table:table-cell>
        </table:table-row>
        <table:table-row>
          <table:table-cell table:style-name="Tabla15.A1" office:value-type="string">
            <text:p text:style-name="P83">Tipo: </text:p>
          </table:table-cell>
          <table:table-cell table:style-name="Tabla15.A1" office:value-type="string">
            <text:p text:style-name="P85">Primario y Esencial. </text:p>
          </table:table-cell>
        </table:table-row>
        <table:table-row>
          <table:table-cell table:style-name="Tabla15.A1" office:value-type="string">
            <text:p text:style-name="P83">Referencias: </text:p>
          </table:table-cell>
          <table:table-cell table:style-name="Tabla15.A1" office:value-type="string">
            <text:p text:style-name="P83">CU00<text:span text:style-name="T22">2. </text:span></text:p>
          </table:table-cell>
        </table:table-row>
      </table:table>
      <text:p text:style-name="P26"> </text:p>
      <text:p text:style-name="P26"/>
      <text:p text:style-name="P26"/>
      <text:p text:style-name="P26"/>
      <text:p text:style-name="P26"/>
      <text:p text:style-name="P26"/>
      <text:p text:style-name="P17"><text:soft-page-break/><text:span text:style-name="T19">Segunda sección</text:span> 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83">Acción de los actores </text:p>
          </table:table-cell>
          <table:table-cell table:style-name="Tabla16.A1" office:value-type="string">
            <text:p text:style-name="P83">Respuesta del sistema </text:p>
          </table:table-cell>
        </table:table-row>
        <table:table-row>
          <table:table-cell table:style-name="Tabla16.A1" office:value-type="string">
            <text:p text:style-name="P83">1.El administrador del sistema selecciona "Gestión de Cines".<text:tab/><text:tab/></text:p>
          </table:table-cell>
          <table:table-cell table:style-name="Tabla16.A1" office:value-type="string">
            <text:p text:style-name="P25"><text:span text:style-name="T1">2. </text:span><text:span text:style-name="T5">Se mostraran los </text:span><text:span text:style-name="T7">cines registrados. </text:span></text:p>
          </table:table-cell>
        </table:table-row>
        <table:table-row>
          <table:table-cell table:style-name="Tabla16.A1" office:value-type="string">
            <text:p text:style-name="P83">3. <text:span text:style-name="T27">El </text:span><text:span text:style-name="T30">administrador</text:span><text:span text:style-name="T27"> elegirá </text:span><text:span text:style-name="T32">cine que desea configurar. </text:span></text:p>
          </table:table-cell>
          <table:table-cell table:style-name="Tabla16.A1" office:value-type="string">
            <text:p text:style-name="P83">4. <text:span text:style-name="T27">El sistema mostrara </text:span><text:span text:style-name="T30">información del </text:span><text:span text:style-name="T32">cine seleccionado. </text:span></text:p>
          </table:table-cell>
        </table:table-row>
        <table:table-row>
          <table:table-cell table:style-name="Tabla16.A1" office:value-type="string">
            <text:p text:style-name="P83">5.<text:span text:style-name="T21">El </text:span><text:span text:style-name="T30">administrador</text:span><text:span text:style-name="T28"> </text:span><text:span text:style-name="T32">modificara el precio para ocultar anuncios. </text:span></text:p>
          </table:table-cell>
          <table:table-cell table:style-name="Tabla16.A1" office:value-type="string">
            <text:p text:style-name="P48">6. <text:span text:style-name="T23">El sistema </text:span><text:span text:style-name="T32">verifica que el precio nuevo sea mayor a cero. </text:span><text:span text:style-name="T30"><text:s/></text:span></text:p>
          </table:table-cell>
        </table:table-row>
        <table:table-row>
          <table:table-cell table:style-name="Tabla16.A1" office:value-type="string">
            <text:p text:style-name="P56">7. <text:span text:style-name="T28">El </text:span><text:span text:style-name="T30">administrador</text:span><text:span text:style-name="T28"> presiona el botón </text:span><text:span text:style-name="T32">guardar cambios</text:span>. </text:p>
          </table:table-cell>
          <table:table-cell table:style-name="Tabla16.A1" office:value-type="string">
            <text:p text:style-name="P83"><text:span text:style-name="T23">8</text:span>. <text:span text:style-name="T28">El sistema </text:span><text:span text:style-name="T32">actualiza el precio de los anuncios modificados. </text:span><text:span text:style-name="T28"><text:s/></text:span></text:p>
          </table:table-cell>
        </table:table-row>
        <table:table-row>
          <table:table-cell table:style-name="Tabla16.A1" office:value-type="string">
            <text:p text:style-name="P88">9. Se muestra un mensaje de precio actualizado. </text:p>
          </table:table-cell>
          <table:table-cell table:style-name="Tabla16.A1" office:value-type="string">
            <text:p text:style-name="P77"/>
          </table:table-cell>
        </table:table-row>
      </table:table>
      <text:p text:style-name="P28"> <text:span text:style-name="T8">Tercera sección</text:span><text:span text:style-name="T9"> </text:span></text:p>
      <text:p text:style-name="P84">Escenarios alternos </text:p>
      <text:list text:continue-numbering="true" text:style-name="L1">
        <text:list-item>
          <text:p text:style-name="P165">Línea <text:span text:style-name="T32">6</text:span>: <text:span text:style-name="T32">Si el precio ingresado es menor o igual a cero se muestra un mensaje de error “El precio debe de ser mayor a cero”.</text:span></text:p>
        </text:list-item>
        <text:list-item>
          <text:p text:style-name="P165"><text:span text:style-name="T23">Línea </text:span><text:span text:style-name="T32">7</text:span><text:span text:style-name="T23">: </text:span><text:span text:style-name="T32">Si el administrador cancela los cambios se regresa al apartado de seleccionar cine. </text:span></text:p>
        </text:list-item>
      </text:list>
      <text:p text:style-name="P37"><text:soft-page-break/>Primera sección 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90">Numero: </text:p>
          </table:table-cell>
          <table:table-cell table:style-name="Tabla17.A1" office:value-type="string">
            <text:p text:style-name="P90">CU00<text:span text:style-name="T33">9</text:span></text:p>
          </table:table-cell>
        </table:table-row>
        <table:table-row>
          <table:table-cell table:style-name="Tabla17.A1" office:value-type="string">
            <text:p text:style-name="P90">Caso de Uso: </text:p>
          </table:table-cell>
          <table:table-cell table:style-name="Tabla17.A1" office:value-type="string">
            <text:p text:style-name="P90">Crear sala de cine</text:p>
          </table:table-cell>
        </table:table-row>
        <table:table-row>
          <table:table-cell table:style-name="Tabla17.A1" office:value-type="string">
            <text:p text:style-name="P90">Actores: </text:p>
          </table:table-cell>
          <table:table-cell table:style-name="Tabla17.A1" office:value-type="string">
            <text:p text:style-name="P90"><text:span text:style-name="T29">Administrador de </text:span><text:span text:style-name="T33">cines</text:span> <text:span text:style-name="T27">(iniciador)</text:span></text:p>
          </table:table-cell>
        </table:table-row>
        <table:table-row>
          <table:table-cell table:style-name="Tabla17.A1" office:value-type="string">
            <text:p text:style-name="P90">Propósito: </text:p>
          </table:table-cell>
          <table:table-cell table:style-name="Tabla17.A1" office:value-type="string">
            <text:p text:style-name="P72"><text:span text:style-name="T33">Crear un sala de cine con los asientos disponibles.</text:span><text:span text:style-name="T31"> </text:span><text:span text:style-name="T29"><text:s/></text:span><text:s/></text:p>
          </table:table-cell>
        </table:table-row>
        <table:table-row>
          <table:table-cell table:style-name="Tabla17.A1" office:value-type="string">
            <text:p text:style-name="P90">Precondición: </text:p>
          </table:table-cell>
          <table:table-cell table:style-name="Tabla17.A1" office:value-type="string">
            <text:p text:style-name="P49">CU002 (Inicio de sesión), <text:span text:style-name="T25">Rol </text:span><text:span text:style-name="T29">Administrador de </text:span><text:span text:style-name="T33">cines</text:span><text:span text:style-name="T31">. </text:span></text:p>
          </table:table-cell>
        </table:table-row>
        <table:table-row>
          <table:table-cell table:style-name="Tabla17.A1" office:value-type="string">
            <text:p text:style-name="P90">Resumen </text:p>
          </table:table-cell>
          <table:table-cell table:style-name="Tabla17.A1" office:value-type="string">
            <text:p text:style-name="P81">El administrador de <text:span text:style-name="T33">cines define las filas y columnas de la sala de cine y en base a eso se crean los asientos disponibles. </text:span></text:p>
          </table:table-cell>
        </table:table-row>
        <table:table-row>
          <table:table-cell table:style-name="Tabla17.A1" office:value-type="string">
            <text:p text:style-name="P90">Tipo: </text:p>
          </table:table-cell>
          <table:table-cell table:style-name="Tabla17.A1" office:value-type="string">
            <text:p text:style-name="P86">Primario y Esencial. </text:p>
          </table:table-cell>
        </table:table-row>
        <table:table-row>
          <table:table-cell table:style-name="Tabla17.A1" office:value-type="string">
            <text:p text:style-name="P90">Referencias: </text:p>
          </table:table-cell>
          <table:table-cell table:style-name="Tabla17.A1" office:value-type="string">
            <text:p text:style-name="P90">CU00<text:span text:style-name="T22">2. </text:span></text:p>
          </table:table-cell>
        </table:table-row>
      </table:table>
      <text:p text:style-name="P28"> </text:p>
      <text:p text:style-name="P28"/>
      <text:p text:style-name="P28"/>
      <text:p text:style-name="P28"/>
      <text:p text:style-name="P28"/>
      <text:p text:style-name="P28"/>
      <text:p text:style-name="P18"><text:soft-page-break/><text:span text:style-name="T19">Segunda sección</text:span> 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90">Acción de los actores </text:p>
          </table:table-cell>
          <table:table-cell table:style-name="Tabla18.A1" office:value-type="string">
            <text:p text:style-name="P90">Respuesta del sistema </text:p>
          </table:table-cell>
        </table:table-row>
        <table:table-row>
          <table:table-cell table:style-name="Tabla18.A1" office:value-type="string">
            <text:p text:style-name="P90">1.El administrador selecciona "<text:span text:style-name="T33">Crear sala</text:span>".<text:tab/><text:tab/></text:p>
          </table:table-cell>
          <table:table-cell table:style-name="Tabla18.A1" office:value-type="string">
            <text:p text:style-name="P27"><text:span text:style-name="T1">2. </text:span><text:span text:style-name="T5">Se mostrara </text:span><text:span text:style-name="T10">un formulario con la información para crear una nueva sala. </text:span></text:p>
          </table:table-cell>
        </table:table-row>
        <table:table-row>
          <table:table-cell table:style-name="Tabla18.A1" office:value-type="string">
            <text:p text:style-name="P90">3. <text:span text:style-name="T27">El </text:span><text:span text:style-name="T30">administrador</text:span><text:span text:style-name="T27"> </text:span><text:span text:style-name="T33">ingresara el nombre de la sala. </text:span></text:p>
          </table:table-cell>
          <table:table-cell table:style-name="Tabla18.A1" office:value-type="string">
            <text:p text:style-name="P90">4. <text:span text:style-name="T27">El sistema </text:span><text:span text:style-name="T34">verifica que el nombre de la sala no exista en el cine. </text:span></text:p>
          </table:table-cell>
        </table:table-row>
        <table:table-row>
          <table:table-cell table:style-name="Tabla18.A1" office:value-type="string">
            <text:p text:style-name="P90">5.<text:span text:style-name="T21">El </text:span><text:span text:style-name="T30">administrador</text:span><text:span text:style-name="T28"> </text:span><text:span text:style-name="T34">define el número de filas y columnas de la sala. </text:span></text:p>
          </table:table-cell>
          <table:table-cell table:style-name="Tabla18.A1" office:value-type="string">
            <text:p text:style-name="P49">6. <text:span text:style-name="T23">El sistema </text:span><text:span text:style-name="T34">valida que el número de filas y columnas sea positivo y mayor a cero. </text:span></text:p>
          </table:table-cell>
        </table:table-row>
        <table:table-row>
          <table:table-cell table:style-name="Tabla18.A1" office:value-type="string">
            <text:p text:style-name="P57">7. <text:span text:style-name="T28">El </text:span><text:span text:style-name="T30">administrador</text:span><text:span text:style-name="T28"> presiona el botón </text:span><text:span text:style-name="T34">crear sala. </text:span></text:p>
          </table:table-cell>
          <table:table-cell table:style-name="Tabla18.A1" office:value-type="string">
            <text:p text:style-name="P78"><text:s/></text:p>
          </table:table-cell>
        </table:table-row>
        <table:table-row>
          <table:table-cell table:style-name="Tabla18.A1" office:value-type="string">
            <text:p text:style-name="P88"><text:span text:style-name="T34">8</text:span>. Se muestra un mensaje <text:span text:style-name="T34">de éxito sala creada</text:span>. </text:p>
          </table:table-cell>
          <table:table-cell table:style-name="Tabla18.A1" office:value-type="string">
            <text:p text:style-name="P78"/>
          </table:table-cell>
        </table:table-row>
      </table:table>
      <text:p text:style-name="P28"> <text:span text:style-name="T8">Tercera sección</text:span><text:span text:style-name="T9"> </text:span></text:p>
      <text:p text:style-name="P91">Escenarios alternos </text:p>
      <text:list text:continue-numbering="true" text:style-name="L1">
        <text:list-item>
          <text:p text:style-name="P166">Línea <text:span text:style-name="T34">4</text:span>: <text:span text:style-name="T32">Si el </text:span><text:span text:style-name="T34">nombre de la sala ya existe se muestra un mensaje de error “Ya existe un sala con ese nombre”</text:span></text:p>
        </text:list-item>
        <text:list-item>
          <text:p text:style-name="P166"><text:span text:style-name="T23">Línea </text:span><text:span text:style-name="T34">6</text:span><text:span text:style-name="T23">: </text:span><text:span text:style-name="T34">Si se agregan datos en filas y columnas con números negativos muestra un mensaje de error “El número de filas y columnas debe de ser mayor a cero”.</text:span></text:p>
        </text:list-item>
      </text:list>
      <text:p text:style-name="P38"><text:soft-page-break/>Primera sección 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92">Numero: </text:p>
          </table:table-cell>
          <table:table-cell table:style-name="Tabla19.A1" office:value-type="string">
            <text:p text:style-name="P92">CU0<text:span text:style-name="T34">10</text:span></text:p>
          </table:table-cell>
        </table:table-row>
        <table:table-row>
          <table:table-cell table:style-name="Tabla19.A1" office:value-type="string">
            <text:p text:style-name="P92">Caso de Uso: </text:p>
          </table:table-cell>
          <table:table-cell table:style-name="Tabla19.A1" office:value-type="string">
            <text:p text:style-name="P92">Agregar película</text:p>
          </table:table-cell>
        </table:table-row>
        <table:table-row>
          <table:table-cell table:style-name="Tabla19.A1" office:value-type="string">
            <text:p text:style-name="P92">Actores: </text:p>
          </table:table-cell>
          <table:table-cell table:style-name="Tabla19.A1" office:value-type="string">
            <text:p text:style-name="P92"><text:span text:style-name="T29">Administrador de </text:span><text:span text:style-name="T33">cines</text:span> <text:span text:style-name="T27">(iniciador)</text:span></text:p>
          </table:table-cell>
        </table:table-row>
        <table:table-row>
          <table:table-cell table:style-name="Tabla19.A1" office:value-type="string">
            <text:p text:style-name="P92">Propósito: </text:p>
          </table:table-cell>
          <table:table-cell table:style-name="Tabla19.A1" office:value-type="string">
            <text:p text:style-name="P73"><text:span text:style-name="T35">Agregar una nueva película a las salas de cine. </text:span><text:span text:style-name="T31"><text:s/></text:span><text:span text:style-name="T29"><text:s/></text:span><text:s/></text:p>
          </table:table-cell>
        </table:table-row>
        <table:table-row>
          <table:table-cell table:style-name="Tabla19.A1" office:value-type="string">
            <text:p text:style-name="P92">Precondición: </text:p>
          </table:table-cell>
          <table:table-cell table:style-name="Tabla19.A1" office:value-type="string">
            <text:p text:style-name="P50">CU002 (Inicio de sesión), <text:span text:style-name="T25">Rol </text:span><text:span text:style-name="T29">Administrador de </text:span><text:span text:style-name="T33">cines</text:span><text:span text:style-name="T31">. </text:span></text:p>
          </table:table-cell>
        </table:table-row>
        <table:table-row>
          <table:table-cell table:style-name="Tabla19.A1" office:value-type="string">
            <text:p text:style-name="P92">Resumen </text:p>
          </table:table-cell>
          <table:table-cell table:style-name="Tabla19.A1" office:value-type="string">
            <text:p text:style-name="P82">El administrador de <text:span text:style-name="T33">cines </text:span><text:span text:style-name="T35">agrega la información requerida de la película que desea agregar</text:span><text:span text:style-name="T33">. </text:span></text:p>
          </table:table-cell>
        </table:table-row>
        <table:table-row>
          <table:table-cell table:style-name="Tabla19.A1" office:value-type="string">
            <text:p text:style-name="P92">Tipo: </text:p>
          </table:table-cell>
          <table:table-cell table:style-name="Tabla19.A1" office:value-type="string">
            <text:p text:style-name="P87">Primario y Esencial. </text:p>
          </table:table-cell>
        </table:table-row>
        <table:table-row>
          <table:table-cell table:style-name="Tabla19.A1" office:value-type="string">
            <text:p text:style-name="P92">Referencias: </text:p>
          </table:table-cell>
          <table:table-cell table:style-name="Tabla19.A1" office:value-type="string">
            <text:p text:style-name="P92">CU00<text:span text:style-name="T22">2, </text:span><text:span text:style-name="T35">CU011</text:span><text:span text:style-name="T22">. </text:span></text:p>
          </table:table-cell>
        </table:table-row>
      </table:table>
      <text:p text:style-name="P30"> </text:p>
      <text:p text:style-name="P30"/>
      <text:p text:style-name="P30"/>
      <text:p text:style-name="P30"/>
      <text:p text:style-name="P30"/>
      <text:p text:style-name="P30"/>
      <text:p text:style-name="P19"><text:soft-page-break/><text:span text:style-name="T19">Segunda sección</text:span> 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92">Acción de los actores </text:p>
          </table:table-cell>
          <table:table-cell table:style-name="Tabla20.A1" office:value-type="string">
            <text:p text:style-name="P92">Respuesta del sistema </text:p>
          </table:table-cell>
        </table:table-row>
        <table:table-row>
          <table:table-cell table:style-name="Tabla20.A1" office:value-type="string">
            <text:p text:style-name="P92">1.El administrador selecciona "<text:span text:style-name="T35">Agregar película</text:span>".<text:tab/><text:tab/></text:p>
          </table:table-cell>
          <table:table-cell table:style-name="Tabla20.A1" office:value-type="string">
            <text:p text:style-name="P29"><text:span text:style-name="T1">2. </text:span><text:span text:style-name="T5">Se mostrara </text:span><text:span text:style-name="T10">un formulario con la información para </text:span><text:span text:style-name="T11">agregar</text:span><text:span text:style-name="T10"> una nueva </text:span><text:span text:style-name="T11">película</text:span><text:span text:style-name="T10">. </text:span></text:p>
          </table:table-cell>
        </table:table-row>
        <table:table-row>
          <table:table-cell table:style-name="Tabla20.A1" office:value-type="string">
            <text:p text:style-name="P92">3. <text:span text:style-name="T27">El </text:span><text:span text:style-name="T30">administrador</text:span><text:span text:style-name="T27"> </text:span><text:span text:style-name="T33">ingresara </text:span><text:span text:style-name="T35">la información (titulo, sinopsis, duración, cast, director, etc).</text:span></text:p>
          </table:table-cell>
          <table:table-cell table:style-name="Tabla20.A1" office:value-type="string">
            <text:p text:style-name="P92">4. <text:span text:style-name="T27">El sistema </text:span><text:span text:style-name="T35">valida la información ingresada que no estén vacíos los campos agregados. </text:span></text:p>
          </table:table-cell>
        </table:table-row>
        <table:table-row>
          <table:table-cell table:style-name="Tabla20.A1" office:value-type="string">
            <text:p text:style-name="P92">5.<text:span text:style-name="T21">El </text:span><text:span text:style-name="T30">administrador</text:span><text:span text:style-name="T28"> </text:span><text:span text:style-name="T36">selecciona la categoría a la que pertenecerá la película. </text:span><text:span text:style-name="T34"><text:s/></text:span></text:p>
          </table:table-cell>
          <table:table-cell table:style-name="Tabla20.A1" office:value-type="string">
            <text:p text:style-name="P50">6. <text:span text:style-name="T23">El sistema </text:span><text:span text:style-name="T36">muestra las categorías disponibles, se pueden elegir varias.</text:span></text:p>
          </table:table-cell>
        </table:table-row>
        <table:table-row>
          <table:table-cell table:style-name="Tabla20.A1" office:value-type="string">
            <text:p text:style-name="P58">7. <text:span text:style-name="T28">El </text:span><text:span text:style-name="T30">administrador</text:span><text:span text:style-name="T28"> </text:span><text:span text:style-name="T36">sube el póster de la película. </text:span></text:p>
          </table:table-cell>
          <table:table-cell table:style-name="Tabla20.A1" office:value-type="string">
            <text:p text:style-name="P102"><text:s/><text:span text:style-name="T36">8. El sistema valida el formato de la imagen. <text:s/></text:span></text:p>
          </table:table-cell>
        </table:table-row>
        <table:table-row>
          <table:table-cell table:style-name="Tabla20.A1" office:value-type="string">
            <text:p text:style-name="P89"><text:span text:style-name="T36">9</text:span>. <text:span text:style-name="T36">El administrador presiona el botón agregar película. </text:span><text:s text:c="2"/></text:p>
          </table:table-cell>
          <table:table-cell table:style-name="Tabla20.A1" office:value-type="string">
            <text:p text:style-name="P108">10. El sistema guardar y agrega la película a la cartelera del cine. </text:p>
          </table:table-cell>
        </table:table-row>
        <table:table-row>
          <table:table-cell table:style-name="Tabla20.A1" office:value-type="string">
            <text:p text:style-name="P108">11. Se muestra un mensaje de éxito. </text:p>
          </table:table-cell>
          <table:table-cell table:style-name="Tabla20.A1" office:value-type="string">
            <text:p text:style-name="P108"/>
          </table:table-cell>
        </table:table-row>
      </table:table>
      <text:p text:style-name="P30"> <text:span text:style-name="T8">Tercera sección</text:span><text:span text:style-name="T9"> </text:span></text:p>
      <text:p text:style-name="P171">Escenarios alternos </text:p>
      <text:list text:continue-numbering="true" text:style-name="L1">
        <text:list-item>
          <text:p text:style-name="P167">Línea <text:span text:style-name="T37">3</text:span>: <text:span text:style-name="T32">Si </text:span><text:span text:style-name="T37">el titulo de la película ya existe en el cine administrado se muestra un mensaje de error “Película ya en existencia en el cine”.</text:span></text:p>
        </text:list-item>
        <text:list-item>
          <text:p text:style-name="P168"><text:soft-page-break/>Línea <text:span text:style-name="T34">4</text:span>: <text:span text:style-name="T32">Si </text:span><text:span text:style-name="T36">algún campo queda vació muestra un mensaje de error “Agregue los campos requeridos”</text:span></text:p>
        </text:list-item>
        <text:list-item>
          <text:p text:style-name="P167"><text:span text:style-name="T23">Línea </text:span><text:span text:style-name="T36">8</text:span><text:span text:style-name="T23">: </text:span><text:span text:style-name="T36">Si la imagen agregada no cumple con el formato mostrara un mensaje de error “Formato no valido. Utilice (PNG o JPG)”.</text:span></text:p>
        </text:list-item>
      </text:list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93"><text:soft-page-break/>Primera sección 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41">Numero: </text:p>
          </table:table-cell>
          <table:table-cell table:style-name="Tabla21.A1" office:value-type="string">
            <text:p text:style-name="P141">CU0<text:span text:style-name="T34">1</text:span><text:span text:style-name="T37">1</text:span></text:p>
          </table:table-cell>
        </table:table-row>
        <table:table-row>
          <table:table-cell table:style-name="Tabla21.A1" office:value-type="string">
            <text:p text:style-name="P141">Caso de Uso: </text:p>
          </table:table-cell>
          <table:table-cell table:style-name="Tabla21.A1" office:value-type="string">
            <text:p text:style-name="P141">Fecha de estreno</text:p>
          </table:table-cell>
        </table:table-row>
        <table:table-row>
          <table:table-cell table:style-name="Tabla21.A1" office:value-type="string">
            <text:p text:style-name="P141">Actores: </text:p>
          </table:table-cell>
          <table:table-cell table:style-name="Tabla21.A1" office:value-type="string">
            <text:p text:style-name="P141"><text:span text:style-name="T29">Administrador de </text:span><text:span text:style-name="T33">cines</text:span> <text:span text:style-name="T27">(iniciador)</text:span></text:p>
          </table:table-cell>
        </table:table-row>
        <table:table-row>
          <table:table-cell table:style-name="Tabla21.A1" office:value-type="string">
            <text:p text:style-name="P141">Propósito: </text:p>
          </table:table-cell>
          <table:table-cell table:style-name="Tabla21.A1" office:value-type="string">
            <text:p text:style-name="P116"><text:span text:style-name="T35">Agregar </text:span><text:span text:style-name="T37">la fecha de estreno general a una película. </text:span><text:span text:style-name="T35"><text:s/></text:span><text:span text:style-name="T31"><text:s/></text:span><text:span text:style-name="T29"><text:s/></text:span><text:s/></text:p>
          </table:table-cell>
        </table:table-row>
        <table:table-row>
          <table:table-cell table:style-name="Tabla21.A1" office:value-type="string">
            <text:p text:style-name="P141">Precondición: </text:p>
          </table:table-cell>
          <table:table-cell table:style-name="Tabla21.A1" office:value-type="string">
            <text:p text:style-name="P121">CU002 (Inicio de sesión), <text:span text:style-name="T37">CU010 (Agregar Película)</text:span></text:p>
          </table:table-cell>
        </table:table-row>
        <table:table-row>
          <table:table-cell table:style-name="Tabla21.A1" office:value-type="string">
            <text:p text:style-name="P141">Resumen </text:p>
          </table:table-cell>
          <table:table-cell table:style-name="Tabla21.A1" office:value-type="string">
            <text:p text:style-name="P126">El administrador de <text:span text:style-name="T33">cines </text:span><text:span text:style-name="T37">seleccionara una película del cine que administra y definirá la fecha de estreno. </text:span></text:p>
          </table:table-cell>
        </table:table-row>
        <table:table-row>
          <table:table-cell table:style-name="Tabla21.A1" office:value-type="string">
            <text:p text:style-name="P141">Tipo: </text:p>
          </table:table-cell>
          <table:table-cell table:style-name="Tabla21.A1" office:value-type="string">
            <text:p text:style-name="P131">Primario y Esencial. </text:p>
          </table:table-cell>
        </table:table-row>
        <table:table-row>
          <table:table-cell table:style-name="Tabla21.A1" office:value-type="string">
            <text:p text:style-name="P141">Referencias: </text:p>
          </table:table-cell>
          <table:table-cell table:style-name="Tabla21.A1" office:value-type="string">
            <text:p text:style-name="P141">CU00<text:span text:style-name="T22">2, </text:span><text:span text:style-name="T35">CU01</text:span><text:span text:style-name="T37">0</text:span><text:span text:style-name="T22">. </text:span></text:p>
          </table:table-cell>
        </table:table-row>
      </table:table>
      <text:p text:style-name="P190"> </text:p>
      <text:p text:style-name="P190"/>
      <text:p text:style-name="P190"/>
      <text:p text:style-name="P190"/>
      <text:p text:style-name="P190"/>
      <text:p text:style-name="P190"/>
      <text:p text:style-name="P185"><text:soft-page-break/><text:span text:style-name="T19">Segunda sección</text:span> 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41">Acción de los actores </text:p>
          </table:table-cell>
          <table:table-cell table:style-name="Tabla22.A1" office:value-type="string">
            <text:p text:style-name="P141">Respuesta del sistema </text:p>
          </table:table-cell>
        </table:table-row>
        <table:table-row>
          <table:table-cell table:style-name="Tabla22.A1" office:value-type="string">
            <text:p text:style-name="P141">1.El administrador selecciona "<text:span text:style-name="T38">Gestionar Películas</text:span>".<text:tab/><text:tab/></text:p>
          </table:table-cell>
          <table:table-cell table:style-name="Tabla22.A1" office:value-type="string">
            <text:p text:style-name="P155"><text:span text:style-name="T1">2. </text:span><text:span text:style-name="T5">Se mostrara</text:span><text:span text:style-name="T12">n las películas agregadas al cine</text:span><text:span text:style-name="T10">. </text:span></text:p>
          </table:table-cell>
        </table:table-row>
        <table:table-row>
          <table:table-cell table:style-name="Tabla22.A1" office:value-type="string">
            <text:p text:style-name="P141">3. <text:span text:style-name="T27">El </text:span><text:span text:style-name="T30">administrador</text:span><text:span text:style-name="T27"> </text:span><text:span text:style-name="T38">selecciona la película que desea agregarle la fecha de estreno. </text:span></text:p>
          </table:table-cell>
          <table:table-cell table:style-name="Tabla22.A1" office:value-type="string">
            <text:p text:style-name="P141">4. <text:span text:style-name="T27">El sistema </text:span><text:span text:style-name="T38">muestra la información de la película y un calendario para definir la fecha. </text:span><text:span text:style-name="T35"><text:s/></text:span></text:p>
          </table:table-cell>
        </table:table-row>
        <table:table-row>
          <table:table-cell table:style-name="Tabla22.A1" office:value-type="string">
            <text:p text:style-name="P141">5.<text:span text:style-name="T21">El </text:span><text:span text:style-name="T30">administrador</text:span><text:span text:style-name="T28"> </text:span><text:span text:style-name="T36">selecciona la </text:span><text:span text:style-name="T38">fecha de estreno general. </text:span></text:p>
          </table:table-cell>
          <table:table-cell table:style-name="Tabla22.A1" office:value-type="string">
            <text:p text:style-name="P121">6. <text:span text:style-name="T23">El sistema </text:span><text:span text:style-name="T38">valida la fecha</text:span><text:span text:style-name="T36">.</text:span></text:p>
          </table:table-cell>
        </table:table-row>
        <table:table-row>
          <table:table-cell table:style-name="Tabla22.A1" office:value-type="string">
            <text:p text:style-name="P136">7. <text:span text:style-name="T28">El </text:span><text:span text:style-name="T30">administrador</text:span><text:span text:style-name="T28"> </text:span><text:span text:style-name="T38">presiona el botón confirmar fecha de estreno</text:span></text:p>
          </table:table-cell>
          <table:table-cell table:style-name="Tabla22.A1" office:value-type="string">
            <text:p text:style-name="P103"><text:s/><text:span text:style-name="T36">8. El sistema </text:span><text:span text:style-name="T38">agrega la fecha de estreno de la película. </text:span><text:span text:style-name="T36"><text:s text:c="2"/></text:span></text:p>
          </table:table-cell>
        </table:table-row>
        <table:table-row>
          <table:table-cell table:style-name="Tabla22.A1" office:value-type="string">
            <text:p text:style-name="P111"><text:span text:style-name="T36">9</text:span>. <text:span text:style-name="T38">Se muestra un mensaje de éxito “Fecha de estreno agregada”</text:span> </text:p>
          </table:table-cell>
          <table:table-cell table:style-name="Tabla22.A1" office:value-type="string">
            <text:p text:style-name="P109">10. El sistema <text:span text:style-name="T38">hace visible la película en la sala de cine propuesta.</text:span></text:p>
          </table:table-cell>
        </table:table-row>
      </table:table>
      <text:p text:style-name="P190"> <text:span text:style-name="T8">Tercera sección</text:span><text:span text:style-name="T9"> </text:span></text:p>
      <text:p text:style-name="P172">Escenarios alternos </text:p>
      <text:list text:continue-numbering="true" text:style-name="L1">
        <text:list-item>
          <text:p text:style-name="P168">Línea <text:span text:style-name="T37">3</text:span>: <text:span text:style-name="T39">Si no hay películas agregadas muestra un mensaje de error “Agregar películas a la cartelera”</text:span></text:p>
        </text:list-item>
        <text:list-item>
          <text:p text:style-name="P168">Línea <text:span text:style-name="T39">6</text:span>: <text:span text:style-name="T39">Si la fecha de estreno coincide con la fecha de otra película en la misma sala se muestra un mensaje de error “Fecha ocupada en la sala de cine”. </text:span></text:p>
        </text:list-item>
      </text:list>
      <text:p text:style-name="P94"><text:soft-page-break/>Primera sección 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42">Numero: </text:p>
          </table:table-cell>
          <table:table-cell table:style-name="Tabla23.A1" office:value-type="string">
            <text:p text:style-name="P142">CU0<text:span text:style-name="T34">1</text:span><text:span text:style-name="T39">2</text:span></text:p>
          </table:table-cell>
        </table:table-row>
        <table:table-row>
          <table:table-cell table:style-name="Tabla23.A1" office:value-type="string">
            <text:p text:style-name="P142">Caso de Uso: </text:p>
          </table:table-cell>
          <table:table-cell table:style-name="Tabla23.A1" office:value-type="string">
            <text:p text:style-name="P142">Editar películas</text:p>
          </table:table-cell>
        </table:table-row>
        <table:table-row>
          <table:table-cell table:style-name="Tabla23.A1" office:value-type="string">
            <text:p text:style-name="P142">Actores: </text:p>
          </table:table-cell>
          <table:table-cell table:style-name="Tabla23.A1" office:value-type="string">
            <text:p text:style-name="P142">Administrador de sistema <text:span text:style-name="T27">(iniciador)</text:span></text:p>
          </table:table-cell>
        </table:table-row>
        <table:table-row>
          <table:table-cell table:style-name="Tabla23.A1" office:value-type="string">
            <text:p text:style-name="P142">Propósito: </text:p>
          </table:table-cell>
          <table:table-cell table:style-name="Tabla23.A1" office:value-type="string">
            <text:p text:style-name="P143">Editar las películas agregadas a las salas de cines. </text:p>
          </table:table-cell>
        </table:table-row>
        <table:table-row>
          <table:table-cell table:style-name="Tabla23.A1" office:value-type="string">
            <text:p text:style-name="P142">Precondición: </text:p>
          </table:table-cell>
          <table:table-cell table:style-name="Tabla23.A1" office:value-type="string">
            <text:p text:style-name="P122">CU002 (Inicio de sesión), <text:span text:style-name="T40">Rol Administrador de sistema.</text:span></text:p>
          </table:table-cell>
        </table:table-row>
        <table:table-row>
          <table:table-cell table:style-name="Tabla23.A1" office:value-type="string">
            <text:p text:style-name="P142">Resumen </text:p>
          </table:table-cell>
          <table:table-cell table:style-name="Tabla23.A1" office:value-type="string">
            <text:p text:style-name="P127">El administrador del sistema edita la información de las películas, incluyendo fechas de estreno y datos generales.</text:p>
          </table:table-cell>
        </table:table-row>
        <table:table-row>
          <table:table-cell table:style-name="Tabla23.A1" office:value-type="string">
            <text:p text:style-name="P142">Tipo: </text:p>
          </table:table-cell>
          <table:table-cell table:style-name="Tabla23.A1" office:value-type="string">
            <text:p text:style-name="P144">Secundario</text:p>
          </table:table-cell>
        </table:table-row>
        <table:table-row>
          <table:table-cell table:style-name="Tabla23.A1" office:value-type="string">
            <text:p text:style-name="P142">Referencias: </text:p>
          </table:table-cell>
          <table:table-cell table:style-name="Tabla23.A1" office:value-type="string">
            <text:p text:style-name="P142">CU00<text:span text:style-name="T41">2.</text:span></text:p>
          </table:table-cell>
        </table:table-row>
      </table:table>
      <text:p text:style-name="P191"> </text:p>
      <text:p text:style-name="P191"/>
      <text:p text:style-name="P191"/>
      <text:p text:style-name="P191"/>
      <text:p text:style-name="P191"/>
      <text:p text:style-name="P191"/>
      <text:p text:style-name="P186"><text:soft-page-break/><text:span text:style-name="T19">Segunda sección</text:span> 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42">Acción de los actores </text:p>
          </table:table-cell>
          <table:table-cell table:style-name="Tabla24.A1" office:value-type="string">
            <text:p text:style-name="P142">Respuesta del sistema </text:p>
          </table:table-cell>
        </table:table-row>
        <table:table-row>
          <table:table-cell table:style-name="Tabla24.A1" office:value-type="string">
            <text:p text:style-name="P142">1.El administrador selecciona "<text:span text:style-name="T41">Editar</text:span><text:span text:style-name="T38"> Películas</text:span>".<text:tab/><text:tab/></text:p>
          </table:table-cell>
          <table:table-cell table:style-name="Tabla24.A1" office:value-type="string">
            <text:p text:style-name="P156"><text:span text:style-name="T1">2. </text:span><text:span text:style-name="T5">Se mostrara</text:span><text:span text:style-name="T12">n </text:span><text:span text:style-name="T13">todas las</text:span><text:span text:style-name="T12"> películas <text:s/></text:span><text:span text:style-name="T13">agregadas al sistema</text:span><text:span text:style-name="T12"> </text:span><text:span text:style-name="T10">. </text:span></text:p>
          </table:table-cell>
        </table:table-row>
        <table:table-row>
          <table:table-cell table:style-name="Tabla24.A1" office:value-type="string">
            <text:p text:style-name="P142">3. <text:span text:style-name="T27">El </text:span><text:span text:style-name="T30">administrador</text:span><text:span text:style-name="T27"> </text:span><text:span text:style-name="T38">selecciona la película que desea </text:span><text:span text:style-name="T42">editar</text:span><text:span text:style-name="T38">. </text:span></text:p>
          </table:table-cell>
          <table:table-cell table:style-name="Tabla24.A1" office:value-type="string">
            <text:p text:style-name="P142">4. <text:span text:style-name="T27">El sistema </text:span><text:span text:style-name="T38">muestra la información de la película </text:span><text:span text:style-name="T42">y el cine donde está agregado</text:span><text:span text:style-name="T38">. </text:span><text:span text:style-name="T35"><text:s/></text:span></text:p>
          </table:table-cell>
        </table:table-row>
        <table:table-row>
          <table:table-cell table:style-name="Tabla24.A1" office:value-type="string">
            <text:p text:style-name="P142"/>
          </table:table-cell>
          <table:table-cell table:style-name="Tabla24.A1" office:value-type="string">
            <text:p text:style-name="P122"><text:span text:style-name="T42">5</text:span>. <text:span text:style-name="T42">El sistema permite realizar cambios a la información y fechas de estreno</text:span><text:span text:style-name="T36">.</text:span></text:p>
          </table:table-cell>
        </table:table-row>
        <table:table-row>
          <table:table-cell table:style-name="Tabla24.A1" office:value-type="string">
            <text:p text:style-name="P137"><text:span text:style-name="T42">6</text:span>. <text:span text:style-name="T28">El </text:span><text:span text:style-name="T30">administrador</text:span><text:span text:style-name="T28"> </text:span><text:span text:style-name="T42">edita la información que desea de la película. </text:span></text:p>
          </table:table-cell>
          <table:table-cell table:style-name="Tabla24.A1" office:value-type="string">
            <text:p text:style-name="P104"><text:s/><text:span text:style-name="T42">7</text:span><text:span text:style-name="T36">. El sistema </text:span><text:span text:style-name="T42">valida la información editada. </text:span></text:p>
          </table:table-cell>
        </table:table-row>
        <table:table-row>
          <table:table-cell table:style-name="Tabla24.A1" office:value-type="string">
            <text:p text:style-name="P112"><text:span text:style-name="T42">8</text:span>. <text:span text:style-name="T42">El administrador presiona el botón guardar cambios.</text:span></text:p>
          </table:table-cell>
          <table:table-cell table:style-name="Tabla24.A1" office:value-type="string">
            <text:p text:style-name="P110"><text:span text:style-name="T42">9</text:span>. El sistema <text:span text:style-name="T42">actualiza la información editada. </text:span></text:p>
          </table:table-cell>
        </table:table-row>
        <table:table-row>
          <table:table-cell table:style-name="Tabla24.A1" office:value-type="string">
            <text:p text:style-name="P145">10. Se muestra un mensaje de éxito en los cambios realizados. </text:p>
          </table:table-cell>
          <table:table-cell table:style-name="Tabla24.A1" office:value-type="string">
            <text:p text:style-name="P145">11. El sistema aplica los cambios en las salas de cines donde están las películas. </text:p>
          </table:table-cell>
        </table:table-row>
      </table:table>
      <text:p text:style-name="P192"> </text:p>
      <text:p text:style-name="P192"><text:span text:style-name="T8"/></text:p>
      <text:p text:style-name="P192"><text:span text:style-name="T8"/></text:p>
      <text:p text:style-name="P192"><text:soft-page-break/><text:span text:style-name="T8">Tercera sección</text:span><text:span text:style-name="T9"> </text:span></text:p>
      <text:p text:style-name="P173">Escenarios alternos </text:p>
      <text:list text:continue-numbering="true" text:style-name="L1">
        <text:list-item>
          <text:p text:style-name="P169">Línea <text:span text:style-name="T37">3</text:span>: <text:span text:style-name="T39">Si no hay películas agregadas muestra un mensaje de error “Agregar películas </text:span><text:span text:style-name="T42">al sistema”.</text:span></text:p>
        </text:list-item>
        <text:list-item>
          <text:p text:style-name="P169">Línea <text:span text:style-name="T42">7<text:tab/></text:span>: <text:span text:style-name="T39">Si la fecha de estreno coincide con la fecha de otra película en la misma sala </text:span><text:span text:style-name="T42">o es anterior a la fecha propuesta inicialmente </text:span><text:span text:style-name="T39">se muestra un mensaje de error “Fecha ocupada en la sala de </text:span><text:span text:style-name="T42">cine </text:span><text:span text:style-name="T43">o fecha anterior a la actual</text:span><text:span text:style-name="T39">”. </text:span></text:p>
        </text:list-item>
      </text:list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Primera sección 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42">Numero: </text:p>
          </table:table-cell>
          <table:table-cell table:style-name="Tabla25.A1" office:value-type="string">
            <text:p text:style-name="P142">CU0<text:span text:style-name="T34">1</text:span><text:span text:style-name="T43">3</text:span></text:p>
          </table:table-cell>
        </table:table-row>
        <table:table-row>
          <table:table-cell table:style-name="Tabla25.A1" office:value-type="string">
            <text:p text:style-name="P142">Caso de Uso: </text:p>
          </table:table-cell>
          <table:table-cell table:style-name="Tabla25.A1" office:value-type="string">
            <text:p text:style-name="P142">Buscar película</text:p>
          </table:table-cell>
        </table:table-row>
        <table:table-row>
          <table:table-cell table:style-name="Tabla25.A1" office:value-type="string">
            <text:p text:style-name="P142">Actores: </text:p>
          </table:table-cell>
          <table:table-cell table:style-name="Tabla25.A1" office:value-type="string">
            <text:p text:style-name="P142"><text:span text:style-name="T43">Usuario Común</text:span> <text:span text:style-name="T27">(iniciador)</text:span></text:p>
          </table:table-cell>
        </table:table-row>
        <table:table-row>
          <table:table-cell table:style-name="Tabla25.A1" office:value-type="string">
            <text:p text:style-name="P142">Propósito: </text:p>
          </table:table-cell>
          <table:table-cell table:style-name="Tabla25.A1" office:value-type="string">
            <text:p text:style-name="P117"><text:span text:style-name="T43">Buscar películas por título o categoría. </text:span><text:span text:style-name="T37"><text:s/></text:span><text:span text:style-name="T35"><text:s/></text:span><text:span text:style-name="T31"><text:s/></text:span><text:span text:style-name="T29"><text:s/></text:span><text:s/></text:p>
          </table:table-cell>
        </table:table-row>
        <table:table-row>
          <table:table-cell table:style-name="Tabla25.A1" office:value-type="string">
            <text:p text:style-name="P142">Precondición: </text:p>
          </table:table-cell>
          <table:table-cell table:style-name="Tabla25.A1" office:value-type="string">
            <text:p text:style-name="P122">CU002 (Inicio de sesión). </text:p>
          </table:table-cell>
        </table:table-row>
        <table:table-row>
          <table:table-cell table:style-name="Tabla25.A1" office:value-type="string">
            <text:p text:style-name="P142">Resumen </text:p>
          </table:table-cell>
          <table:table-cell table:style-name="Tabla25.A1" office:value-type="string">
            <text:p text:style-name="P127">E<text:span text:style-name="T43">l usuario buscara la película en la que este interesado y ver la información de la misma</text:span><text:span text:style-name="T37">. </text:span></text:p>
          </table:table-cell>
        </table:table-row>
        <table:table-row>
          <table:table-cell table:style-name="Tabla25.A1" office:value-type="string">
            <text:p text:style-name="P142">Tipo: </text:p>
          </table:table-cell>
          <table:table-cell table:style-name="Tabla25.A1" office:value-type="string">
            <text:p text:style-name="P132">Primario y Esencial. </text:p>
          </table:table-cell>
        </table:table-row>
        <table:table-row>
          <table:table-cell table:style-name="Tabla25.A1" office:value-type="string">
            <text:p text:style-name="P142">Referencias: </text:p>
          </table:table-cell>
          <table:table-cell table:style-name="Tabla25.A1" office:value-type="string">
            <text:p text:style-name="P142">CU00<text:span text:style-name="T22">2, </text:span><text:span text:style-name="T35">CU01</text:span><text:span text:style-name="T43">4</text:span><text:span text:style-name="T22">. </text:span></text:p>
          </table:table-cell>
        </table:table-row>
      </table:table>
      <text:p text:style-name="P191"> </text:p>
      <text:p text:style-name="P191"/>
      <text:p text:style-name="P191"/>
      <text:p text:style-name="P191"/>
      <text:p text:style-name="P191"/>
      <text:p text:style-name="P191"/>
      <text:p text:style-name="P186"><text:soft-page-break/><text:span text:style-name="T19">Segunda sección</text:span> 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42">Acción de los actores </text:p>
          </table:table-cell>
          <table:table-cell table:style-name="Tabla26.A1" office:value-type="string">
            <text:p text:style-name="P142">Respuesta del sistema </text:p>
          </table:table-cell>
        </table:table-row>
        <table:table-row>
          <table:table-cell table:style-name="Tabla26.A1" office:value-type="string">
            <text:p text:style-name="P142">1.El <text:span text:style-name="T43">usuario</text:span> selecciona "<text:span text:style-name="T38"> </text:span><text:span text:style-name="T43">Buscar </text:span><text:span text:style-name="T38">Películas</text:span>".<text:tab/><text:tab/></text:p>
          </table:table-cell>
          <table:table-cell table:style-name="Tabla26.A1" office:value-type="string">
            <text:p text:style-name="P156"><text:span text:style-name="T1">2. </text:span><text:span text:style-name="T5">Se mostrara</text:span><text:span text:style-name="T12"> </text:span><text:span text:style-name="T14">una barra de búsqueda , filtros para las categorías y fechas de estreno</text:span><text:span text:style-name="T10">. </text:span></text:p>
          </table:table-cell>
        </table:table-row>
        <table:table-row>
          <table:table-cell table:style-name="Tabla26.A1" office:value-type="string">
            <text:p text:style-name="P142">3. <text:span text:style-name="T27">El </text:span><text:span text:style-name="T43">usuario ingresa la información de la película que esta buscando. </text:span></text:p>
          </table:table-cell>
          <table:table-cell table:style-name="Tabla26.A1" office:value-type="string">
            <text:p text:style-name="P142">4. <text:span text:style-name="T27">El sistema </text:span><text:span text:style-name="T38">muestra </text:span><text:span text:style-name="T43">las películas que coinciden con la búsqueda</text:span><text:span text:style-name="T38">. </text:span><text:span text:style-name="T35"><text:s/></text:span></text:p>
          </table:table-cell>
        </table:table-row>
        <table:table-row>
          <table:table-cell table:style-name="Tabla26.A1" office:value-type="string">
            <text:p text:style-name="P142">5.<text:span text:style-name="T21">El </text:span><text:span text:style-name="T43">usuario selecciona la película que estaba buscando. </text:span></text:p>
          </table:table-cell>
          <table:table-cell table:style-name="Tabla26.A1" office:value-type="string">
            <text:p text:style-name="P122">6. <text:span text:style-name="T23">El sistema </text:span><text:span text:style-name="T43">muestra la información de la película seleccionada y salas de cine donde se proyecta</text:span><text:span text:style-name="T36">.</text:span></text:p>
          </table:table-cell>
        </table:table-row>
      </table:table>
      <text:p text:style-name="P191"><text:span text:style-name="T8"/></text:p>
      <text:p text:style-name="P191"><text:span text:style-name="T8">Tercera sección</text:span><text:span text:style-name="T9"> </text:span></text:p>
      <text:p text:style-name="P173">Escenarios alternos </text:p>
      <text:list text:continue-numbering="true" text:style-name="L1">
        <text:list-item>
          <text:p text:style-name="P169">Línea <text:span text:style-name="T43">4</text:span>: <text:span text:style-name="T39">Si no hay </text:span><text:span text:style-name="T43">resultados que coincidan con lo solicitado se muestra un mensaje de error “No existen películas que coincidan con la búsqueda”</text:span></text:p>
        </text:list-item>
      </text:list>
      <text:p text:style-name="P196"/>
      <text:p text:style-name="P94"/>
      <text:p text:style-name="P94"/>
      <text:p text:style-name="P94"/>
      <text:p text:style-name="P94"><text:soft-page-break/>Primera sección 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42">Numero: </text:p>
          </table:table-cell>
          <table:table-cell table:style-name="Tabla27.A1" office:value-type="string">
            <text:p text:style-name="P142">CU0<text:span text:style-name="T34">1</text:span><text:span text:style-name="T44">4</text:span></text:p>
          </table:table-cell>
        </table:table-row>
        <table:table-row>
          <table:table-cell table:style-name="Tabla27.A1" office:value-type="string">
            <text:p text:style-name="P142">Caso de Uso: </text:p>
          </table:table-cell>
          <table:table-cell table:style-name="Tabla27.A1" office:value-type="string">
            <text:p text:style-name="P142">Comprar boletos</text:p>
          </table:table-cell>
        </table:table-row>
        <table:table-row>
          <table:table-cell table:style-name="Tabla27.A1" office:value-type="string">
            <text:p text:style-name="P142">Actores: </text:p>
          </table:table-cell>
          <table:table-cell table:style-name="Tabla27.A1" office:value-type="string">
            <text:p text:style-name="P142"><text:span text:style-name="T44">Usuario Común</text:span> <text:span text:style-name="T27">(iniciador)</text:span></text:p>
          </table:table-cell>
        </table:table-row>
        <table:table-row>
          <table:table-cell table:style-name="Tabla27.A1" office:value-type="string">
            <text:p text:style-name="P142">Propósito: </text:p>
          </table:table-cell>
          <table:table-cell table:style-name="Tabla27.A1" office:value-type="string">
            <text:p text:style-name="P146">Comprar boletos para una película especifica. </text:p>
          </table:table-cell>
        </table:table-row>
        <table:table-row>
          <table:table-cell table:style-name="Tabla27.A1" office:value-type="string">
            <text:p text:style-name="P142">Precondición: </text:p>
          </table:table-cell>
          <table:table-cell table:style-name="Tabla27.A1" office:value-type="string">
            <text:p text:style-name="P122">CU002 (Inicio de sesión), <text:span text:style-name="T44">Usuario Común con saldo suficiente en la cartera. </text:span></text:p>
          </table:table-cell>
        </table:table-row>
        <table:table-row>
          <table:table-cell table:style-name="Tabla27.A1" office:value-type="string">
            <text:p text:style-name="P142">Resumen </text:p>
          </table:table-cell>
          <table:table-cell table:style-name="Tabla27.A1" office:value-type="string">
            <text:p text:style-name="P127">El <text:span text:style-name="T44">usuario selecciona la película y sala de cine donde desea ver la película , luego realiza el pago de los boletos. </text:span></text:p>
          </table:table-cell>
        </table:table-row>
        <table:table-row>
          <table:table-cell table:style-name="Tabla27.A1" office:value-type="string">
            <text:p text:style-name="P142">Tipo: </text:p>
          </table:table-cell>
          <table:table-cell table:style-name="Tabla27.A1" office:value-type="string">
            <text:p text:style-name="P132">Primario y Esencial. </text:p>
          </table:table-cell>
        </table:table-row>
        <table:table-row>
          <table:table-cell table:style-name="Tabla27.A1" office:value-type="string">
            <text:p text:style-name="P142">Referencias: </text:p>
          </table:table-cell>
          <table:table-cell table:style-name="Tabla27.A1" office:value-type="string">
            <text:p text:style-name="P142">CU00<text:span text:style-name="T22">2, </text:span><text:span text:style-name="T44">CU003, </text:span><text:span text:style-name="T35">CU01</text:span><text:span text:style-name="T44">3</text:span><text:span text:style-name="T22">. </text:span></text:p>
          </table:table-cell>
        </table:table-row>
      </table:table>
      <text:p text:style-name="P191"> </text:p>
      <text:p text:style-name="P191"/>
      <text:p text:style-name="P191"/>
      <text:p text:style-name="P191"/>
      <text:p text:style-name="P191"/>
      <text:p text:style-name="P191"/>
      <text:p text:style-name="P186"><text:soft-page-break/><text:span text:style-name="T19">Segunda sección</text:span> </text:p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42">Acción de los actores </text:p>
          </table:table-cell>
          <table:table-cell table:style-name="Tabla28.A1" office:value-type="string">
            <text:p text:style-name="P142">Respuesta del sistema </text:p>
          </table:table-cell>
        </table:table-row>
        <table:table-row>
          <table:table-cell table:style-name="Tabla28.A1" office:value-type="string">
            <text:p text:style-name="P142">1.El usuario selecciona "Comprar Boletos".<text:tab/><text:tab/></text:p>
          </table:table-cell>
          <table:table-cell table:style-name="Tabla28.A1" office:value-type="string">
            <text:p text:style-name="P156"><text:span text:style-name="T1">2. </text:span><text:span text:style-name="T5">Se mostrara</text:span><text:span text:style-name="T12">n </text:span><text:span text:style-name="T15">cines y las salas donde se proyecta la película disponibles</text:span><text:span text:style-name="T10">. </text:span></text:p>
          </table:table-cell>
        </table:table-row>
        <table:table-row>
          <table:table-cell table:style-name="Tabla28.A1" office:value-type="string">
            <text:p text:style-name="P142">3. El usuario selecciona cine, sala <text:span text:style-name="T45">y horario. </text:span></text:p>
          </table:table-cell>
          <table:table-cell table:style-name="Tabla28.A1" office:value-type="string">
            <text:p text:style-name="P142">4. <text:span text:style-name="T27">El sistema </text:span><text:span text:style-name="T38">muestra la información de la </text:span><text:span text:style-name="T45">sala de cine para ver los asientos disponibles</text:span><text:span text:style-name="T38">. </text:span><text:span text:style-name="T35"><text:s/></text:span></text:p>
          </table:table-cell>
        </table:table-row>
        <table:table-row>
          <table:table-cell table:style-name="Tabla28.A1" office:value-type="string">
            <text:p text:style-name="P142">5.<text:span text:style-name="T21">El </text:span><text:span text:style-name="T45">usuario selecciona los asientos que desea</text:span><text:span text:style-name="T38">. </text:span></text:p>
          </table:table-cell>
          <table:table-cell table:style-name="Tabla28.A1" office:value-type="string">
            <text:p text:style-name="P122">6. <text:span text:style-name="T23">El sistem</text:span><text:span text:style-name="T45">a calcula el precio de los boletos y verifica la disponibilidad de asientos</text:span><text:span text:style-name="T36">.</text:span></text:p>
          </table:table-cell>
        </table:table-row>
        <table:table-row>
          <table:table-cell table:style-name="Tabla28.A1" office:value-type="string">
            <text:p text:style-name="P147">7. El usuario confirma los asientos seleccionados. </text:p>
          </table:table-cell>
          <table:table-cell table:style-name="Tabla28.A1" office:value-type="string">
            <text:p text:style-name="P104"><text:s/></text:p>
          </table:table-cell>
        </table:table-row>
        <table:table-row>
          <table:table-cell table:style-name="Tabla28.A1" office:value-type="string">
            <text:p text:style-name="P112"><text:span text:style-name="T45">8</text:span>. <text:span text:style-name="T45">El usuario procede a pagar presionando el botón pagar. </text:span><text:s/></text:p>
          </table:table-cell>
          <table:table-cell table:style-name="Tabla28.A1" office:value-type="string">
            <text:p text:style-name="P110"><text:span text:style-name="T45">9</text:span>. El sistema <text:span text:style-name="T45">verifica que el saldo en la cartera sea suficiente para el pago</text:span><text:span text:style-name="T38">.</text:span></text:p>
          </table:table-cell>
        </table:table-row>
        <table:table-row>
          <table:table-cell table:style-name="Tabla28.A1" office:value-type="string">
            <text:p text:style-name="P112"/>
          </table:table-cell>
          <table:table-cell table:style-name="Tabla28.A1" office:value-type="string">
            <text:p text:style-name="P147">10. El sistema genera los boletos después de procesar el pago. </text:p>
          </table:table-cell>
        </table:table-row>
        <table:table-row>
          <table:table-cell table:style-name="Tabla28.A1" office:value-type="string">
            <text:p text:style-name="P147">11. El usuario recibe los boletos en <text:span text:style-name="T46">PDF.</text:span></text:p>
          </table:table-cell>
          <table:table-cell table:style-name="Tabla28.A1" office:value-type="string">
            <text:p text:style-name="P148">12. El sistema actualiza los asientos disponibles. </text:p>
          </table:table-cell>
        </table:table-row>
        <table:table-row>
          <table:table-cell table:style-name="Tabla28.A1" office:value-type="string">
            <text:p text:style-name="P148">13. Se muestra un mensaje de éxito compra realizada. </text:p>
          </table:table-cell>
          <table:table-cell table:style-name="Tabla28.A1" office:value-type="string">
            <text:p text:style-name="P148"/>
          </table:table-cell>
        </table:table-row>
      </table:table>
      <text:p text:style-name="P191"><text:soft-page-break/> <text:span text:style-name="T8">Tercera sección</text:span><text:span text:style-name="T9"> </text:span></text:p>
      <text:p text:style-name="P173">Escenarios alternos </text:p>
      <text:list xml:id="list212057829643185" text:continue-numbering="true" text:style-name="L1">
        <text:list-item>
          <text:p text:style-name="P169">Línea <text:span text:style-name="T46">5</text:span>: <text:span text:style-name="T46">Si los asientos ya seleccionados ya están ocupados muestra un mensaje de error “Asientos ocupados”. </text:span></text:p>
        </text:list-item>
        <text:list-item>
          <text:p text:style-name="P169">Línea <text:span text:style-name="T46">9</text:span>: <text:span text:style-name="T39">Si </text:span><text:span text:style-name="T46">el saldo en la cartera es insuficiente muestra un mensaje de error “Saldo insuficiente” y se pide que recargue la cartera. </text:span></text:p>
        </text:list-item>
      </text:list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94"><text:soft-page-break/>Primera sección 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42">Numero: </text:p>
          </table:table-cell>
          <table:table-cell table:style-name="Tabla29.A1" office:value-type="string">
            <text:p text:style-name="P142">CU0<text:span text:style-name="T34">1</text:span><text:span text:style-name="T46">5</text:span></text:p>
          </table:table-cell>
        </table:table-row>
        <table:table-row>
          <table:table-cell table:style-name="Tabla29.A1" office:value-type="string">
            <text:p text:style-name="P142">Caso de Uso: </text:p>
          </table:table-cell>
          <table:table-cell table:style-name="Tabla29.A1" office:value-type="string">
            <text:p text:style-name="P142">Comentar película</text:p>
          </table:table-cell>
        </table:table-row>
        <table:table-row>
          <table:table-cell table:style-name="Tabla29.A1" office:value-type="string">
            <text:p text:style-name="P142">Actores: </text:p>
          </table:table-cell>
          <table:table-cell table:style-name="Tabla29.A1" office:value-type="string">
            <text:p text:style-name="P142"><text:span text:style-name="T47">Usuario Común</text:span> <text:span text:style-name="T27">(iniciador)</text:span></text:p>
          </table:table-cell>
        </table:table-row>
        <table:table-row>
          <table:table-cell table:style-name="Tabla29.A1" office:value-type="string">
            <text:p text:style-name="P142">Propósito: </text:p>
          </table:table-cell>
          <table:table-cell table:style-name="Tabla29.A1" office:value-type="string">
            <text:p text:style-name="P117"><text:span text:style-name="T47">Comentar las películas vistas. </text:span><text:span text:style-name="T37"><text:s/></text:span><text:span text:style-name="T35"><text:s/></text:span><text:span text:style-name="T31"><text:s/></text:span><text:span text:style-name="T29"><text:s/></text:span><text:s/></text:p>
          </table:table-cell>
        </table:table-row>
        <table:table-row>
          <table:table-cell table:style-name="Tabla29.A1" office:value-type="string">
            <text:p text:style-name="P142">Precondición: </text:p>
          </table:table-cell>
          <table:table-cell table:style-name="Tabla29.A1" office:value-type="string">
            <text:p text:style-name="P122">CU002 (Inicio de sesión), <text:span text:style-name="T37">CU01</text:span><text:span text:style-name="T48">4</text:span><text:span text:style-name="T37"> (</text:span><text:span text:style-name="T48">Comprar boletos</text:span><text:span text:style-name="T37">)</text:span></text:p>
          </table:table-cell>
        </table:table-row>
        <table:table-row>
          <table:table-cell table:style-name="Tabla29.A1" office:value-type="string">
            <text:p text:style-name="P142">Resumen </text:p>
          </table:table-cell>
          <table:table-cell table:style-name="Tabla29.A1" office:value-type="string">
            <text:p text:style-name="P127">El <text:span text:style-name="T48">usuario comentara la película vista esto servirá para referencia hacia los demás usuarios que deseen verla. </text:span></text:p>
          </table:table-cell>
        </table:table-row>
        <table:table-row>
          <table:table-cell table:style-name="Tabla29.A1" office:value-type="string">
            <text:p text:style-name="P142">Tipo: </text:p>
          </table:table-cell>
          <table:table-cell table:style-name="Tabla29.A1" office:value-type="string">
            <text:p text:style-name="P132">Secundario </text:p>
          </table:table-cell>
        </table:table-row>
        <table:table-row>
          <table:table-cell table:style-name="Tabla29.A1" office:value-type="string">
            <text:p text:style-name="P142">Referencias: </text:p>
          </table:table-cell>
          <table:table-cell table:style-name="Tabla29.A1" office:value-type="string">
            <text:p text:style-name="P142">CU00<text:span text:style-name="T22">2, </text:span><text:span text:style-name="T35">CU01</text:span><text:span text:style-name="T48">4</text:span><text:span text:style-name="T22">. </text:span></text:p>
          </table:table-cell>
        </table:table-row>
      </table:table>
      <text:p text:style-name="P191"> </text:p>
      <text:p text:style-name="P191"/>
      <text:p text:style-name="P191"/>
      <text:p text:style-name="P191"/>
      <text:p text:style-name="P191"/>
      <text:p text:style-name="P191"/>
      <text:p text:style-name="P186"><text:soft-page-break/><text:span text:style-name="T19">Segunda sección</text:span> 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42">Acción de los actores </text:p>
          </table:table-cell>
          <table:table-cell table:style-name="Tabla30.A1" office:value-type="string">
            <text:p text:style-name="P142">Respuesta del sistema </text:p>
          </table:table-cell>
        </table:table-row>
        <table:table-row>
          <table:table-cell table:style-name="Tabla30.A1" office:value-type="string">
            <text:p text:style-name="P142">1.El <text:span text:style-name="T49">usuario</text:span> selecciona "<text:span text:style-name="T49">P</text:span><text:span text:style-name="T48">elícula</text:span><text:span text:style-name="T49">s vistas</text:span>".<text:tab/><text:tab/></text:p>
          </table:table-cell>
          <table:table-cell table:style-name="Tabla30.A1" office:value-type="string">
            <text:p text:style-name="P156"><text:span text:style-name="T1">2. </text:span><text:span text:style-name="T5">Se mostrara</text:span><text:span text:style-name="T12">n las películas </text:span><text:span text:style-name="T16">a las que asistió</text:span><text:span text:style-name="T10">. </text:span></text:p>
          </table:table-cell>
        </table:table-row>
        <table:table-row>
          <table:table-cell table:style-name="Tabla30.A1" office:value-type="string">
            <text:p text:style-name="P142">3. <text:span text:style-name="T27">El </text:span><text:span text:style-name="T48">usuario selecciona la película que desea comentar. </text:span></text:p>
          </table:table-cell>
          <table:table-cell table:style-name="Tabla30.A1" office:value-type="string">
            <text:p text:style-name="P142">4. <text:span text:style-name="T27">El sistema </text:span><text:span text:style-name="T48">mostrara las opciones que se pueden hacer</text:span><text:span text:style-name="T38">. </text:span><text:span text:style-name="T35"><text:s/></text:span></text:p>
          </table:table-cell>
        </table:table-row>
        <table:table-row>
          <table:table-cell table:style-name="Tabla30.A1" office:value-type="string">
            <text:p text:style-name="P142">5.<text:span text:style-name="T21">El </text:span><text:span text:style-name="T48">usuario selecciona “Comentar Película”</text:span><text:span text:style-name="T38">. </text:span></text:p>
          </table:table-cell>
          <table:table-cell table:style-name="Tabla30.A1" office:value-type="string">
            <text:p text:style-name="P122">6. <text:span text:style-name="T23">El sistema </text:span><text:span text:style-name="T48">muestra un área de texto para comentar la película</text:span><text:span text:style-name="T36">.</text:span></text:p>
          </table:table-cell>
        </table:table-row>
        <table:table-row>
          <table:table-cell table:style-name="Tabla30.A1" office:value-type="string">
            <text:p text:style-name="P137">7. <text:span text:style-name="T28">El </text:span><text:span text:style-name="T48">usuario presiona el botón comentar. </text:span></text:p>
          </table:table-cell>
          <table:table-cell table:style-name="Tabla30.A1" office:value-type="string">
            <text:p text:style-name="P104"><text:s/><text:span text:style-name="T36">8. El sistema </text:span><text:span text:style-name="T38">agrega </text:span><text:span text:style-name="T48">el comentario a las referencias de la película. </text:span></text:p>
          </table:table-cell>
        </table:table-row>
        <table:table-row>
          <table:table-cell table:style-name="Tabla30.A1" office:value-type="string">
            <text:p text:style-name="P112"><text:span text:style-name="T36">9</text:span>. <text:span text:style-name="T38">Se muestra un mensaje de éxito “</text:span><text:span text:style-name="T48">Comentario agregado”. </text:span></text:p>
          </table:table-cell>
          <table:table-cell table:style-name="Tabla30.A1" office:value-type="string">
            <text:p text:style-name="P149"/>
          </table:table-cell>
        </table:table-row>
      </table:table>
      <text:p text:style-name="P191"> <text:span text:style-name="T8">Tercera sección</text:span><text:span text:style-name="T9"> </text:span></text:p>
      <text:p text:style-name="P173">Escenarios alternos </text:p>
      <text:list xml:id="list3866476797" text:style-name="L4">
        <text:list-item>
          <text:p text:style-name="P174">Línea 2: Si no ha asistido a ninguna película se mostrara un mensaje “Sin películas vistas”. </text:p>
        </text:list-item>
      </text:list>
      <text:list text:continue-list="list212057829643185" text:style-name="L1">
        <text:list-item>
          <text:p text:style-name="P169">Línea <text:span text:style-name="T48">6</text:span>: <text:span text:style-name="T39">Si </text:span><text:span text:style-name="T48">el comentario está vació se muestra un mensaje de error “Se tiene que comentar la película”.</text:span></text:p>
        </text:list-item>
      </text:list>
      <text:p text:style-name="P173"/>
      <text:p text:style-name="P173"><text:soft-page-break/></text:p>
      <text:p text:style-name="P94">Primera sección 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42">Numero: </text:p>
          </table:table-cell>
          <table:table-cell table:style-name="Tabla31.A1" office:value-type="string">
            <text:p text:style-name="P142">CU0<text:span text:style-name="T34">1</text:span><text:span text:style-name="T48">6</text:span></text:p>
          </table:table-cell>
        </table:table-row>
        <table:table-row>
          <table:table-cell table:style-name="Tabla31.A1" office:value-type="string">
            <text:p text:style-name="P142">Caso de Uso: </text:p>
          </table:table-cell>
          <table:table-cell table:style-name="Tabla31.A1" office:value-type="string">
            <text:p text:style-name="P142">Calificar película</text:p>
          </table:table-cell>
        </table:table-row>
        <table:table-row>
          <table:table-cell table:style-name="Tabla31.A1" office:value-type="string">
            <text:p text:style-name="P142">Actores: </text:p>
          </table:table-cell>
          <table:table-cell table:style-name="Tabla31.A1" office:value-type="string">
            <text:p text:style-name="P142">Usuario Común (iniciador)</text:p>
          </table:table-cell>
        </table:table-row>
        <table:table-row>
          <table:table-cell table:style-name="Tabla31.A1" office:value-type="string">
            <text:p text:style-name="P142">Propósito: </text:p>
          </table:table-cell>
          <table:table-cell table:style-name="Tabla31.A1" office:value-type="string">
            <text:p text:style-name="P117"><text:span text:style-name="T49">Calificar las películas vistas. </text:span></text:p>
          </table:table-cell>
        </table:table-row>
        <table:table-row>
          <table:table-cell table:style-name="Tabla31.A1" office:value-type="string">
            <text:p text:style-name="P142">Precondición: </text:p>
          </table:table-cell>
          <table:table-cell table:style-name="Tabla31.A1" office:value-type="string">
            <text:p text:style-name="P122">CU002 (Inicio de sesión), CU014 (Comprar boletos)</text:p>
          </table:table-cell>
        </table:table-row>
        <table:table-row>
          <table:table-cell table:style-name="Tabla31.A1" office:value-type="string">
            <text:p text:style-name="P142">Resumen </text:p>
          </table:table-cell>
          <table:table-cell table:style-name="Tabla31.A1" office:value-type="string">
            <text:p text:style-name="P127">El <text:span text:style-name="T49">usuario califica las películas vistas con una nota de 1 a 5 estrellas esto servirá como referencia hacia los demás usuarios que deseen verla. </text:span></text:p>
          </table:table-cell>
        </table:table-row>
        <table:table-row>
          <table:table-cell table:style-name="Tabla31.A1" office:value-type="string">
            <text:p text:style-name="P142">Tipo: </text:p>
          </table:table-cell>
          <table:table-cell table:style-name="Tabla31.A1" office:value-type="string">
            <text:p text:style-name="P134">Secundario. </text:p>
          </table:table-cell>
        </table:table-row>
        <table:table-row>
          <table:table-cell table:style-name="Tabla31.A1" office:value-type="string">
            <text:p text:style-name="P142">Referencias: </text:p>
          </table:table-cell>
          <table:table-cell table:style-name="Tabla31.A1" office:value-type="string">
            <text:p text:style-name="P142">CU00<text:span text:style-name="T22">2, </text:span><text:span text:style-name="T35">CU01</text:span><text:span text:style-name="T49">4</text:span><text:span text:style-name="T22">. </text:span></text:p>
          </table:table-cell>
        </table:table-row>
      </table:table>
      <text:p text:style-name="P191"> </text:p>
      <text:p text:style-name="P191"/>
      <text:p text:style-name="P191"/>
      <text:p text:style-name="P191"/>
      <text:p text:style-name="P191"/>
      <text:p text:style-name="P191"><text:soft-page-break/></text:p>
      <text:p text:style-name="P186"><text:span text:style-name="T19">Segunda sección</text:span> 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42">Acción de los actores </text:p>
          </table:table-cell>
          <table:table-cell table:style-name="Tabla32.A1" office:value-type="string">
            <text:p text:style-name="P142">Respuesta del sistema </text:p>
          </table:table-cell>
        </table:table-row>
        <table:table-row>
          <table:table-cell table:style-name="Tabla32.A1" office:value-type="string">
            <text:p text:style-name="P150">1.El <text:span text:style-name="T49">usuario</text:span> selecciona "<text:span text:style-name="T49">P</text:span><text:span text:style-name="T48">elícula</text:span><text:span text:style-name="T49">s vistas</text:span>".<text:tab/><text:tab/></text:p>
          </table:table-cell>
          <table:table-cell table:style-name="Tabla32.A1" office:value-type="string">
            <text:p text:style-name="P156"><text:span text:style-name="T1">2. </text:span><text:span text:style-name="T5">Se mostrara</text:span><text:span text:style-name="T12">n las películas </text:span><text:span text:style-name="T16">a las que asistió</text:span><text:span text:style-name="T10">. </text:span></text:p>
          </table:table-cell>
        </table:table-row>
        <table:table-row>
          <table:table-cell table:style-name="Tabla32.A1" office:value-type="string">
            <text:p text:style-name="P142">3. <text:span text:style-name="T27">El </text:span><text:span text:style-name="T48">usuario selecciona la película que desea </text:span><text:span text:style-name="T49">calificar</text:span><text:span text:style-name="T48">. </text:span></text:p>
          </table:table-cell>
          <table:table-cell table:style-name="Tabla32.A1" office:value-type="string">
            <text:p text:style-name="P142">4. <text:span text:style-name="T27">El sistema </text:span><text:span text:style-name="T48">mostrara las opciones que se pueden hacer</text:span><text:span text:style-name="T38">. </text:span><text:span text:style-name="T35"><text:s/></text:span></text:p>
          </table:table-cell>
        </table:table-row>
        <table:table-row>
          <table:table-cell table:style-name="Tabla32.A1" office:value-type="string">
            <text:p text:style-name="P142">5.<text:span text:style-name="T21">El </text:span><text:span text:style-name="T48">usuario selecciona “</text:span><text:span text:style-name="T49">Calificar</text:span><text:span text:style-name="T48"> Película”</text:span><text:span text:style-name="T38">. </text:span></text:p>
          </table:table-cell>
          <table:table-cell table:style-name="Tabla32.A1" office:value-type="string">
            <text:p text:style-name="P122">6. <text:span text:style-name="T23">El sistema </text:span><text:span text:style-name="T48">muestra </text:span><text:span text:style-name="T49">una opción para calificar por estrellas de 1 a 5. </text:span></text:p>
          </table:table-cell>
        </table:table-row>
        <table:table-row>
          <table:table-cell table:style-name="Tabla32.A1" office:value-type="string">
            <text:p text:style-name="P137">7. <text:span text:style-name="T28">El </text:span><text:span text:style-name="T48">usuario presiona el botón </text:span><text:span text:style-name="T49">calificar</text:span><text:span text:style-name="T48">. </text:span></text:p>
          </table:table-cell>
          <table:table-cell table:style-name="Tabla32.A1" office:value-type="string">
            <text:p text:style-name="P104"><text:s/><text:span text:style-name="T36">8. El sistema </text:span><text:span text:style-name="T38">agrega </text:span><text:span text:style-name="T49">la calificación</text:span><text:span text:style-name="T48"> a las referencias de la película. </text:span></text:p>
          </table:table-cell>
        </table:table-row>
        <table:table-row>
          <table:table-cell table:style-name="Tabla32.A1" office:value-type="string">
            <text:p text:style-name="P112"><text:span text:style-name="T36">9</text:span>. <text:span text:style-name="T38">Se muestra un mensaje de éxito “</text:span><text:span text:style-name="T49">Calificación</text:span><text:span text:style-name="T48"> agregad</text:span><text:span text:style-name="T49">a</text:span><text:span text:style-name="T48">”. </text:span></text:p>
          </table:table-cell>
          <table:table-cell table:style-name="Tabla32.A1" office:value-type="string">
            <text:p text:style-name="P110"/>
          </table:table-cell>
        </table:table-row>
      </table:table>
      <text:p text:style-name="P98"><text:span text:style-name="T8">Tercera sección</text:span><text:span text:style-name="T9"> </text:span></text:p>
      <text:p text:style-name="P178">Escenarios alternos </text:p>
      <text:list xml:id="list212056528100775" text:continue-list="list3866476797" text:style-name="L4">
        <text:list-item>
          <text:p text:style-name="P174">Línea 2: Si no ha asistido a ninguna película se mostrara un mensaje “Sin películas vistas”. </text:p>
        </text:list-item>
      </text:list>
      <text:list text:style-name="L5">
        <text:list-item>
          <text:p text:style-name="P177">Línea <text:span text:style-name="T48">6</text:span>: <text:span text:style-name="T39">Si </text:span><text:span text:style-name="T49">ya a calificado la película se mostrara un mensaje “Ya a calificado la película, desea volver a calificarla”. </text:span></text:p>
        </text:list-item>
      </text:list>
      <text:p text:style-name="P95"><text:soft-page-break/>Primera sección 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50">Numero: </text:p>
          </table:table-cell>
          <table:table-cell table:style-name="Tabla33.A1" office:value-type="string">
            <text:p text:style-name="P150">CU0<text:span text:style-name="T34">1</text:span><text:span text:style-name="T49">7</text:span></text:p>
          </table:table-cell>
        </table:table-row>
        <table:table-row>
          <table:table-cell table:style-name="Tabla33.A1" office:value-type="string">
            <text:p text:style-name="P150">Caso de Uso: </text:p>
          </table:table-cell>
          <table:table-cell table:style-name="Tabla33.A1" office:value-type="string">
            <text:p text:style-name="P150">Bloqueo de calificación de salas.</text:p>
          </table:table-cell>
        </table:table-row>
        <table:table-row>
          <table:table-cell table:style-name="Tabla33.A1" office:value-type="string">
            <text:p text:style-name="P150">Actores: </text:p>
          </table:table-cell>
          <table:table-cell table:style-name="Tabla33.A1" office:value-type="string">
            <text:p text:style-name="P150">Administrador de cines (iniciador)</text:p>
          </table:table-cell>
        </table:table-row>
        <table:table-row>
          <table:table-cell table:style-name="Tabla33.A1" office:value-type="string">
            <text:p text:style-name="P150">Propósito: </text:p>
          </table:table-cell>
          <table:table-cell table:style-name="Tabla33.A1" office:value-type="string">
            <text:p text:style-name="P118"><text:span text:style-name="T51">Bloquear el acceso a las calificaciones y comentarios a las salas de cine. </text:span><text:span text:style-name="T49"><text:s/></text:span></text:p>
          </table:table-cell>
        </table:table-row>
        <table:table-row>
          <table:table-cell table:style-name="Tabla33.A1" office:value-type="string">
            <text:p text:style-name="P150">Precondición: </text:p>
          </table:table-cell>
          <table:table-cell table:style-name="Tabla33.A1" office:value-type="string">
            <text:p text:style-name="P123">CU002 (Inicio de sesión), <text:span text:style-name="T51">Rol administrador de cines. </text:span></text:p>
          </table:table-cell>
        </table:table-row>
        <table:table-row>
          <table:table-cell table:style-name="Tabla33.A1" office:value-type="string">
            <text:p text:style-name="P150">Resumen </text:p>
          </table:table-cell>
          <table:table-cell table:style-name="Tabla33.A1" office:value-type="string">
            <text:p text:style-name="P128">El administrador de cines activa o desactiva la posibilidad de recibir comentarios y calificaciones en sus salas.</text:p>
          </table:table-cell>
        </table:table-row>
        <table:table-row>
          <table:table-cell table:style-name="Tabla33.A1" office:value-type="string">
            <text:p text:style-name="P150">Tipo: </text:p>
          </table:table-cell>
          <table:table-cell table:style-name="Tabla33.A1" office:value-type="string">
            <text:p text:style-name="P133"><text:span text:style-name="T51">Secundario</text:span> </text:p>
          </table:table-cell>
        </table:table-row>
        <table:table-row>
          <table:table-cell table:style-name="Tabla33.A1" office:value-type="string">
            <text:p text:style-name="P150">Referencias: </text:p>
          </table:table-cell>
          <table:table-cell table:style-name="Tabla33.A1" office:value-type="string">
            <text:p text:style-name="P150">CU00<text:span text:style-name="T22">2, </text:span><text:span text:style-name="T35">CU0</text:span><text:span text:style-name="T51">09</text:span><text:span text:style-name="T22">. </text:span></text:p>
          </table:table-cell>
        </table:table-row>
      </table:table>
      <text:p text:style-name="P193"> </text:p>
      <text:p text:style-name="P193"/>
      <text:p text:style-name="P193"/>
      <text:p text:style-name="P193"/>
      <text:p text:style-name="P193"/>
      <text:p text:style-name="P193"/>
      <text:p text:style-name="P187"><text:soft-page-break/><text:span text:style-name="T19">Segunda sección</text:span> </text:p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50">Acción de los actores </text:p>
          </table:table-cell>
          <table:table-cell table:style-name="Tabla34.A1" office:value-type="string">
            <text:p text:style-name="P150">Respuesta del sistema </text:p>
          </table:table-cell>
        </table:table-row>
        <table:table-row>
          <table:table-cell table:style-name="Tabla34.A1" office:value-type="string">
            <text:p text:style-name="P150">1. El administrador selecciona "Editar Salas".<text:tab/><text:tab/><text:tab/></text:p>
          </table:table-cell>
          <table:table-cell table:style-name="Tabla34.A1" office:value-type="string">
            <text:p text:style-name="P157"><text:span text:style-name="T1">2.</text:span><text:span text:style-name="T17"> Se mostraran</text:span><text:span text:style-name="T1"> </text:span><text:span text:style-name="T17">las</text:span><text:span text:style-name="T1"> salas </text:span><text:span text:style-name="T17">que administra </text:span><text:span text:style-name="T1">con estado actual.</text:span><text:span text:style-name="T10"> </text:span></text:p>
          </table:table-cell>
        </table:table-row>
        <table:table-row>
          <table:table-cell table:style-name="Tabla34.A1" office:value-type="string">
            <text:p text:style-name="P150"><text:span text:style-name="T48">3. El administrador selecciona la sala a configurar.<text:tab/> </text:span></text:p>
          </table:table-cell>
          <table:table-cell table:style-name="Tabla34.A1" office:value-type="string">
            <text:p text:style-name="P150"><text:span text:style-name="T35"><text:s/>4. </text:span><text:span text:style-name="T51">Se m</text:span><text:span text:style-name="T35">uestra detalles de la sala y opciones de configuración.</text:span></text:p>
          </table:table-cell>
        </table:table-row>
        <table:table-row>
          <table:table-cell table:style-name="Tabla34.A1" office:value-type="string">
            <text:p text:style-name="P150">5.<text:span text:style-name="T38">El administrador quita el check "Permitir comentarios y calificaciones".<text:tab/></text:span></text:p>
          </table:table-cell>
          <table:table-cell table:style-name="Tabla34.A1" office:value-type="string">
            <text:p text:style-name="P123"/>
          </table:table-cell>
        </table:table-row>
        <table:table-row>
          <table:table-cell table:style-name="Tabla34.A1" office:value-type="string">
            <text:p text:style-name="P138"><text:span text:style-name="T51">6</text:span>. <text:span text:style-name="T28">El </text:span><text:span text:style-name="T48">usuario presiona el botón </text:span><text:span text:style-name="T51">bloquear</text:span><text:span text:style-name="T48">. </text:span></text:p>
          </table:table-cell>
          <table:table-cell table:style-name="Tabla34.A1" office:value-type="string">
            <text:p text:style-name="P105"><text:s/><text:span text:style-name="T51">7</text:span><text:span text:style-name="T36">. El sistema </text:span><text:span text:style-name="T51">deshabilita la opción de calificación en las salas de cine. </text:span></text:p>
          </table:table-cell>
        </table:table-row>
        <table:table-row>
          <table:table-cell table:style-name="Tabla34.A1" office:value-type="string">
            <text:p text:style-name="P113"><text:span text:style-name="T51">8.</text:span> <text:span text:style-name="T38">Se muestra un mensaje de éxito “</text:span><text:span text:style-name="T51">Sala bloqueada de comentarios y calificaciones</text:span><text:span text:style-name="T48">”. </text:span></text:p>
          </table:table-cell>
          <table:table-cell table:style-name="Tabla34.A1" office:value-type="string">
            <text:p text:style-name="P151"/>
          </table:table-cell>
        </table:table-row>
      </table:table>
      <text:p text:style-name="P98"><text:span text:style-name="T8">Tercera sección</text:span><text:span text:style-name="T9"> </text:span></text:p>
      <text:p text:style-name="P178">Escenarios alternos </text:p>
      <text:list xml:id="list212056297785837" text:continue-list="list212056528100775" text:style-name="L4">
        <text:list-item>
          <text:p text:style-name="P174">Línea 4: Si ya está bloqueado, muestra opción para desbloquear.</text:p>
        </text:list-item>
      </text:list>
      <text:list text:style-name="L6">
        <text:list-item>
          <text:p text:style-name="P179">Línea 5: Si el administrador cancela la operación, mantiene la configuración anterior.</text:p>
        </text:list-item>
      </text:list>
      <text:p text:style-name="P178"/>
      <text:p text:style-name="P96"><text:soft-page-break/>Primera sección </text:p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153">Numero: </text:p>
          </table:table-cell>
          <table:table-cell table:style-name="Tabla35.A1" office:value-type="string">
            <text:p text:style-name="P153">CU0<text:span text:style-name="T34">1</text:span><text:span text:style-name="T52">8</text:span></text:p>
          </table:table-cell>
        </table:table-row>
        <table:table-row>
          <table:table-cell table:style-name="Tabla35.A1" office:value-type="string">
            <text:p text:style-name="P153">Caso de Uso: </text:p>
          </table:table-cell>
          <table:table-cell table:style-name="Tabla35.A1" office:value-type="string">
            <text:p text:style-name="P153">Bloquear sala. </text:p>
          </table:table-cell>
        </table:table-row>
        <table:table-row>
          <table:table-cell table:style-name="Tabla35.A1" office:value-type="string">
            <text:p text:style-name="P153">Actores: </text:p>
          </table:table-cell>
          <table:table-cell table:style-name="Tabla35.A1" office:value-type="string">
            <text:p text:style-name="P153">Administrador de cines (iniciador)</text:p>
          </table:table-cell>
        </table:table-row>
        <table:table-row>
          <table:table-cell table:style-name="Tabla35.A1" office:value-type="string">
            <text:p text:style-name="P153">Propósito: </text:p>
          </table:table-cell>
          <table:table-cell table:style-name="Tabla35.A1" office:value-type="string">
            <text:p text:style-name="P119"><text:span text:style-name="T51">Controlar la visibilidad de las salas para los usuarios comunes. <text:s/></text:span><text:span text:style-name="T49"><text:s/></text:span></text:p>
          </table:table-cell>
        </table:table-row>
        <table:table-row>
          <table:table-cell table:style-name="Tabla35.A1" office:value-type="string">
            <text:p text:style-name="P153">Precondición: </text:p>
          </table:table-cell>
          <table:table-cell table:style-name="Tabla35.A1" office:value-type="string">
            <text:p text:style-name="P124">CU002 (Inicio de sesión), <text:span text:style-name="T51">Rol administrador de cines. </text:span></text:p>
          </table:table-cell>
        </table:table-row>
        <table:table-row>
          <table:table-cell table:style-name="Tabla35.A1" office:value-type="string">
            <text:p text:style-name="P153">Resumen </text:p>
          </table:table-cell>
          <table:table-cell table:style-name="Tabla35.A1" office:value-type="string">
            <text:p text:style-name="P129">El administrador de cines activa o desactiva la visibilidad de una sala específica para los usuarios comunes.</text:p>
          </table:table-cell>
        </table:table-row>
        <table:table-row>
          <table:table-cell table:style-name="Tabla35.A1" office:value-type="string">
            <text:p text:style-name="P153">Tipo: </text:p>
          </table:table-cell>
          <table:table-cell table:style-name="Tabla35.A1" office:value-type="string">
            <text:p text:style-name="P134"><text:span text:style-name="T51">Secundario</text:span> </text:p>
          </table:table-cell>
        </table:table-row>
        <table:table-row>
          <table:table-cell table:style-name="Tabla35.A1" office:value-type="string">
            <text:p text:style-name="P153">Referencias: </text:p>
          </table:table-cell>
          <table:table-cell table:style-name="Tabla35.A1" office:value-type="string">
            <text:p text:style-name="P153">CU00<text:span text:style-name="T22">2, </text:span><text:span text:style-name="T35">CU0</text:span><text:span text:style-name="T51">09</text:span><text:span text:style-name="T22">. </text:span></text:p>
          </table:table-cell>
        </table:table-row>
      </table:table>
      <text:p text:style-name="P194"> </text:p>
      <text:p text:style-name="P194"/>
      <text:p text:style-name="P194"/>
      <text:p text:style-name="P194"/>
      <text:p text:style-name="P194"/>
      <text:p text:style-name="P194"/>
      <text:p text:style-name="P188"><text:soft-page-break/><text:span text:style-name="T19">Segunda sección</text:span> </text:p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53">Acción de los actores </text:p>
          </table:table-cell>
          <table:table-cell table:style-name="Tabla36.A1" office:value-type="string">
            <text:p text:style-name="P153">Respuesta del sistema </text:p>
          </table:table-cell>
        </table:table-row>
        <table:table-row>
          <table:table-cell table:style-name="Tabla36.A1" office:value-type="string">
            <text:p text:style-name="P153">1. El administrador selecciona "Editar Salas".<text:tab/><text:tab/><text:tab/></text:p>
          </table:table-cell>
          <table:table-cell table:style-name="Tabla36.A1" office:value-type="string">
            <text:p text:style-name="P158"><text:span text:style-name="T1">2.</text:span><text:span text:style-name="T17"> Se mostraran</text:span><text:span text:style-name="T1"> </text:span><text:span text:style-name="T17">las</text:span><text:span text:style-name="T1"> salas </text:span><text:span text:style-name="T17">que administra </text:span><text:span text:style-name="T1">con estado actual.</text:span><text:span text:style-name="T10"> </text:span></text:p>
          </table:table-cell>
        </table:table-row>
        <table:table-row>
          <table:table-cell table:style-name="Tabla36.A1" office:value-type="string">
            <text:p text:style-name="P153"><text:span text:style-name="T48">3. El administrador selecciona la sala a configurar.<text:tab/> </text:span></text:p>
          </table:table-cell>
          <table:table-cell table:style-name="Tabla36.A1" office:value-type="string">
            <text:p text:style-name="P153"><text:span text:style-name="T35"><text:s/>4. </text:span><text:span text:style-name="T51">Se m</text:span><text:span text:style-name="T35">uestra detalles de la sala y opciones de </text:span><text:span text:style-name="T52">visibilidad</text:span><text:span text:style-name="T35">.</text:span></text:p>
          </table:table-cell>
        </table:table-row>
        <table:table-row>
          <table:table-cell table:style-name="Tabla36.A1" office:value-type="string">
            <text:p text:style-name="P153">5.<text:span text:style-name="T38">El administrador quita el check "</text:span><text:span text:style-name="T52">Visible para el usuario</text:span><text:span text:style-name="T38">".<text:tab/></text:span></text:p>
          </table:table-cell>
          <table:table-cell table:style-name="Tabla36.A1" office:value-type="string">
            <text:p text:style-name="P124"/>
          </table:table-cell>
        </table:table-row>
        <table:table-row>
          <table:table-cell table:style-name="Tabla36.A1" office:value-type="string">
            <text:p text:style-name="P139"><text:span text:style-name="T51">6</text:span>. <text:span text:style-name="T28">El </text:span><text:span text:style-name="T48">usuario presiona el botón </text:span><text:span text:style-name="T51">bloquear</text:span><text:span text:style-name="T48">. </text:span></text:p>
          </table:table-cell>
          <table:table-cell table:style-name="Tabla36.A1" office:value-type="string">
            <text:p text:style-name="P106"><text:s/><text:span text:style-name="T51">7</text:span><text:span text:style-name="T36">. El sistema </text:span><text:span text:style-name="T52">oculta la sala a la vista de los usuarios comunes</text:span><text:span text:style-name="T51">. </text:span></text:p>
          </table:table-cell>
        </table:table-row>
        <table:table-row>
          <table:table-cell table:style-name="Tabla36.A1" office:value-type="string">
            <text:p text:style-name="P114"><text:span text:style-name="T51">8.</text:span> <text:span text:style-name="T38">Se muestra un mensaje de éxito “</text:span><text:span text:style-name="T51">Sala bloqueada de comentarios y calificaciones</text:span><text:span text:style-name="T48">”. </text:span></text:p>
          </table:table-cell>
          <table:table-cell table:style-name="Tabla36.A1" office:value-type="string">
            <text:p text:style-name="P151"/>
          </table:table-cell>
        </table:table-row>
      </table:table>
      <text:p text:style-name="P99"><text:span text:style-name="T8">Tercera sección</text:span><text:span text:style-name="T9"> </text:span></text:p>
      <text:p text:style-name="P181">Escenarios alternos </text:p>
      <text:list xml:id="list212057334133781" text:continue-list="list212056297785837" text:style-name="L4">
        <text:list-item>
          <text:p text:style-name="P175">Línea 4: Si ya está bloqueado, muestra opción para desbloquear.</text:p>
        </text:list-item>
      </text:list>
      <text:list text:style-name="L7">
        <text:list-item>
          <text:p text:style-name="P180">Línea 5: Si hay funciones programadas <text:span text:style-name="T52">se</text:span> mostrar<text:span text:style-name="T52">a</text:span> <text:span text:style-name="T52">un </text:span>mensaje <text:span text:style-name="T52">de error </text:span><text:s/>"Al bloquear la sala, las funciones programadas no serán visibles".</text:p>
        </text:list-item>
      </text:list>
      <text:p text:style-name="P181"/>
      <text:p text:style-name="P97"><text:soft-page-break/>Primera sección 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154">Numero: </text:p>
          </table:table-cell>
          <table:table-cell table:style-name="Tabla37.A1" office:value-type="string">
            <text:p text:style-name="P154">CU0<text:span text:style-name="T34">1</text:span><text:span text:style-name="T53">9</text:span></text:p>
          </table:table-cell>
        </table:table-row>
        <table:table-row>
          <table:table-cell table:style-name="Tabla37.A1" office:value-type="string">
            <text:p text:style-name="P154">Caso de Uso: </text:p>
          </table:table-cell>
          <table:table-cell table:style-name="Tabla37.A1" office:value-type="string">
            <text:p text:style-name="P154">Generar reportes de cines </text:p>
          </table:table-cell>
        </table:table-row>
        <table:table-row>
          <table:table-cell table:style-name="Tabla37.A1" office:value-type="string">
            <text:p text:style-name="P154">Actores: </text:p>
          </table:table-cell>
          <table:table-cell table:style-name="Tabla37.A1" office:value-type="string">
            <text:p text:style-name="P154">Administrador de cines (iniciador)</text:p>
          </table:table-cell>
        </table:table-row>
        <table:table-row>
          <table:table-cell table:style-name="Tabla37.A1" office:value-type="string">
            <text:p text:style-name="P154">Propósito: </text:p>
          </table:table-cell>
          <table:table-cell table:style-name="Tabla37.A1" office:value-type="string">
            <text:p text:style-name="P120"><text:span text:style-name="T51">Generar reportes específicos sobre el desempeño del cine <text:s/></text:span><text:span text:style-name="T49"><text:s/></text:span></text:p>
          </table:table-cell>
        </table:table-row>
        <table:table-row>
          <table:table-cell table:style-name="Tabla37.A1" office:value-type="string">
            <text:p text:style-name="P154">Precondición: </text:p>
          </table:table-cell>
          <table:table-cell table:style-name="Tabla37.A1" office:value-type="string">
            <text:p text:style-name="P125">CU002 (Inicio de sesión), <text:span text:style-name="T51">Rol administrador de cines. </text:span></text:p>
          </table:table-cell>
        </table:table-row>
        <table:table-row>
          <table:table-cell table:style-name="Tabla37.A1" office:value-type="string">
            <text:p text:style-name="P154">Resumen </text:p>
          </table:table-cell>
          <table:table-cell table:style-name="Tabla37.A1" office:value-type="string">
            <text:p text:style-name="P130">El administrador de cines genera diversos reportes sobre comentarios, películas proyectadas, salas más gustadas y boletos vendidos.</text:p>
          </table:table-cell>
        </table:table-row>
        <table:table-row>
          <table:table-cell table:style-name="Tabla37.A1" office:value-type="string">
            <text:p text:style-name="P154">Tipo: </text:p>
          </table:table-cell>
          <table:table-cell table:style-name="Tabla37.A1" office:value-type="string">
            <text:p text:style-name="P135"><text:span text:style-name="T53">Primario y Esencial</text:span> </text:p>
          </table:table-cell>
        </table:table-row>
        <table:table-row>
          <table:table-cell table:style-name="Tabla37.A1" office:value-type="string">
            <text:p text:style-name="P154">Referencias: </text:p>
          </table:table-cell>
          <table:table-cell table:style-name="Tabla37.A1" office:value-type="string">
            <text:p text:style-name="P154">CU00<text:span text:style-name="T22">2. </text:span></text:p>
          </table:table-cell>
        </table:table-row>
      </table:table>
      <text:p text:style-name="P195"> </text:p>
      <text:p text:style-name="P195"/>
      <text:p text:style-name="P195"/>
      <text:p text:style-name="P195"/>
      <text:p text:style-name="P195"/>
      <text:p text:style-name="P195"/>
      <text:p text:style-name="P189"><text:soft-page-break/><text:span text:style-name="T19">Segunda sección</text:span> 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54">Acción de los actores </text:p>
          </table:table-cell>
          <table:table-cell table:style-name="Tabla38.A1" office:value-type="string">
            <text:p text:style-name="P154">Respuesta del sistema </text:p>
          </table:table-cell>
        </table:table-row>
        <table:table-row>
          <table:table-cell table:style-name="Tabla38.A1" office:value-type="string">
            <text:p text:style-name="P154">1. El administrador selecciona "Reportes <text:span text:style-name="T53">de cine</text:span>".<text:tab/><text:tab/><text:tab/></text:p>
          </table:table-cell>
          <table:table-cell table:style-name="Tabla38.A1" office:value-type="string">
            <text:p text:style-name="P159"><text:span text:style-name="T1">2.</text:span><text:span text:style-name="T17"> Se mostraran</text:span><text:span text:style-name="T1"> </text:span><text:span text:style-name="T17">l</text:span><text:span text:style-name="T18">os tipos de reportes disponibles. </text:span></text:p>
          </table:table-cell>
        </table:table-row>
        <table:table-row>
          <table:table-cell table:style-name="Tabla38.A1" office:value-type="string">
            <text:p text:style-name="P154">3. El administrador selecciona tipo de reporte.<text:line-break/><text:span text:style-name="T48"><text:tab/> </text:span></text:p>
          </table:table-cell>
          <table:table-cell table:style-name="Tabla38.A1" office:value-type="string">
            <text:p text:style-name="P154"><text:span text:style-name="T35"><text:s/>4.</text:span><text:span text:style-name="T53">El sistema m</text:span><text:span text:style-name="T35">uestra filtros por intervalo de tiempo y sala.</text:span></text:p>
          </table:table-cell>
        </table:table-row>
        <table:table-row>
          <table:table-cell table:style-name="Tabla38.A1" office:value-type="string">
            <text:p text:style-name="P154"><text:span text:style-name="T53">5</text:span>. El administrador define intervalo de tiempo y aplica filtros.<text:tab/></text:p>
          </table:table-cell>
          <table:table-cell table:style-name="Tabla38.A1" office:value-type="string">
            <text:p text:style-name="P125"><text:span text:style-name="T53">6</text:span>. <text:span text:style-name="T53">El sistema g</text:span>enera datos del reporte según criterios.</text:p>
          </table:table-cell>
        </table:table-row>
        <table:table-row>
          <table:table-cell table:style-name="Tabla38.A1" office:value-type="string">
            <text:p text:style-name="P140"><text:span text:style-name="T53">7</text:span>. El administrador solicita "Exportar a PDF".<text:tab/></text:p>
          </table:table-cell>
          <table:table-cell table:style-name="Tabla38.A1" office:value-type="string">
            <text:p text:style-name="P107">6. <text:span text:style-name="T53">El sistema g</text:span>enera <text:span text:style-name="T53">un</text:span> PDF usando Jasper Reports.</text:p>
          </table:table-cell>
        </table:table-row>
        <table:table-row>
          <table:table-cell table:style-name="Tabla38.A1" office:value-type="string">
            <text:p text:style-name="P115"><text:span text:style-name="T51">8.</text:span> <text:span text:style-name="T38">Se muestra un mensaje de éxito “</text:span><text:span text:style-name="T53">Reporte generado</text:span><text:span text:style-name="T48">”. </text:span></text:p>
          </table:table-cell>
          <table:table-cell table:style-name="Tabla38.A1" office:value-type="string">
            <text:p text:style-name="P152"/>
          </table:table-cell>
        </table:table-row>
      </table:table>
      <text:p text:style-name="P100"><text:span text:style-name="T8">Tercera sección</text:span><text:span text:style-name="T9"> </text:span></text:p>
      <text:p text:style-name="P183">Escenarios alternos </text:p>
      <text:list xml:id="list212056552434264" text:continue-list="list212057334133781" text:style-name="L4">
        <text:list-item>
          <text:p text:style-name="P176">Línea 4: Si no hay datos en el intervalo seleccionado, mostrar mensaje: "No hay datos para el período seleccionado".</text:p>
        </text:list-item>
      </text:list>
      <text:list text:style-name="L8">
        <text:list-item>
          <text:p text:style-name="P182">Línea 5: Si hay error en la generación del PDF, mostrar mensaje: "Error al generar el reporte. Intente nuevamente".</text:p>
        </text:list-item>
      </text:list>
      <text:p text:style-name="P183"><text:soft-page-break/></text:p>
      <text:p text:style-name="P97">Primera sección 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54">Numero: </text:p>
          </table:table-cell>
          <table:table-cell table:style-name="Tabla39.A1" office:value-type="string">
            <text:p text:style-name="P154">CU0<text:span text:style-name="T53">20</text:span></text:p>
          </table:table-cell>
        </table:table-row>
        <table:table-row>
          <table:table-cell table:style-name="Tabla39.A1" office:value-type="string">
            <text:p text:style-name="P154">Caso de Uso: </text:p>
          </table:table-cell>
          <table:table-cell table:style-name="Tabla39.A1" office:value-type="string">
            <text:p text:style-name="P154">Generar reportes del sistema </text:p>
          </table:table-cell>
        </table:table-row>
        <table:table-row>
          <table:table-cell table:style-name="Tabla39.A1" office:value-type="string">
            <text:p text:style-name="P154">Actores: </text:p>
          </table:table-cell>
          <table:table-cell table:style-name="Tabla39.A1" office:value-type="string">
            <text:p text:style-name="P154">Administrador de <text:span text:style-name="T53">sistema</text:span> (iniciador)</text:p>
          </table:table-cell>
        </table:table-row>
        <table:table-row>
          <table:table-cell table:style-name="Tabla39.A1" office:value-type="string">
            <text:p text:style-name="P154">Propósito: </text:p>
          </table:table-cell>
          <table:table-cell table:style-name="Tabla39.A1" office:value-type="string">
            <text:p text:style-name="P120"><text:span text:style-name="T51">Generar reportes globales del sistema para análisis administrativo <text:s/></text:span><text:span text:style-name="T49"><text:s/></text:span></text:p>
          </table:table-cell>
        </table:table-row>
        <table:table-row>
          <table:table-cell table:style-name="Tabla39.A1" office:value-type="string">
            <text:p text:style-name="P154">Precondición: </text:p>
          </table:table-cell>
          <table:table-cell table:style-name="Tabla39.A1" office:value-type="string">
            <text:p text:style-name="P125">CU002 (Inicio de sesión), <text:span text:style-name="T51">Rol administrador de </text:span><text:span text:style-name="T53">sistema</text:span><text:span text:style-name="T51">. </text:span></text:p>
          </table:table-cell>
        </table:table-row>
        <table:table-row>
          <table:table-cell table:style-name="Tabla39.A1" office:value-type="string">
            <text:p text:style-name="P154">Resumen </text:p>
          </table:table-cell>
          <table:table-cell table:style-name="Tabla39.A1" office:value-type="string">
            <text:p text:style-name="P130">El administrador del sistema genera reportes de ganancias, anuncios, anunciantes y salas más populares.</text:p>
          </table:table-cell>
        </table:table-row>
        <table:table-row>
          <table:table-cell table:style-name="Tabla39.A1" office:value-type="string">
            <text:p text:style-name="P154">Tipo: </text:p>
          </table:table-cell>
          <table:table-cell table:style-name="Tabla39.A1" office:value-type="string">
            <text:p text:style-name="P135"><text:span text:style-name="T53">Primario y Esencial</text:span> </text:p>
          </table:table-cell>
        </table:table-row>
        <table:table-row>
          <table:table-cell table:style-name="Tabla39.A1" office:value-type="string">
            <text:p text:style-name="P154">Referencias: </text:p>
          </table:table-cell>
          <table:table-cell table:style-name="Tabla39.A1" office:value-type="string">
            <text:p text:style-name="P154">CU00<text:span text:style-name="T53">2.</text:span></text:p>
          </table:table-cell>
        </table:table-row>
      </table:table>
      <text:p text:style-name="P195"> </text:p>
      <text:p text:style-name="P195"/>
      <text:p text:style-name="P195"/>
      <text:p text:style-name="P195"/>
      <text:p text:style-name="P195"/>
      <text:p text:style-name="P189"><text:soft-page-break/><text:span text:style-name="T19">Segunda sección</text:span> 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154">Acción de los actores </text:p>
          </table:table-cell>
          <table:table-cell table:style-name="Tabla40.A1" office:value-type="string">
            <text:p text:style-name="P154">Respuesta del sistema </text:p>
          </table:table-cell>
        </table:table-row>
        <table:table-row>
          <table:table-cell table:style-name="Tabla40.A1" office:value-type="string">
            <text:p text:style-name="P154">1. El administrador selecciona "Reportes <text:span text:style-name="T53">de sistema</text:span>".<text:tab/><text:tab/><text:tab/></text:p>
          </table:table-cell>
          <table:table-cell table:style-name="Tabla40.A1" office:value-type="string">
            <text:p text:style-name="P159"><text:span text:style-name="T1">2.</text:span><text:span text:style-name="T17"> Se mostraran</text:span><text:span text:style-name="T1"> </text:span><text:span text:style-name="T17">l</text:span><text:span text:style-name="T18">os tipos de reportes disponibles. </text:span></text:p>
          </table:table-cell>
        </table:table-row>
        <table:table-row>
          <table:table-cell table:style-name="Tabla40.A1" office:value-type="string">
            <text:p text:style-name="P154">3. El administrador selecciona tipo de reporte.<text:line-break/><text:span text:style-name="T48"><text:tab/> </text:span></text:p>
          </table:table-cell>
          <table:table-cell table:style-name="Tabla40.A1" office:value-type="string">
            <text:p text:style-name="P154"><text:span text:style-name="T35"><text:s/>4.</text:span><text:span text:style-name="T53">El sistema m</text:span><text:span text:style-name="T35">uestra filtros por intervalo de tiempo y sala.</text:span></text:p>
          </table:table-cell>
        </table:table-row>
        <table:table-row>
          <table:table-cell table:style-name="Tabla40.A1" office:value-type="string">
            <text:p text:style-name="P154"><text:span text:style-name="T53">5</text:span>. El administrador define intervalo de tiempo y aplica filtros.<text:tab/></text:p>
          </table:table-cell>
          <table:table-cell table:style-name="Tabla40.A1" office:value-type="string">
            <text:p text:style-name="P125"><text:span text:style-name="T53">6</text:span>. <text:span text:style-name="T53">El sistema g</text:span>enera datos del reporte según criterios.</text:p>
          </table:table-cell>
        </table:table-row>
        <table:table-row>
          <table:table-cell table:style-name="Tabla40.A1" office:value-type="string">
            <text:p text:style-name="P140"><text:span text:style-name="T53">7</text:span>. El administrador solicita "Exportar a PDF".<text:tab/></text:p>
          </table:table-cell>
          <table:table-cell table:style-name="Tabla40.A1" office:value-type="string">
            <text:p text:style-name="P107">6. <text:span text:style-name="T53">El sistema g</text:span>enera <text:span text:style-name="T53">un</text:span> PDF usando Jasper Reports.</text:p>
          </table:table-cell>
        </table:table-row>
        <table:table-row>
          <table:table-cell table:style-name="Tabla40.A1" office:value-type="string">
            <text:p text:style-name="P115"><text:span text:style-name="T51">8.</text:span> <text:span text:style-name="T38">Se muestra un mensaje de éxito “</text:span><text:span text:style-name="T53">Reporte generado</text:span><text:span text:style-name="T48">”. </text:span></text:p>
          </table:table-cell>
          <table:table-cell table:style-name="Tabla40.A1" office:value-type="string">
            <text:p text:style-name="P152"/>
          </table:table-cell>
        </table:table-row>
      </table:table>
      <text:p text:style-name="P100"><text:span text:style-name="T8">Tercera sección</text:span><text:span text:style-name="T9"> </text:span></text:p>
      <text:p text:style-name="P183">Escenarios alternos </text:p>
      <text:list text:continue-list="list212056552434264" text:style-name="L4">
        <text:list-item>
          <text:p text:style-name="P176">Línea 4: Si no hay datos en el intervalo seleccionado, mostrar mensaje: "No hay datos para el período seleccionado".</text:p>
        </text:list-item>
      </text:list>
      <text:list text:style-name="L10">
        <text:list-item>
          <text:p text:style-name="P184"><text:span text:style-name="T50">Línea 5: Si hay error en la generación del PDF, mostrar mensaje: "Error al generar el reporte. Intente nuevamente"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3:13:09.850145217</meta:creation-date>
    <dc:date>2025-10-07T21:16:26.982736504</dc:date>
    <meta:editing-duration>PT2H23M5S</meta:editing-duration>
    <meta:editing-cycles>11</meta:editing-cycles>
    <meta:generator>LibreOffice/24.2.7.2$Linux_X86_64 LibreOffice_project/420$Build-2</meta:generator>
    <meta:print-date>2025-10-07T21:20:53.115345413</meta:print-date>
    <meta:printed-by>Archivos PDF</meta:printed-by>
    <meta:document-statistic meta:table-count="40" meta:image-count="0" meta:object-count="0" meta:page-count="46" meta:paragraph-count="702" meta:word-count="4167" meta:character-count="26401" meta:non-whitespace-character-count="22266"/>
  </office:meta>
</office:document-meta>
</file>